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"/>
    <style:style style:name="ce4" style:family="table-cell" style:parent-style-name="Default">
      <style:text-properties fo:color="#000080"/>
    </style:style>
    <style:style style:name="ce5" style:family="table-cell" style:parent-style-name="Default">
      <style:text-properties fo:color="#008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90.05mm" svg:x="20.07mm" svg:y="1703.13mm">
            <loext:p draw:notify-on-update-of-ranges="Feuille1.B1:Feuille1.B1 Feuille1.B2:Feuille1.B402 Feuille1.C1:Feuille1.C1 Feuille1.C2:Feuille1.C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ériodes</text:p>
          </table:table-cell>
          <table:table-cell table:style-name="ce1" office:value-type="string" calcext:value-type="string">
            <text:p>Lynx Un</text:p>
          </table:table-cell>
          <table:table-cell table:style-name="ce1" office:value-type="string" calcext:value-type="string">
            <text:p>Lièvres V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0" calcext:value-type="float">
            <text:p>200</text:p>
          </table:table-cell>
          <table:table-cell office:value-type="string" calcext:value-type="string">
            <text:p>M=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M'=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B2] - [.$E$2]*[.B2]+[.$E$3]*[.C2]*[.B2]" office:value-type="float" office:value="50.5" calcext:value-type="float">
            <text:p>51</text:p>
          </table:table-cell>
          <table:table-cell table:style-name="Default" table:formula="of:=[.C2]-[.$G$2]*[.C2]*[.B2]+[.$G$3]*[.C2]" office:value-type="float" office:value="200" calcext:value-type="float">
            <text:p>200</text:p>
          </table:table-cell>
          <table:table-cell office:value-type="string" calcext:value-type="string">
            <text:p>N=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N'=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 - [.$E$2]*[.B3]+[.$E$3]*[.C3]*[.B3]" office:value-type="float" office:value="51.005" calcext:value-type="float">
            <text:p>51</text:p>
          </table:table-cell>
          <table:table-cell table:formula="of:=[.C3]-[.$G$2]*[.C3]*[.B3]+[.$G$3]*[.C3]" office:value-type="float" office:value="199.9" calcext:value-type="float">
            <text:p>200</text:p>
          </table:table-cell>
          <table:table-cell table:style-name="ce4" office:value-type="string" calcext:value-type="string">
            <text:p>Max lynx=</text:p>
          </table:table-cell>
          <table:table-cell table:formula="of:=ROUND(MAX([.B2:.B402]))" office:value-type="float" office:value="67" calcext:value-type="float">
            <text:p>67</text:p>
          </table:table-cell>
          <table:table-cell table:style-name="ce5" office:value-type="string" calcext:value-type="string">
            <text:p>Max lièvres=</text:p>
          </table:table-cell>
          <table:table-cell table:formula="of:=ROUND(MAX([.C2:.C402]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 - [.$E$2]*[.B4]+[.$E$3]*[.C4]*[.B4]" office:value-type="float" office:value="51.5140299" calcext:value-type="float">
            <text:p>52</text:p>
          </table:table-cell>
          <table:table-cell table:formula="of:=[.C4]-[.$G$2]*[.C4]*[.B4]+[.$G$3]*[.C4]" office:value-type="float" office:value="199.6991005" calcext:value-type="float">
            <text:p>200</text:p>
          </table:table-cell>
          <table:table-cell table:style-name="ce4" office:value-type="string" calcext:value-type="string">
            <text:p>Min lynx=</text:p>
          </table:table-cell>
          <table:table-cell table:formula="of:=ROUND(MIN([.B2:.B402]))" office:value-type="float" office:value="37" calcext:value-type="float">
            <text:p>37</text:p>
          </table:table-cell>
          <table:table-cell table:style-name="ce5" office:value-type="string" calcext:value-type="string">
            <text:p>Min lièvres=</text:p>
          </table:table-cell>
          <table:table-cell table:formula="of:=ROUND(MIN([.C2:.C402]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 - [.$E$2]*[.B5]+[.$E$3]*[.C5]*[.B5]" office:value-type="float" office:value="52.026070089832" calcext:value-type="float">
            <text:p>52</text:p>
          </table:table-cell>
          <table:table-cell table:formula="of:=[.C5]-[.$G$2]*[.C5]*[.B5]+[.$G$3]*[.C5]" office:value-type="float" office:value="199.39675009084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 - [.$E$2]*[.B6]+[.$E$3]*[.C6]*[.B6]" office:value-type="float" office:value="52.5400538463192" calcext:value-type="float">
            <text:p>53</text:p>
          </table:table-cell>
          <table:table-cell table:formula="of:=[.C6]-[.$G$2]*[.C6]*[.B6]+[.$G$3]*[.C6]" office:value-type="float" office:value="198.992758299471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 - [.$E$2]*[.B7]+[.$E$3]*[.C7]*[.B7]" office:value-type="float" office:value="53.054870278146" calcext:value-type="float">
            <text:p>53</text:p>
          </table:table-cell>
          <table:table-cell table:formula="of:=[.C7]-[.$G$2]*[.C7]*[.B7]+[.$G$3]*[.C7]" office:value-type="float" office:value="198.487305978363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 - [.$E$2]*[.B8]+[.$E$3]*[.C8]*[.B8]" office:value-type="float" office:value="53.5693678239098" calcext:value-type="float">
            <text:p>54</text:p>
          </table:table-cell>
          <table:table-cell table:formula="of:=[.C8]-[.$G$2]*[.C8]*[.B8]+[.$G$3]*[.C8]" office:value-type="float" office:value="197.88095300674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 - [.$E$2]*[.B9]+[.$E$3]*[.C9]*[.B9]" office:value-type="float" office:value="54.0823583005852" calcext:value-type="float">
            <text:p>54</text:p>
          </table:table-cell>
          <table:table-cell table:formula="of:=[.C9]-[.$G$2]*[.C9]*[.B9]+[.$G$3]*[.C9]" office:value-type="float" office:value="197.174643100114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 - [.$E$2]*[.B10]+[.$E$3]*[.C10]*[.B10]" office:value-type="float" office:value="54.5926214907538" calcext:value-type="float">
            <text:p>55</text:p>
          </table:table-cell>
          <table:table-cell table:formula="of:=[.C10]-[.$G$2]*[.C10]*[.B10]+[.$G$3]*[.C10]" office:value-type="float" office:value="196.369705559189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 - [.$E$2]*[.B11]+[.$E$3]*[.C11]*[.B11]" office:value-type="float" office:value="55.0989102475999" calcext:value-type="float">
            <text:p>55</text:p>
          </table:table-cell>
          <table:table-cell table:formula="of:=[.C11]-[.$G$2]*[.C11]*[.B11]+[.$G$3]*[.C11]" office:value-type="float" office:value="195.46785382930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 - [.$E$2]*[.B12]+[.$E$3]*[.C12]*[.B12]" office:value-type="float" office:value="55.5999560870582" calcext:value-type="float">
            <text:p>56</text:p>
          </table:table-cell>
          <table:table-cell table:formula="of:=[.C12]-[.$G$2]*[.C12]*[.B12]+[.$G$3]*[.C12]" office:value-type="float" office:value="194.471180786338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 - [.$E$2]*[.B13]+[.$E$3]*[.C13]*[.B13]" office:value-type="float" office:value="56.0944752268302" calcext:value-type="float">
            <text:p>56</text:p>
          </table:table-cell>
          <table:table-cell table:formula="of:=[.C13]-[.$G$2]*[.C13]*[.B13]+[.$G$3]*[.C13]" office:value-type="float" office:value="193.382150713736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 - [.$E$2]*[.B14]+[.$E$3]*[.C14]*[.B14]" office:value-type="float" office:value="56.5811750225299" calcext:value-type="float">
            <text:p>57</text:p>
          </table:table-cell>
          <table:table-cell table:formula="of:=[.C14]-[.$G$2]*[.C14]*[.B14]+[.$G$3]*[.C14]" office:value-type="float" office:value="192.2035879869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 - [.$E$2]*[.B15]+[.$E$3]*[.C15]*[.B15]" office:value-type="float" office:value="57.058760742223" calcext:value-type="float">
            <text:p>57</text:p>
          </table:table-cell>
          <table:table-cell table:formula="of:=[.C15]-[.$G$2]*[.C15]*[.B15]+[.$G$3]*[.C15]" office:value-type="float" office:value="190.9386625344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 - [.$E$2]*[.B16]+[.$E$3]*[.C16]*[.B16]" office:value-type="float" office:value="57.5259426123544" calcext:value-type="float">
            <text:p>58</text:p>
          </table:table-cell>
          <table:table-cell table:formula="of:=[.C16]-[.$G$2]*[.C16]*[.B16]+[.$G$3]*[.C16]" office:value-type="float" office:value="189.59087219913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 - [.$E$2]*[.B17]+[.$E$3]*[.C17]*[.B17]" office:value-type="float" office:value="57.9814430607744" calcext:value-type="float">
            <text:p>58</text:p>
          </table:table-cell>
          <table:table-cell table:formula="of:=[.C17]-[.$G$2]*[.C17]*[.B17]+[.$G$3]*[.C17]" office:value-type="float" office:value="188.164022175133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 - [.$E$2]*[.B18]+[.$E$3]*[.C18]*[.B18]" office:value-type="float" office:value="58.424004076518" calcext:value-type="float">
            <text:p>58</text:p>
          </table:table-cell>
          <table:table-cell table:formula="of:=[.C18]-[.$G$2]*[.C18]*[.B18]+[.$G$3]*[.C18]" office:value-type="float" office:value="186.662201746056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 - [.$E$2]*[.B19]+[.$E$3]*[.C19]*[.B19]" office:value-type="float" office:value="58.8523946013711" calcext:value-type="float">
            <text:p>59</text:p>
          </table:table-cell>
          <table:table-cell table:formula="of:=[.C19]-[.$G$2]*[.C19]*[.B19]+[.$G$3]*[.C19]" office:value-type="float" office:value="185.08975859761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 - [.$E$2]*[.B20]+[.$E$3]*[.C20]*[.B20]" office:value-type="float" office:value="59.2654178652619" calcext:value-type="float">
            <text:p>59</text:p>
          </table:table-cell>
          <table:table-cell table:formula="of:=[.C20]-[.$G$2]*[.C20]*[.B20]+[.$G$3]*[.C20]" office:value-type="float" office:value="183.451271017837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 - [.$E$2]*[.B21]+[.$E$3]*[.C21]*[.B21]" office:value-type="float" office:value="59.6619185762611" calcext:value-type="float">
            <text:p>60</text:p>
          </table:table-cell>
          <table:table-cell table:formula="of:=[.C21]-[.$G$2]*[.C21]*[.B21]+[.$G$3]*[.C21]" office:value-type="float" office:value="181.751518333943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 - [.$E$2]*[.B22]+[.$E$3]*[.C22]*[.B22]" office:value-type="float" office:value="60.0407898765636" calcext:value-type="float">
            <text:p>60</text:p>
          </table:table-cell>
          <table:table-cell table:formula="of:=[.C22]-[.$G$2]*[.C22]*[.B22]+[.$G$3]*[.C22]" office:value-type="float" office:value="179.995449962689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 - [.$E$2]*[.B23]+[.$E$3]*[.C23]*[.B23]" office:value-type="float" office:value="60.4009799782561" calcext:value-type="float">
            <text:p>60</text:p>
          </table:table-cell>
          <table:table-cell table:formula="of:=[.C23]-[.$G$2]*[.C23]*[.B23]+[.$G$3]*[.C23]" office:value-type="float" office:value="178.188153470876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 - [.$E$2]*[.B24]+[.$E$3]*[.C24]*[.B24]" office:value-type="float" office:value="60.7414983969398" calcext:value-type="float">
            <text:p>61</text:p>
          </table:table-cell>
          <table:table-cell table:formula="of:=[.C24]-[.$G$2]*[.C24]*[.B24]+[.$G$3]*[.C24]" office:value-type="float" office:value="176.334822054263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 - [.$E$2]*[.B25]+[.$E$3]*[.C25]*[.B25]" office:value-type="float" office:value="61.0614217072583" calcext:value-type="float">
            <text:p>61</text:p>
          </table:table-cell>
          <table:table-cell table:formula="of:=[.C25]-[.$G$2]*[.C25]*[.B25]+[.$G$3]*[.C25]" office:value-type="float" office:value="174.440721845842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 - [.$E$2]*[.B26]+[.$E$3]*[.C26]*[.B26]" office:value-type="float" office:value="61.3598987519501" calcext:value-type="float">
            <text:p>61</text:p>
          </table:table-cell>
          <table:table-cell table:formula="of:=[.C26]-[.$G$2]*[.C26]*[.B26]+[.$G$3]*[.C26]" office:value-type="float" office:value="172.511159458587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 - [.$E$2]*[.B27]+[.$E$3]*[.C27]*[.B27]" office:value-type="float" office:value="61.6361552449837" calcext:value-type="float">
            <text:p>62</text:p>
          </table:table-cell>
          <table:table-cell table:formula="of:=[.C27]-[.$G$2]*[.C27]*[.B27]+[.$G$3]*[.C27]" office:value-type="float" office:value="170.551450153556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 - [.$E$2]*[.B28]+[.$E$3]*[.C28]*[.B28]" office:value-type="float" office:value="61.8894977194185" calcext:value-type="float">
            <text:p>62</text:p>
          </table:table-cell>
          <table:table-cell table:formula="of:=[.C28]-[.$G$2]*[.C28]*[.B28]+[.$G$3]*[.C28]" office:value-type="float" office:value="168.566887002312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 - [.$E$2]*[.B29]+[.$E$3]*[.C29]*[.B29]" office:value-type="float" office:value="62.1193167815757" calcext:value-type="float">
            <text:p>62</text:p>
          </table:table-cell>
          <table:table-cell table:formula="of:=[.C29]-[.$G$2]*[.C29]*[.B29]+[.$G$3]*[.C29]" office:value-type="float" office:value="166.562711383728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 - [.$E$2]*[.B30]+[.$E$3]*[.C30]*[.B30]" office:value-type="float" office:value="62.3250896446173" calcext:value-type="float">
            <text:p>62</text:p>
          </table:table-cell>
          <table:table-cell table:formula="of:=[.C30]-[.$G$2]*[.C30]*[.B30]+[.$G$3]*[.C30]" office:value-type="float" office:value="164.544085120471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 - [.$E$2]*[.B31]+[.$E$3]*[.C31]*[.B31]" office:value-type="float" office:value="62.5063819264037" calcext:value-type="float">
            <text:p>63</text:p>
          </table:table-cell>
          <table:table-cell table:formula="of:=[.C31]-[.$G$2]*[.C31]*[.B31]+[.$G$3]*[.C31]" office:value-type="float" office:value="162.516064520869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 - [.$E$2]*[.B32]+[.$E$3]*[.C32]*[.B32]" office:value-type="float" office:value="62.6628487082351" calcext:value-type="float">
            <text:p>63</text:p>
          </table:table-cell>
          <table:table-cell table:formula="of:=[.C32]-[.$G$2]*[.C32]*[.B32]+[.$G$3]*[.C32]" office:value-type="float" office:value="160.483576548795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 - [.$E$2]*[.B33]+[.$E$3]*[.C33]*[.B33]" office:value-type="float" office:value="62.7942348624748" calcext:value-type="float">
            <text:p>63</text:p>
          </table:table-cell>
          <table:table-cell table:formula="of:=[.C33]-[.$G$2]*[.C33]*[.B33]+[.$G$3]*[.C33]" office:value-type="float" office:value="158.451397298802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 - [.$E$2]*[.B34]+[.$E$3]*[.C34]*[.B34]" office:value-type="float" office:value="62.9003746678542" calcext:value-type="float">
            <text:p>63</text:p>
          </table:table-cell>
          <table:table-cell table:formula="of:=[.C34]-[.$G$2]*[.C34]*[.B34]+[.$G$3]*[.C34]" office:value-type="float" office:value="156.424132907473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 - [.$E$2]*[.B35]+[.$E$3]*[.C35]*[.B35]" office:value-type="float" office:value="62.9811907412134" calcext:value-type="float">
            <text:p>63</text:p>
          </table:table-cell>
          <table:table-cell table:formula="of:=[.C35]-[.$G$2]*[.C35]*[.B35]+[.$G$3]*[.C35]" office:value-type="float" office:value="154.406202985873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 - [.$E$2]*[.B36]+[.$E$3]*[.C36]*[.B36]" office:value-type="float" office:value="63.036692323353" calcext:value-type="float">
            <text:p>63</text:p>
          </table:table-cell>
          <table:table-cell table:formula="of:=[.C36]-[.$G$2]*[.C36]*[.B36]+[.$G$3]*[.C36]" office:value-type="float" office:value="152.401826613287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 - [.$E$2]*[.B37]+[.$E$3]*[.C37]*[.B37]" office:value-type="float" office:value="63.0669729644001" calcext:value-type="float">
            <text:p>63</text:p>
          </table:table-cell>
          <table:table-cell table:formula="of:=[.C37]-[.$G$2]*[.C37]*[.B37]+[.$G$3]*[.C37]" office:value-type="float" office:value="150.415010890212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 - [.$E$2]*[.B38]+[.$E$3]*[.C38]*[.B38]" office:value-type="float" office:value="63.0722076605187" calcext:value-type="float">
            <text:p>63</text:p>
          </table:table-cell>
          <table:table-cell table:formula="of:=[.C38]-[.$G$2]*[.C38]*[.B38]+[.$G$3]*[.C38]" office:value-type="float" office:value="148.44954200947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 - [.$E$2]*[.B39]+[.$E$3]*[.C39]*[.B39]" office:value-type="float" office:value="63.0526494988492" calcext:value-type="float">
            <text:p>63</text:p>
          </table:table-cell>
          <table:table-cell table:formula="of:=[.C39]-[.$G$2]*[.C39]*[.B39]+[.$G$3]*[.C39]" office:value-type="float" office:value="146.508978769213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 - [.$E$2]*[.B40]+[.$E$3]*[.C40]*[.B40]" office:value-type="float" office:value="63.0086258712376" calcext:value-type="float">
            <text:p>63</text:p>
          </table:table-cell>
          <table:table-cell table:formula="of:=[.C40]-[.$G$2]*[.C40]*[.B40]+[.$G$3]*[.C40]" office:value-type="float" office:value="144.596648420904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 - [.$E$2]*[.B41]+[.$E$3]*[.C41]*[.B41]" office:value-type="float" office:value="62.940534319618" calcext:value-type="float">
            <text:p>63</text:p>
          </table:table-cell>
          <table:table-cell table:formula="of:=[.C41]-[.$G$2]*[.C41]*[.B41]+[.$G$3]*[.C41]" office:value-type="float" office:value="142.715644719362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 - [.$E$2]*[.B42]+[.$E$3]*[.C42]*[.B42]" office:value-type="float" office:value="62.8488380769106" calcext:value-type="float">
            <text:p>63</text:p>
          </table:table-cell>
          <table:table-cell table:formula="of:=[.C42]-[.$G$2]*[.C42]*[.B42]+[.$G$3]*[.C42]" office:value-type="float" office:value="140.868828020925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 - [.$E$2]*[.B43]+[.$E$3]*[.C43]*[.B43]" office:value-type="float" office:value="62.7340613670775" calcext:value-type="float">
            <text:p>63</text:p>
          </table:table-cell>
          <table:table-cell table:formula="of:=[.C43]-[.$G$2]*[.C43]*[.B43]+[.$G$3]*[.C43]" office:value-type="float" office:value="139.0588272596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 - [.$E$2]*[.B44]+[.$E$3]*[.C44]*[.B44]" office:value-type="float" office:value="62.5967845266527" calcext:value-type="float">
            <text:p>63</text:p>
          </table:table-cell>
          <table:table-cell table:formula="of:=[.C44]-[.$G$2]*[.C44]*[.B44]+[.$G$3]*[.C44]" office:value-type="float" office:value="137.288043619642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5] - [.$E$2]*[.B45]+[.$E$3]*[.C45]*[.B45]" office:value-type="float" office:value="62.437639007762" calcext:value-type="float">
            <text:p>62</text:p>
          </table:table-cell>
          <table:table-cell table:formula="of:=[.C45]-[.$G$2]*[.C45]*[.B45]+[.$G$3]*[.C45]" office:value-type="float" office:value="135.55865571608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6] - [.$E$2]*[.B46]+[.$E$3]*[.C46]*[.B46]" office:value-type="float" office:value="62.2573023195248" calcext:value-type="float">
            <text:p>62</text:p>
          </table:table-cell>
          <table:table-cell table:formula="of:=[.C46]-[.$G$2]*[.C46]*[.B46]+[.$G$3]*[.C46]" office:value-type="float" office:value="133.872626091906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7] - [.$E$2]*[.B47]+[.$E$3]*[.C47]*[.B47]" office:value-type="float" office:value="62.0564929609215" calcext:value-type="float">
            <text:p>62</text:p>
          </table:table-cell>
          <table:table-cell table:formula="of:=[.C47]-[.$G$2]*[.C47]*[.B47]+[.$G$3]*[.C47]" office:value-type="float" office:value="132.231708841588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8] - [.$E$2]*[.B48]+[.$E$3]*[.C48]*[.B48]" office:value-type="float" office:value="61.8359653938816" calcext:value-type="float">
            <text:p>62</text:p>
          </table:table-cell>
          <table:table-cell table:formula="of:=[.C48]-[.$G$2]*[.C48]*[.B48]+[.$G$3]*[.C48]" office:value-type="float" office:value="130.637458174729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9] - [.$E$2]*[.B49]+[.$E$3]*[.C49]*[.B49]" office:value-type="float" office:value="61.5965051006326" calcext:value-type="float">
            <text:p>62</text:p>
          </table:table-cell>
          <table:table-cell table:formula="of:=[.C49]-[.$G$2]*[.C49]*[.B49]+[.$G$3]*[.C49]" office:value-type="float" office:value="129.091237740628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0] - [.$E$2]*[.B50]+[.$E$3]*[.C50]*[.B50]" office:value-type="float" office:value="61.3389237644011" calcext:value-type="float">
            <text:p>61</text:p>
          </table:table-cell>
          <table:table-cell table:formula="of:=[.C50]-[.$G$2]*[.C50]*[.B50]+[.$G$3]*[.C50]" office:value-type="float" office:value="127.594230543722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1] - [.$E$2]*[.B51]+[.$E$3]*[.C51]*[.B51]" office:value-type="float" office:value="61.0640546074889" calcext:value-type="float">
            <text:p>61</text:p>
          </table:table-cell>
          <table:table-cell table:formula="of:=[.C51]-[.$G$2]*[.C51]*[.B51]+[.$G$3]*[.C51]" office:value-type="float" office:value="126.14744929081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2] - [.$E$2]*[.B52]+[.$E$3]*[.C52]*[.B52]" office:value-type="float" office:value="60.7727479156821" calcext:value-type="float">
            <text:p>61</text:p>
          </table:table-cell>
          <table:table-cell table:formula="of:=[.C52]-[.$G$2]*[.C52]*[.B52]+[.$G$3]*[.C52]" office:value-type="float" office:value="124.751747023261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3] - [.$E$2]*[.B53]+[.$E$3]*[.C53]*[.B53]" office:value-type="float" office:value="60.4658667729887" calcext:value-type="float">
            <text:p>60</text:p>
          </table:table-cell>
          <table:table-cell table:formula="of:=[.C53]-[.$G$2]*[.C53]*[.B53]+[.$G$3]*[.C53]" office:value-type="float" office:value="123.407827900538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4] - [.$E$2]*[.B54]+[.$E$3]*[.C54]*[.B54]" office:value-type="float" office:value="60.1442830259146" calcext:value-type="float">
            <text:p>60</text:p>
          </table:table-cell>
          <table:table-cell table:formula="of:=[.C54]-[.$G$2]*[.C54]*[.B54]+[.$G$3]*[.C54]" office:value-type="float" office:value="122.116258014987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5] - [.$E$2]*[.B55]+[.$E$3]*[.C55]*[.B55]" office:value-type="float" office:value="59.808873491961" calcext:value-type="float">
            <text:p>60</text:p>
          </table:table-cell>
          <table:table-cell table:formula="of:=[.C55]-[.$G$2]*[.C55]*[.B55]+[.$G$3]*[.C55]" office:value-type="float" office:value="120.877476131617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6] - [.$E$2]*[.B56]+[.$E$3]*[.C56]*[.B56]" office:value-type="float" office:value="59.4605164227989" calcext:value-type="float">
            <text:p>59</text:p>
          </table:table-cell>
          <table:table-cell table:formula="of:=[.C56]-[.$G$2]*[.C56]*[.B56]+[.$G$3]*[.C56]" office:value-type="float" office:value="119.691804260215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7] - [.$E$2]*[.B57]+[.$E$3]*[.C57]*[.B57]" office:value-type="float" office:value="59.1000882286927" calcext:value-type="float">
            <text:p>59</text:p>
          </table:table-cell>
          <table:table-cell table:formula="of:=[.C57]-[.$G$2]*[.C57]*[.B57]+[.$G$3]*[.C57]" office:value-type="float" office:value="118.559457980337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8] - [.$E$2]*[.B58]+[.$E$3]*[.C58]*[.B58]" office:value-type="float" office:value="58.7284604672287" calcext:value-type="float">
            <text:p>59</text:p>
          </table:table-cell>
          <table:table-cell table:formula="of:=[.C58]-[.$G$2]*[.C58]*[.B58]+[.$G$3]*[.C58]" office:value-type="float" office:value="117.4805564523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9] - [.$E$2]*[.B59]+[.$E$3]*[.C59]*[.B59]" office:value-type="float" office:value="58.346497096268" calcext:value-type="float">
            <text:p>58</text:p>
          </table:table-cell>
          <table:table-cell table:formula="of:=[.C59]-[.$G$2]*[.C59]*[.B59]+[.$G$3]*[.C59]" office:value-type="float" office:value="116.455132059707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60] - [.$E$2]*[.B60]+[.$E$3]*[.C60]*[.B60]" office:value-type="float" office:value="57.9550519882934" calcext:value-type="float">
            <text:p>58</text:p>
          </table:table-cell>
          <table:table-cell table:formula="of:=[.C60]-[.$G$2]*[.C60]*[.B60]+[.$G$3]*[.C60]" office:value-type="float" office:value="115.48313963812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61] - [.$E$2]*[.B61]+[.$E$3]*[.C61]*[.B61]" office:value-type="float" office:value="57.5549667009444" calcext:value-type="float">
            <text:p>58</text:p>
          </table:table-cell>
          <table:table-cell table:formula="of:=[.C61]-[.$G$2]*[.C61]*[.B61]+[.$G$3]*[.C61]" office:value-type="float" office:value="114.564465258533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2] - [.$E$2]*[.B62]+[.$E$3]*[.C62]*[.B62]" office:value-type="float" office:value="57.1470684965294" calcext:value-type="float">
            <text:p>57</text:p>
          </table:table-cell>
          <table:table-cell table:formula="of:=[.C62]-[.$G$2]*[.C62]*[.B62]+[.$G$3]*[.C62]" office:value-type="float" office:value="113.698934538393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3] - [.$E$2]*[.B63]+[.$E$3]*[.C63]*[.B63]" office:value-type="float" office:value="56.7321686016431" calcext:value-type="float">
            <text:p>57</text:p>
          </table:table-cell>
          <table:table-cell table:formula="of:=[.C63]-[.$G$2]*[.C63]*[.B63]+[.$G$3]*[.C63]" office:value-type="float" office:value="112.886320465265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4] - [.$E$2]*[.B64]+[.$E$3]*[.C64]*[.B64]" office:value-type="float" office:value="56.3110606966847" calcext:value-type="float">
            <text:p>56</text:p>
          </table:table-cell>
          <table:table-cell table:formula="of:=[.C64]-[.$G$2]*[.C64]*[.B64]+[.$G$3]*[.C64]" office:value-type="float" office:value="112.126350723073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5] - [.$E$2]*[.B65]+[.$E$3]*[.C65]*[.B65]" office:value-type="float" office:value="55.8845196240371" calcext:value-type="float">
            <text:p>56</text:p>
          </table:table-cell>
          <table:table-cell table:formula="of:=[.C65]-[.$G$2]*[.C65]*[.B65]+[.$G$3]*[.C65]" office:value-type="float" office:value="111.418714517962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6] - [.$E$2]*[.B66]+[.$E$3]*[.C66]*[.B66]" office:value-type="float" office:value="55.4533003029088" calcext:value-type="float">
            <text:p>55</text:p>
          </table:table-cell>
          <table:table-cell table:formula="of:=[.C66]-[.$G$2]*[.C66]*[.B66]+[.$G$3]*[.C66]" office:value-type="float" office:value="110.76306890589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7] - [.$E$2]*[.B67]+[.$E$3]*[.C67]*[.B67]" office:value-type="float" office:value="55.0181368383236" calcext:value-type="float">
            <text:p>55</text:p>
          </table:table-cell>
          <table:table-cell table:formula="of:=[.C67]-[.$G$2]*[.C67]*[.B67]+[.$G$3]*[.C67]" office:value-type="float" office:value="110.159044628681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8] - [.$E$2]*[.B68]+[.$E$3]*[.C68]*[.B68]" office:value-type="float" office:value="54.5797418114458" calcext:value-type="float">
            <text:p>55</text:p>
          </table:table-cell>
          <table:table-cell table:formula="of:=[.C68]-[.$G$2]*[.C68]*[.B68]+[.$G$3]*[.C68]" office:value-type="float" office:value="109.606251468755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9] - [.$E$2]*[.B69]+[.$E$3]*[.C69]*[.B69]" office:value-type="float" office:value="54.1388057383195" calcext:value-type="float">
            <text:p>54</text:p>
          </table:table-cell>
          <table:table-cell table:formula="of:=[.C69]-[.$G$2]*[.C69]*[.B69]+[.$G$3]*[.C69]" office:value-type="float" office:value="109.104283136108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70] - [.$E$2]*[.B70]+[.$E$3]*[.C70]*[.B70]" office:value-type="float" office:value="53.6959966841548" calcext:value-type="float">
            <text:p>54</text:p>
          </table:table-cell>
          <table:table-cell table:formula="of:=[.C70]-[.$G$2]*[.C70]*[.B70]+[.$G$3]*[.C70]" office:value-type="float" office:value="108.65272170298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71] - [.$E$2]*[.B71]+[.$E$3]*[.C71]*[.B71]" office:value-type="float" office:value="53.2519600204877" calcext:value-type="float">
            <text:p>53</text:p>
          </table:table-cell>
          <table:table-cell table:formula="of:=[.C71]-[.$G$2]*[.C71]*[.B71]+[.$G$3]*[.C71]" office:value-type="float" office:value="108.25114160385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2] - [.$E$2]*[.B72]+[.$E$3]*[.C72]*[.B72]" office:value-type="float" office:value="52.8073183128452" calcext:value-type="float">
            <text:p>53</text:p>
          </table:table-cell>
          <table:table-cell table:formula="of:=[.C72]-[.$G$2]*[.C72]*[.B72]+[.$G$3]*[.C72]" office:value-type="float" office:value="107.899113219182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3] - [.$E$2]*[.B73]+[.$E$3]*[.C73]*[.B73]" office:value-type="float" office:value="52.3626713269476" calcext:value-type="float">
            <text:p>52</text:p>
          </table:table-cell>
          <table:table-cell table:formula="of:=[.C73]-[.$G$2]*[.C73]*[.B73]+[.$G$3]*[.C73]" office:value-type="float" office:value="107.596206062702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4] - [.$E$2]*[.B74]+[.$E$3]*[.C74]*[.B74]" office:value-type="float" office:value="51.9185961419568" calcext:value-type="float">
            <text:p>52</text:p>
          </table:table-cell>
          <table:table-cell table:formula="of:=[.C74]-[.$G$2]*[.C74]*[.B74]+[.$G$3]*[.C74]" office:value-type="float" office:value="107.34199159175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5] - [.$E$2]*[.B75]+[.$E$3]*[.C75]*[.B75]" office:value-type="float" office:value="51.4756473598031" calcext:value-type="float">
            <text:p>51</text:p>
          </table:table-cell>
          <table:table-cell table:formula="of:=[.C75]-[.$G$2]*[.C75]*[.B75]+[.$G$3]*[.C75]" office:value-type="float" office:value="107.136045660812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6] - [.$E$2]*[.B76]+[.$E$3]*[.C76]*[.B76]" office:value-type="float" office:value="51.034357400201" calcext:value-type="float">
            <text:p>51</text:p>
          </table:table-cell>
          <table:table-cell table:formula="of:=[.C76]-[.$G$2]*[.C76]*[.B76]+[.$G$3]*[.C76]" office:value-type="float" office:value="106.977950637893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7] - [.$E$2]*[.B77]+[.$E$3]*[.C77]*[.B77]" office:value-type="float" office:value="50.595236871554" calcext:value-type="float">
            <text:p>51</text:p>
          </table:table-cell>
          <table:table-cell table:formula="of:=[.C77]-[.$G$2]*[.C77]*[.B77]+[.$G$3]*[.C77]" office:value-type="float" office:value="106.867297202992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8] - [.$E$2]*[.B78]+[.$E$3]*[.C78]*[.B78]" office:value-type="float" office:value="50.158775008569" calcext:value-type="float">
            <text:p>50</text:p>
          </table:table-cell>
          <table:table-cell table:formula="of:=[.C78]-[.$G$2]*[.C78]*[.B78]+[.$G$3]*[.C78]" office:value-type="float" office:value="106.803685847333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9] - [.$E$2]*[.B79]+[.$E$3]*[.C79]*[.B79]" office:value-type="float" office:value="49.7254401680124" calcext:value-type="float">
            <text:p>50</text:p>
          </table:table-cell>
          <table:table-cell table:formula="of:=[.C79]-[.$G$2]*[.C79]*[.B79]+[.$G$3]*[.C79]" office:value-type="float" office:value="106.78672809119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80] - [.$E$2]*[.B80]+[.$E$3]*[.C80]*[.B80]" office:value-type="float" office:value="49.2956803746594" calcext:value-type="float">
            <text:p>49</text:p>
          </table:table-cell>
          <table:table-cell table:formula="of:=[.C80]-[.$G$2]*[.C80]*[.B80]+[.$G$3]*[.C80]" office:value-type="float" office:value="106.816047437321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81] - [.$E$2]*[.B81]+[.$E$3]*[.C81]*[.B81]" office:value-type="float" office:value="48.8699239100905" calcext:value-type="float">
            <text:p>49</text:p>
          </table:table-cell>
          <table:table-cell table:formula="of:=[.C81]-[.$G$2]*[.C81]*[.B81]+[.$G$3]*[.C81]" office:value-type="float" office:value="106.891280075832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2] - [.$E$2]*[.B82]+[.$E$3]*[.C82]*[.B82]" office:value-type="float" office:value="48.4485799375794" calcext:value-type="float">
            <text:p>48</text:p>
          </table:table-cell>
          <table:table-cell table:formula="of:=[.C82]-[.$G$2]*[.C82]*[.B82]+[.$G$3]*[.C82]" office:value-type="float" office:value="107.012075355666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3] - [.$E$2]*[.B83]+[.$E$3]*[.C83]*[.B83]" office:value-type="float" office:value="48.0320391568831" calcext:value-type="float">
            <text:p>48</text:p>
          </table:table-cell>
          <table:table-cell table:formula="of:=[.C83]-[.$G$2]*[.C83]*[.B83]+[.$G$3]*[.C83]" office:value-type="float" office:value="107.178096036294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4] - [.$E$2]*[.B84]+[.$E$3]*[.C84]*[.B84]" office:value-type="float" office:value="47.6206744832917" calcext:value-type="float">
            <text:p>48</text:p>
          </table:table-cell>
          <table:table-cell table:formula="of:=[.C84]-[.$G$2]*[.C84]*[.B84]+[.$G$3]*[.C84]" office:value-type="float" office:value="107.389018332533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5] - [.$E$2]*[.B85]+[.$E$3]*[.C85]*[.B85]" office:value-type="float" office:value="47.2148417458117" calcext:value-type="float">
            <text:p>47</text:p>
          </table:table-cell>
          <table:table-cell table:formula="of:=[.C85]-[.$G$2]*[.C85]*[.B85]+[.$G$3]*[.C85]" office:value-type="float" office:value="107.644531764066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6] - [.$E$2]*[.B86]+[.$E$3]*[.C86]*[.B86]" office:value-type="float" office:value="46.8148803998458" calcext:value-type="float">
            <text:p>47</text:p>
          </table:table-cell>
          <table:table-cell table:formula="of:=[.C86]-[.$G$2]*[.C86]*[.B86]+[.$G$3]*[.C86]" office:value-type="float" office:value="107.944338820227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7] - [.$E$2]*[.B87]+[.$E$3]*[.C87]*[.B87]" office:value-type="float" office:value="46.4211142501923" calcext:value-type="float">
            <text:p>46</text:p>
          </table:table-cell>
          <table:table-cell table:formula="of:=[.C87]-[.$G$2]*[.C87]*[.B87]+[.$G$3]*[.C87]" office:value-type="float" office:value="108.288154449529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8] - [.$E$2]*[.B88]+[.$E$3]*[.C88]*[.B88]" office:value-type="float" office:value="46.0338521806153" calcext:value-type="float">
            <text:p>46</text:p>
          </table:table-cell>
          <table:table-cell table:formula="of:=[.C88]-[.$G$2]*[.C88]*[.B88]+[.$G$3]*[.C88]" office:value-type="float" office:value="108.675705382361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9] - [.$E$2]*[.B89]+[.$E$3]*[.C89]*[.B89]" office:value-type="float" office:value="45.653388886636" calcext:value-type="float">
            <text:p>46</text:p>
          </table:table-cell>
          <table:table-cell table:formula="of:=[.C89]-[.$G$2]*[.C89]*[.B89]+[.$G$3]*[.C89]" office:value-type="float" office:value="109.106729294284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90] - [.$E$2]*[.B90]+[.$E$3]*[.C90]*[.B90]" office:value-type="float" office:value="45.2800056085611" calcext:value-type="float">
            <text:p>45</text:p>
          </table:table-cell>
          <table:table-cell table:formula="of:=[.C90]-[.$G$2]*[.C90]*[.B90]+[.$G$3]*[.C90]" office:value-type="float" office:value="109.580973816377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91] - [.$E$2]*[.B91]+[.$E$3]*[.C91]*[.B91]" office:value-type="float" office:value="44.9139708621037" calcext:value-type="float">
            <text:p>45</text:p>
          </table:table-cell>
          <table:table-cell table:formula="of:=[.C91]-[.$G$2]*[.C91]*[.B91]+[.$G$3]*[.C91]" office:value-type="float" office:value="110.098195398199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2] - [.$E$2]*[.B92]+[.$E$3]*[.C92]*[.B92]" office:value-type="float" office:value="44.5555411642576" calcext:value-type="float">
            <text:p>45</text:p>
          </table:table-cell>
          <table:table-cell table:formula="of:=[.C92]-[.$G$2]*[.C92]*[.B92]+[.$G$3]*[.C92]" office:value-type="float" office:value="110.658158028024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3] - [.$E$2]*[.B93]+[.$E$3]*[.C93]*[.B93]" office:value-type="float" office:value="44.2049617523656" calcext:value-type="float">
            <text:p>44</text:p>
          </table:table-cell>
          <table:table-cell table:formula="of:=[.C93]-[.$G$2]*[.C93]*[.B93]+[.$G$3]*[.C93]" office:value-type="float" office:value="111.26063181424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4] - [.$E$2]*[.B94]+[.$E$3]*[.C94]*[.B94]" office:value-type="float" office:value="43.8624672945732" calcext:value-type="float">
            <text:p>44</text:p>
          </table:table-cell>
          <table:table-cell table:formula="of:=[.C94]-[.$G$2]*[.C94]*[.B94]+[.$G$3]*[.C94]" office:value-type="float" office:value="111.905391431066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5] - [.$E$2]*[.B95]+[.$E$3]*[.C95]*[.B95]" office:value-type="float" office:value="43.5282825900823" calcext:value-type="float">
            <text:p>44</text:p>
          </table:table-cell>
          <table:table-cell table:formula="of:=[.C95]-[.$G$2]*[.C95]*[.B95]+[.$G$3]*[.C95]" office:value-type="float" office:value="112.592214430888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6] - [.$E$2]*[.B96]+[.$E$3]*[.C96]*[.B96]" office:value-type="float" office:value="43.202623257818" calcext:value-type="float">
            <text:p>43</text:p>
          </table:table-cell>
          <table:table-cell table:formula="of:=[.C96]-[.$G$2]*[.C96]*[.B96]+[.$G$3]*[.C96]" office:value-type="float" office:value="113.320879425241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7] - [.$E$2]*[.B97]+[.$E$3]*[.C97]*[.B97]" office:value-type="float" office:value="42.8856964122941" calcext:value-type="float">
            <text:p>43</text:p>
          </table:table-cell>
          <table:table-cell table:formula="of:=[.C97]-[.$G$2]*[.C97]*[.B97]+[.$G$3]*[.C97]" office:value-type="float" office:value="114.09116413545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8] - [.$E$2]*[.B98]+[.$E$3]*[.C98]*[.B98]" office:value-type="float" office:value="42.5777013256129" calcext:value-type="float">
            <text:p>43</text:p>
          </table:table-cell>
          <table:table-cell table:formula="of:=[.C98]-[.$G$2]*[.C98]*[.B98]+[.$G$3]*[.C98]" office:value-type="float" office:value="114.902843313784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9] - [.$E$2]*[.B99]+[.$E$3]*[.C99]*[.B99]" office:value-type="float" office:value="42.2788300746601" calcext:value-type="float">
            <text:p>42</text:p>
          </table:table-cell>
          <table:table-cell table:formula="of:=[.C99]-[.$G$2]*[.C99]*[.B99]+[.$G$3]*[.C99]" office:value-type="float" office:value="115.75568653539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100] - [.$E$2]*[.B100]+[.$E$3]*[.C100]*[.B100]" office:value-type="float" office:value="41.9892681726614" calcext:value-type="float">
            <text:p>42</text:p>
          </table:table-cell>
          <table:table-cell table:formula="of:=[.C100]-[.$G$2]*[.C100]*[.B100]+[.$G$3]*[.C100]" office:value-type="float" office:value="116.64945586096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1] - [.$E$2]*[.B101]+[.$E$3]*[.C101]*[.B101]" office:value-type="float" office:value="41.7091951843498" calcext:value-type="float">
            <text:p>42</text:p>
          </table:table-cell>
          <table:table-cell table:formula="of:=[.C101]-[.$G$2]*[.C101]*[.B101]+[.$G$3]*[.C101]" office:value-type="float" office:value="117.583903369667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2] - [.$E$2]*[.B102]+[.$E$3]*[.C102]*[.B102]" office:value-type="float" office:value="41.4387853240559" calcext:value-type="float">
            <text:p>41</text:p>
          </table:table-cell>
          <table:table-cell table:formula="of:=[.C102]-[.$G$2]*[.C102]*[.B102]+[.$G$3]*[.C102]" office:value-type="float" office:value="118.558768561967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3] - [.$E$2]*[.B103]+[.$E$3]*[.C103]*[.B103]" office:value-type="float" office:value="41.178208036079" calcext:value-type="float">
            <text:p>41</text:p>
          </table:table-cell>
          <table:table-cell table:formula="of:=[.C103]-[.$G$2]*[.C103]*[.B103]+[.$G$3]*[.C103]" office:value-type="float" office:value="119.573775631342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4] - [.$E$2]*[.B104]+[.$E$3]*[.C104]*[.B104]" office:value-type="float" office:value="40.927628556718" calcext:value-type="float">
            <text:p>41</text:p>
          </table:table-cell>
          <table:table-cell table:formula="of:=[.C104]-[.$G$2]*[.C104]*[.B104]+[.$G$3]*[.C104]" office:value-type="float" office:value="120.628630604302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5] - [.$E$2]*[.B105]+[.$E$3]*[.C105]*[.B105]" office:value-type="float" office:value="40.6872084573521" calcext:value-type="float">
            <text:p>41</text:p>
          </table:table-cell>
          <table:table-cell table:formula="of:=[.C105]-[.$G$2]*[.C105]*[.B105]+[.$G$3]*[.C105]" office:value-type="float" office:value="121.723018347839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6] - [.$E$2]*[.B106]+[.$E$3]*[.C106]*[.B106]" office:value-type="float" office:value="40.4571061679469" calcext:value-type="float">
            <text:p>40</text:p>
          </table:table-cell>
          <table:table-cell table:formula="of:=[.C106]-[.$G$2]*[.C106]*[.B106]+[.$G$3]*[.C106]" office:value-type="float" office:value="122.856599443654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7] - [.$E$2]*[.B107]+[.$E$3]*[.C107]*[.B107]" office:value-type="float" office:value="40.2374774803334" calcext:value-type="float">
            <text:p>40</text:p>
          </table:table-cell>
          <table:table-cell table:formula="of:=[.C107]-[.$G$2]*[.C107]*[.B107]+[.$G$3]*[.C107]" office:value-type="float" office:value="124.029006928712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8] - [.$E$2]*[.B108]+[.$E$3]*[.C108]*[.B108]" office:value-type="float" office:value="40.0284760305639" calcext:value-type="float">
            <text:p>40</text:p>
          </table:table-cell>
          <table:table-cell table:formula="of:=[.C108]-[.$G$2]*[.C108]*[.B108]+[.$G$3]*[.C108]" office:value-type="float" office:value="125.23984290194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9] - [.$E$2]*[.B109]+[.$E$3]*[.C109]*[.B109]" office:value-type="float" office:value="39.8302537595814" calcext:value-type="float">
            <text:p>40</text:p>
          </table:table-cell>
          <table:table-cell table:formula="of:=[.C109]-[.$G$2]*[.C109]*[.B109]+[.$G$3]*[.C109]" office:value-type="float" office:value="126.48867499737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10] - [.$E$2]*[.B110]+[.$E$3]*[.C110]*[.B110]" office:value-type="float" office:value="39.6429613513656" calcext:value-type="float">
            <text:p>40</text:p>
          </table:table-cell>
          <table:table-cell table:formula="of:=[.C110]-[.$G$2]*[.C110]*[.B110]+[.$G$3]*[.C110]" office:value-type="float" office:value="127.775032724381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11] - [.$E$2]*[.B111]+[.$E$3]*[.C111]*[.B111]" office:value-type="float" office:value="39.4667486476171" calcext:value-type="float">
            <text:p>39</text:p>
          </table:table-cell>
          <table:table-cell table:formula="of:=[.C111]-[.$G$2]*[.C111]*[.B111]+[.$G$3]*[.C111]" office:value-type="float" office:value="129.098403676637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2] - [.$E$2]*[.B112]+[.$E$3]*[.C112]*[.B112]" office:value-type="float" office:value="39.3017650379315" calcext:value-type="float">
            <text:p>39</text:p>
          </table:table-cell>
          <table:table-cell table:formula="of:=[.C112]-[.$G$2]*[.C112]*[.B112]+[.$G$3]*[.C112]" office:value-type="float" office:value="130.458229611755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3] - [.$E$2]*[.B113]+[.$E$3]*[.C113]*[.B113]" office:value-type="float" office:value="39.1481598242867" calcext:value-type="float">
            <text:p>39</text:p>
          </table:table-cell>
          <table:table-cell table:formula="of:=[.C113]-[.$G$2]*[.C113]*[.B113]+[.$G$3]*[.C113]" office:value-type="float" office:value="131.853902404877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4] - [.$E$2]*[.B114]+[.$E$3]*[.C114]*[.B114]" office:value-type="float" office:value="39.0060825585185" calcext:value-type="float">
            <text:p>39</text:p>
          </table:table-cell>
          <table:table-cell table:formula="of:=[.C114]-[.$G$2]*[.C114]*[.B114]+[.$G$3]*[.C114]" office:value-type="float" office:value="133.284759880319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5] - [.$E$2]*[.B115]+[.$E$3]*[.C115]*[.B115]" office:value-type="float" office:value="38.8756833512997" calcext:value-type="float">
            <text:p>39</text:p>
          </table:table-cell>
          <table:table-cell table:formula="of:=[.C115]-[.$G$2]*[.C115]*[.B115]+[.$G$3]*[.C115]" office:value-type="float" office:value="134.750081526651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6] - [.$E$2]*[.B116]+[.$E$3]*[.C116]*[.B116]" office:value-type="float" office:value="38.7571131509591" calcext:value-type="float">
            <text:p>39</text:p>
          </table:table-cell>
          <table:table-cell table:formula="of:=[.C116]-[.$G$2]*[.C116]*[.B116]+[.$G$3]*[.C116]" office:value-type="float" office:value="136.249084101991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7] - [.$E$2]*[.B117]+[.$E$3]*[.C117]*[.B117]" office:value-type="float" office:value="38.6505239902814" calcext:value-type="float">
            <text:p>39</text:p>
          </table:table-cell>
          <table:table-cell table:formula="of:=[.C117]-[.$G$2]*[.C117]*[.B117]+[.$G$3]*[.C117]" office:value-type="float" office:value="137.780917137835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8] - [.$E$2]*[.B118]+[.$E$3]*[.C118]*[.B118]" office:value-type="float" office:value="38.5560691992208" calcext:value-type="float">
            <text:p>39</text:p>
          </table:table-cell>
          <table:table-cell table:formula="of:=[.C118]-[.$G$2]*[.C118]*[.B118]+[.$G$3]*[.C118]" office:value-type="float" office:value="139.344658351488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9] - [.$E$2]*[.B119]+[.$E$3]*[.C119]*[.B119]" office:value-type="float" office:value="38.4739035812325" calcext:value-type="float">
            <text:p>38</text:p>
          </table:table-cell>
          <table:table-cell table:formula="of:=[.C119]-[.$G$2]*[.C119]*[.B119]+[.$G$3]*[.C119]" office:value-type="float" office:value="140.93930897912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20] - [.$E$2]*[.B120]+[.$E$3]*[.C120]*[.B120]" office:value-type="float" office:value="38.4041835506891" calcext:value-type="float">
            <text:p>38</text:p>
          </table:table-cell>
          <table:table-cell table:formula="of:=[.C120]-[.$G$2]*[.C120]*[.B120]+[.$G$3]*[.C120]" office:value-type="float" office:value="142.563789043609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21] - [.$E$2]*[.B121]+[.$E$3]*[.C121]*[.B121]" office:value-type="float" office:value="38.347067228591" calcext:value-type="float">
            <text:p>38</text:p>
          </table:table-cell>
          <table:table-cell table:formula="of:=[.C121]-[.$G$2]*[.C121]*[.B121]+[.$G$3]*[.C121]" office:value-type="float" office:value="144.216932573677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2] - [.$E$2]*[.B122]+[.$E$3]*[.C122]*[.B122]" office:value-type="float" office:value="38.302714493514" calcext:value-type="float">
            <text:p>38</text:p>
          </table:table-cell>
          <table:table-cell table:formula="of:=[.C122]-[.$G$2]*[.C122]*[.B122]+[.$G$3]*[.C122]" office:value-type="float" office:value="145.897482793457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3] - [.$E$2]*[.B123]+[.$E$3]*[.C123]*[.B123]" office:value-type="float" office:value="38.2712869844606" calcext:value-type="float">
            <text:p>38</text:p>
          </table:table-cell>
          <table:table-cell table:formula="of:=[.C123]-[.$G$2]*[.C123]*[.B123]+[.$G$3]*[.C123]" office:value-type="float" office:value="147.604087304369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4] - [.$E$2]*[.B124]+[.$E$3]*[.C124]*[.B124]" office:value-type="float" office:value="38.2529480519878" calcext:value-type="float">
            <text:p>38</text:p>
          </table:table-cell>
          <table:table-cell table:formula="of:=[.C124]-[.$G$2]*[.C124]*[.B124]+[.$G$3]*[.C124]" office:value-type="float" office:value="149.335293284283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5] - [.$E$2]*[.B125]+[.$E$3]*[.C125]*[.B125]" office:value-type="float" office:value="38.2478626536946" calcext:value-type="float">
            <text:p>38</text:p>
          </table:table-cell>
          <table:table-cell table:formula="of:=[.C125]-[.$G$2]*[.C125]*[.B125]+[.$G$3]*[.C125]" office:value-type="float" office:value="151.089542732165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6] - [.$E$2]*[.B126]+[.$E$3]*[.C126]*[.B126]" office:value-type="float" office:value="38.2561971898496" calcext:value-type="float">
            <text:p>38</text:p>
          </table:table-cell>
          <table:table-cell table:formula="of:=[.C126]-[.$G$2]*[.C126]*[.B126]+[.$G$3]*[.C126]" office:value-type="float" office:value="152.865167789944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7] - [.$E$2]*[.B127]+[.$E$3]*[.C127]*[.B127]" office:value-type="float" office:value="38.2781192746404" calcext:value-type="float">
            <text:p>38</text:p>
          </table:table-cell>
          <table:table-cell table:formula="of:=[.C127]-[.$G$2]*[.C127]*[.B127]+[.$G$3]*[.C127]" office:value-type="float" office:value="154.66038617701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8] - [.$E$2]*[.B128]+[.$E$3]*[.C128]*[.B128]" office:value-type="float" office:value="38.3137974382303" calcext:value-type="float">
            <text:p>38</text:p>
          </table:table-cell>
          <table:table-cell table:formula="of:=[.C128]-[.$G$2]*[.C128]*[.B128]+[.$G$3]*[.C128]" office:value-type="float" office:value="156.473296776715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9] - [.$E$2]*[.B129]+[.$E$3]*[.C129]*[.B129]" office:value-type="float" office:value="38.3634007545224" calcext:value-type="float">
            <text:p>38</text:p>
          </table:table-cell>
          <table:table-cell table:formula="of:=[.C129]-[.$G$2]*[.C129]*[.B129]+[.$G$3]*[.C129]" office:value-type="float" office:value="158.301875418355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30] - [.$E$2]*[.B130]+[.$E$3]*[.C130]*[.B130]" office:value-type="float" office:value="38.4270983892601" calcext:value-type="float">
            <text:p>38</text:p>
          </table:table-cell>
          <table:table-cell table:formula="of:=[.C130]-[.$G$2]*[.C130]*[.B130]+[.$G$3]*[.C130]" office:value-type="float" office:value="160.143970902406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31] - [.$E$2]*[.B131]+[.$E$3]*[.C131]*[.B131]" office:value-type="float" office:value="38.505059062845" calcext:value-type="float">
            <text:p>39</text:p>
          </table:table-cell>
          <table:table-cell table:formula="of:=[.C131]-[.$G$2]*[.C131]*[.B131]+[.$G$3]*[.C131]" office:value-type="float" office:value="161.997301321213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2] - [.$E$2]*[.B132]+[.$E$3]*[.C132]*[.B132]" office:value-type="float" office:value="38.5974504220387" calcext:value-type="float">
            <text:p>39</text:p>
          </table:table-cell>
          <table:table-cell table:formula="of:=[.C132]-[.$G$2]*[.C132]*[.B132]+[.$G$3]*[.C132]" office:value-type="float" office:value="163.859450731879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3] - [.$E$2]*[.B133]+[.$E$3]*[.C133]*[.B133]" office:value-type="float" office:value="38.7044383145387" calcext:value-type="float">
            <text:p>39</text:p>
          </table:table-cell>
          <table:table-cell table:formula="of:=[.C133]-[.$G$2]*[.C133]*[.B133]+[.$G$3]*[.C133]" office:value-type="float" office:value="165.7278662426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4] - [.$E$2]*[.B134]+[.$E$3]*[.C134]*[.B134]" office:value-type="float" office:value="38.8261859603005" calcext:value-type="float">
            <text:p>39</text:p>
          </table:table-cell>
          <table:table-cell table:formula="of:=[.C134]-[.$G$2]*[.C134]*[.B134]+[.$G$3]*[.C134]" office:value-type="float" office:value="167.59985557881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5] - [.$E$2]*[.B135]+[.$E$3]*[.C135]*[.B135]" office:value-type="float" office:value="38.9628530134159" calcext:value-type="float">
            <text:p>39</text:p>
          </table:table-cell>
          <table:table-cell table:formula="of:=[.C135]-[.$G$2]*[.C135]*[.B135]+[.$G$3]*[.C135]" office:value-type="float" office:value="169.472585198128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6] - [.$E$2]*[.B136]+[.$E$3]*[.C136]*[.B136]" office:value-type="float" office:value="39.1145945083891" calcext:value-type="float">
            <text:p>39</text:p>
          </table:table-cell>
          <table:table-cell table:formula="of:=[.C136]-[.$G$2]*[.C136]*[.B136]+[.$G$3]*[.C136]" office:value-type="float" office:value="171.343079031156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7] - [.$E$2]*[.B137]+[.$E$3]*[.C137]*[.B137]" office:value-type="float" office:value="39.2815596847619" calcext:value-type="float">
            <text:p>39</text:p>
          </table:table-cell>
          <table:table-cell table:formula="of:=[.C137]-[.$G$2]*[.C137]*[.B137]+[.$G$3]*[.C137]" office:value-type="float" office:value="173.208217924592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8] - [.$E$2]*[.B138]+[.$E$3]*[.C138]*[.B138]" office:value-type="float" office:value="39.4638906842783" calcext:value-type="float">
            <text:p>39</text:p>
          </table:table-cell>
          <table:table-cell table:formula="of:=[.C138]-[.$G$2]*[.C138]*[.B138]+[.$G$3]*[.C138]" office:value-type="float" office:value="175.06473987052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9] - [.$E$2]*[.B139]+[.$E$3]*[.C139]*[.B139]" office:value-type="float" office:value="39.6617211151344" calcext:value-type="float">
            <text:p>40</text:p>
          </table:table-cell>
          <table:table-cell table:formula="of:=[.C139]-[.$G$2]*[.C139]*[.B139]+[.$G$3]*[.C139]" office:value-type="float" office:value="176.909241107129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40] - [.$E$2]*[.B140]+[.$E$3]*[.C140]*[.B140]" office:value-type="float" office:value="39.8751744783765" calcext:value-type="float">
            <text:p>40</text:p>
          </table:table-cell>
          <table:table-cell table:formula="of:=[.C140]-[.$G$2]*[.C140]*[.B140]+[.$G$3]*[.C140]" office:value-type="float" office:value="178.738178179005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41] - [.$E$2]*[.B141]+[.$E$3]*[.C141]*[.B141]" office:value-type="float" office:value="40.1043624521922" calcext:value-type="float">
            <text:p>40</text:p>
          </table:table-cell>
          <table:table-cell table:formula="of:=[.C141]-[.$G$2]*[.C141]*[.B141]+[.$G$3]*[.C141]" office:value-type="float" office:value="180.54787104712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2] - [.$E$2]*[.B142]+[.$E$3]*[.C142]*[.B142]" office:value-type="float" office:value="40.3493830307155" calcext:value-type="float">
            <text:p>40</text:p>
          </table:table-cell>
          <table:table-cell table:formula="of:=[.C142]-[.$G$2]*[.C142]*[.B142]+[.$G$3]*[.C142]" office:value-type="float" office:value="182.334507339031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3] - [.$E$2]*[.B143]+[.$E$3]*[.C143]*[.B143]" office:value-type="float" office:value="40.6103185150619" calcext:value-type="float">
            <text:p>41</text:p>
          </table:table-cell>
          <table:table-cell table:formula="of:=[.C143]-[.$G$2]*[.C143]*[.B143]+[.$G$3]*[.C143]" office:value-type="float" office:value="184.094147829643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4] - [.$E$2]*[.B144]+[.$E$3]*[.C144]*[.B144]" office:value-type="float" office:value="40.8872333556342" calcext:value-type="float">
            <text:p>41</text:p>
          </table:table-cell>
          <table:table-cell table:formula="of:=[.C144]-[.$G$2]*[.C144]*[.B144]+[.$G$3]*[.C144]" office:value-type="float" office:value="185.822733241004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5] - [.$E$2]*[.B145]+[.$E$3]*[.C145]*[.B145]" office:value-type="float" office:value="41.1801718463265" calcext:value-type="float">
            <text:p>41</text:p>
          </table:table-cell>
          <table:table-cell table:formula="of:=[.C145]-[.$G$2]*[.C145]*[.B145]+[.$G$3]*[.C145]" office:value-type="float" office:value="187.51609244624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6] - [.$E$2]*[.B146]+[.$E$3]*[.C146]*[.B146]" office:value-type="float" office:value="41.4891556731144" calcext:value-type="float">
            <text:p>41</text:p>
          </table:table-cell>
          <table:table-cell table:formula="of:=[.C146]-[.$G$2]*[.C146]*[.B146]+[.$G$3]*[.C146]" office:value-type="float" office:value="189.169952157672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7] - [.$E$2]*[.B147]+[.$E$3]*[.C147]*[.B147]" office:value-type="float" office:value="41.81418132167" calcext:value-type="float">
            <text:p>42</text:p>
          </table:table-cell>
          <table:table-cell table:formula="of:=[.C147]-[.$G$2]*[.C147]*[.B147]+[.$G$3]*[.C147]" office:value-type="float" office:value="190.77994817181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8] - [.$E$2]*[.B148]+[.$E$3]*[.C148]*[.B148]" office:value-type="float" office:value="42.1552173510989" calcext:value-type="float">
            <text:p>42</text:p>
          </table:table-cell>
          <table:table-cell table:formula="of:=[.C148]-[.$G$2]*[.C148]*[.B148]+[.$G$3]*[.C148]" office:value-type="float" office:value="192.341638235006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9] - [.$E$2]*[.B149]+[.$E$3]*[.C149]*[.B149]" office:value-type="float" office:value="42.5122015436585" calcext:value-type="float">
            <text:p>43</text:p>
          </table:table-cell>
          <table:table-cell table:formula="of:=[.C149]-[.$G$2]*[.C149]*[.B149]+[.$G$3]*[.C149]" office:value-type="float" office:value="193.850516581293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50] - [.$E$2]*[.B150]+[.$E$3]*[.C150]*[.B150]" office:value-type="float" office:value="42.885037943398" calcext:value-type="float">
            <text:p>43</text:p>
          </table:table-cell>
          <table:table-cell table:formula="of:=[.C150]-[.$G$2]*[.C150]*[.B150]+[.$G$3]*[.C150]" office:value-type="float" office:value="195.302030180112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51] - [.$E$2]*[.B151]+[.$E$3]*[.C151]*[.B151]" office:value-type="float" office:value="43.2735938000354" calcext:value-type="float">
            <text:p>43</text:p>
          </table:table-cell>
          <table:table-cell table:formula="of:=[.C151]-[.$G$2]*[.C151]*[.B151]+[.$G$3]*[.C151]" office:value-type="float" office:value="196.691596714421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2] - [.$E$2]*[.B152]+[.$E$3]*[.C152]*[.B152]" office:value-type="float" office:value="43.6776964380544" calcext:value-type="float">
            <text:p>44</text:p>
          </table:table-cell>
          <table:table-cell table:formula="of:=[.C152]-[.$G$2]*[.C152]*[.B152]+[.$G$3]*[.C152]" office:value-type="float" office:value="198.014624290041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3] - [.$E$2]*[.B153]+[.$E$3]*[.C153]*[.B153]" office:value-type="float" office:value="44.09713007492" calcext:value-type="float">
            <text:p>44</text:p>
          </table:table-cell>
          <table:table-cell table:formula="of:=[.C153]-[.$G$2]*[.C153]*[.B153]+[.$G$3]*[.C153]" office:value-type="float" office:value="199.266532854508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4] - [.$E$2]*[.B154]+[.$E$3]*[.C154]*[.B154]" office:value-type="float" office:value="44.5316326164451" calcext:value-type="float">
            <text:p>45</text:p>
          </table:table-cell>
          <table:table-cell table:formula="of:=[.C154]-[.$G$2]*[.C154]*[.B154]+[.$G$3]*[.C154]" office:value-type="float" office:value="200.44277727837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5] - [.$E$2]*[.B155]+[.$E$3]*[.C155]*[.B155]" office:value-type="float" office:value="44.9808924616278" calcext:value-type="float">
            <text:p>45</text:p>
          </table:table-cell>
          <table:table-cell table:formula="of:=[.C155]-[.$G$2]*[.C155]*[.B155]+[.$G$3]*[.C155]" office:value-type="float" office:value="201.538872023908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6] - [.$E$2]*[.B156]+[.$E$3]*[.C156]*[.B156]" office:value-type="float" office:value="45.444545353648" calcext:value-type="float">
            <text:p>45</text:p>
          </table:table-cell>
          <table:table-cell table:formula="of:=[.C156]-[.$G$2]*[.C156]*[.B156]+[.$G$3]*[.C156]" office:value-type="float" office:value="202.550417295758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7] - [.$E$2]*[.B157]+[.$E$3]*[.C157]*[.B157]" office:value-type="float" office:value="45.922171318078" calcext:value-type="float">
            <text:p>46</text:p>
          </table:table-cell>
          <table:table-cell table:formula="of:=[.C157]-[.$G$2]*[.C157]*[.B157]+[.$G$3]*[.C157]" office:value-type="float" office:value="203.473126535348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8] - [.$E$2]*[.B158]+[.$E$3]*[.C158]*[.B158]" office:value-type="float" office:value="46.4132917336119" calcext:value-type="float">
            <text:p>46</text:p>
          </table:table-cell>
          <table:table-cell table:formula="of:=[.C158]-[.$G$2]*[.C158]*[.B158]+[.$G$3]*[.C158]" office:value-type="float" office:value="204.302855086735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9] - [.$E$2]*[.B159]+[.$E$3]*[.C159]*[.B159]" office:value-type="float" office:value="46.9173665846337" calcext:value-type="float">
            <text:p>47</text:p>
          </table:table-cell>
          <table:table-cell table:formula="of:=[.C159]-[.$G$2]*[.C159]*[.B159]+[.$G$3]*[.C159]" office:value-type="float" office:value="205.035629825921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60] - [.$E$2]*[.B160]+[.$E$3]*[.C160]*[.B160]" office:value-type="float" office:value="47.4337919485854" calcext:value-type="float">
            <text:p>47</text:p>
          </table:table-cell>
          <table:table-cell table:formula="of:=[.C160]-[.$G$2]*[.C160]*[.B160]+[.$G$3]*[.C160]" office:value-type="float" office:value="205.667679509763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61] - [.$E$2]*[.B161]+[.$E$3]*[.C161]*[.B161]" office:value-type="float" office:value="47.9618977742108" calcext:value-type="float">
            <text:p>48</text:p>
          </table:table-cell>
          <table:table-cell table:formula="of:=[.C161]-[.$G$2]*[.C161]*[.B161]+[.$G$3]*[.C161]" office:value-type="float" office:value="206.195465564837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2] - [.$E$2]*[.B162]+[.$E$3]*[.C162]*[.B162]" office:value-type="float" office:value="48.5009460091697" calcext:value-type="float">
            <text:p>49</text:p>
          </table:table-cell>
          <table:table-cell table:formula="of:=[.C162]-[.$G$2]*[.C162]*[.B162]+[.$G$3]*[.C162]" office:value-type="float" office:value="206.615713002152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3] - [.$E$2]*[.B163]+[.$E$3]*[.C163]*[.B163]" office:value-type="float" office:value="49.0501291370873" calcext:value-type="float">
            <text:p>49</text:p>
          </table:table-cell>
          <table:table-cell table:formula="of:=[.C163]-[.$G$2]*[.C163]*[.B163]+[.$G$3]*[.C163]" office:value-type="float" office:value="206.925441111296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4] - [.$E$2]*[.B164]+[.$E$3]*[.C164]*[.B164]" office:value-type="float" office:value="49.6085691846263" calcext:value-type="float">
            <text:p>50</text:p>
          </table:table-cell>
          <table:table-cell table:formula="of:=[.C164]-[.$G$2]*[.C164]*[.B164]+[.$G$3]*[.C164]" office:value-type="float" office:value="207.121993558603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5] - [.$E$2]*[.B165]+[.$E$3]*[.C165]*[.B165]" office:value-type="float" office:value="50.1753172585094" calcext:value-type="float">
            <text:p>50</text:p>
          </table:table-cell>
          <table:table-cell table:formula="of:=[.C165]-[.$G$2]*[.C165]*[.B165]+[.$G$3]*[.C165]" office:value-type="float" office:value="207.203067489424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6] - [.$E$2]*[.B166]+[.$E$3]*[.C166]*[.B166]" office:value-type="float" office:value="50.7493536703978" calcext:value-type="float">
            <text:p>51</text:p>
          </table:table-cell>
          <table:table-cell table:formula="of:=[.C166]-[.$G$2]*[.C166]*[.B166]+[.$G$3]*[.C166]" office:value-type="float" office:value="207.16674121567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7] - [.$E$2]*[.B167]+[.$E$3]*[.C167]*[.B167]" office:value-type="float" office:value="51.3295887040255" calcext:value-type="float">
            <text:p>51</text:p>
          </table:table-cell>
          <table:table-cell table:formula="of:=[.C167]-[.$G$2]*[.C167]*[.B167]+[.$G$3]*[.C167]" office:value-type="float" office:value="207.011500057762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8] - [.$E$2]*[.B168]+[.$E$3]*[.C168]*[.B168]" office:value-type="float" office:value="51.9148640738984" calcext:value-type="float">
            <text:p>52</text:p>
          </table:table-cell>
          <table:table-cell table:formula="of:=[.C168]-[.$G$2]*[.C168]*[.B168]+[.$G$3]*[.C168]" office:value-type="float" office:value="206.736259905682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9] - [.$E$2]*[.B169]+[.$E$3]*[.C169]*[.B169]" office:value-type="float" office:value="52.5039551181114" calcext:value-type="float">
            <text:p>53</text:p>
          </table:table-cell>
          <table:table-cell table:formula="of:=[.C169]-[.$G$2]*[.C169]*[.B169]+[.$G$3]*[.C169]" office:value-type="float" office:value="206.340388068817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70] - [.$E$2]*[.B170]+[.$E$3]*[.C170]*[.B170]" office:value-type="float" office:value="53.0955737594118" calcext:value-type="float">
            <text:p>53</text:p>
          </table:table-cell>
          <table:table-cell table:formula="of:=[.C170]-[.$G$2]*[.C170]*[.B170]+[.$G$3]*[.C170]" office:value-type="float" office:value="205.823720998039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1] - [.$E$2]*[.B171]+[.$E$3]*[.C171]*[.B171]" office:value-type="float" office:value="53.688372258567" calcext:value-type="float">
            <text:p>54</text:p>
          </table:table-cell>
          <table:table-cell table:formula="of:=[.C171]-[.$G$2]*[.C171]*[.B171]+[.$G$3]*[.C171]" office:value-type="float" office:value="205.186578488253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2] - [.$E$2]*[.B172]+[.$E$3]*[.C172]*[.B172]" office:value-type="float" office:value="54.2809477724778" calcext:value-type="float">
            <text:p>54</text:p>
          </table:table-cell>
          <table:table-cell table:formula="of:=[.C172]-[.$G$2]*[.C172]*[.B172]+[.$G$3]*[.C172]" office:value-type="float" office:value="204.429774004326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3] - [.$E$2]*[.B173]+[.$E$3]*[.C173]*[.B173]" office:value-type="float" office:value="54.8718477164771" calcext:value-type="float">
            <text:p>55</text:p>
          </table:table-cell>
          <table:table-cell table:formula="of:=[.C173]-[.$G$2]*[.C173]*[.B173]+[.$G$3]*[.C173]" office:value-type="float" office:value="203.55462081867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4] - [.$E$2]*[.B174]+[.$E$3]*[.C174]*[.B174]" office:value-type="float" office:value="55.4595759160923" calcext:value-type="float">
            <text:p>55</text:p>
          </table:table-cell>
          <table:table-cell table:formula="of:=[.C174]-[.$G$2]*[.C174]*[.B174]+[.$G$3]*[.C174]" office:value-type="float" office:value="202.562933704061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5] - [.$E$2]*[.B175]+[.$E$3]*[.C175]*[.B175]" office:value-type="float" office:value="56.0425995185189" calcext:value-type="float">
            <text:p>56</text:p>
          </table:table-cell>
          <table:table-cell table:formula="of:=[.C175]-[.$G$2]*[.C175]*[.B175]+[.$G$3]*[.C175]" office:value-type="float" office:value="201.457025989717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6] - [.$E$2]*[.B176]+[.$E$3]*[.C176]*[.B176]" office:value-type="float" office:value="56.61935661851" calcext:value-type="float">
            <text:p>57</text:p>
          </table:table-cell>
          <table:table-cell table:formula="of:=[.C176]-[.$G$2]*[.C176]*[.B176]+[.$G$3]*[.C176]" office:value-type="float" office:value="200.239701861469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7] - [.$E$2]*[.B177]+[.$E$3]*[.C177]*[.B177]" office:value-type="float" office:value="57.1882645377305" calcext:value-type="float">
            <text:p>57</text:p>
          </table:table-cell>
          <table:table-cell table:formula="of:=[.C177]-[.$G$2]*[.C177]*[.B177]+[.$G$3]*[.C177]" office:value-type="float" office:value="198.914243865664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8] - [.$E$2]*[.B178]+[.$E$3]*[.C178]*[.B178]" office:value-type="float" office:value="57.747728681301" calcext:value-type="float">
            <text:p>58</text:p>
          </table:table-cell>
          <table:table-cell table:formula="of:=[.C178]-[.$G$2]*[.C178]*[.B178]+[.$G$3]*[.C178]" office:value-type="float" office:value="197.484395660435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9] - [.$E$2]*[.B179]+[.$E$3]*[.C179]*[.B179]" office:value-type="float" office:value="58.2961518807399" calcext:value-type="float">
            <text:p>58</text:p>
          </table:table-cell>
          <table:table-cell table:formula="of:=[.C179]-[.$G$2]*[.C179]*[.B179]+[.$G$3]*[.C179]" office:value-type="float" office:value="195.954340144067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80] - [.$E$2]*[.B180]+[.$E$3]*[.C180]*[.B180]" office:value-type="float" office:value="58.8319441192634" calcext:value-type="float">
            <text:p>59</text:p>
          </table:table-cell>
          <table:table-cell table:formula="of:=[.C180]-[.$G$2]*[.C180]*[.B180]+[.$G$3]*[.C180]" office:value-type="float" office:value="194.328673176542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81] - [.$E$2]*[.B181]+[.$E$3]*[.C181]*[.B181]" office:value-type="float" office:value="59.3535325239041" calcext:value-type="float">
            <text:p>59</text:p>
          </table:table-cell>
          <table:table-cell table:formula="of:=[.C181]-[.$G$2]*[.C181]*[.B181]+[.$G$3]*[.C181]" office:value-type="float" office:value="192.612373194276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2] - [.$E$2]*[.B182]+[.$E$3]*[.C182]*[.B182]" office:value-type="float" office:value="59.8593714995655" calcext:value-type="float">
            <text:p>60</text:p>
          </table:table-cell>
          <table:table-cell table:formula="of:=[.C182]-[.$G$2]*[.C182]*[.B182]+[.$G$3]*[.C182]" office:value-type="float" office:value="190.810767097097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3] - [.$E$2]*[.B183]+[.$E$3]*[.C183]*[.B183]" office:value-type="float" office:value="60.347952873335" calcext:value-type="float">
            <text:p>60</text:p>
          </table:table-cell>
          <table:table-cell table:formula="of:=[.C183]-[.$G$2]*[.C183]*[.B183]+[.$G$3]*[.C183]" office:value-type="float" office:value="188.92949285817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4] - [.$E$2]*[.B184]+[.$E$3]*[.C184]*[.B184]" office:value-type="float" office:value="60.8178159134125" calcext:value-type="float">
            <text:p>61</text:p>
          </table:table-cell>
          <table:table-cell table:formula="of:=[.C184]-[.$G$2]*[.C184]*[.B184]+[.$G$3]*[.C184]" office:value-type="float" office:value="186.97445936969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5] - [.$E$2]*[.B185]+[.$E$3]*[.C185]*[.B185]" office:value-type="float" office:value="61.2675570861013" calcext:value-type="float">
            <text:p>61</text:p>
          </table:table-cell>
          <table:table-cell table:formula="of:=[.C185]-[.$G$2]*[.C185]*[.B185]+[.$G$3]*[.C185]" office:value-type="float" office:value="184.951804087719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6] - [.$E$2]*[.B186]+[.$E$3]*[.C186]*[.B186]" office:value-type="float" office:value="61.6958394165426" calcext:value-type="float">
            <text:p>62</text:p>
          </table:table-cell>
          <table:table-cell table:formula="of:=[.C186]-[.$G$2]*[.C186]*[.B186]+[.$G$3]*[.C186]" office:value-type="float" office:value="182.8678490769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7] - [.$E$2]*[.B187]+[.$E$3]*[.C187]*[.B187]" office:value-type="float" office:value="62.1014013242667" calcext:value-type="float">
            <text:p>62</text:p>
          </table:table-cell>
          <table:table-cell table:formula="of:=[.C187]-[.$G$2]*[.C187]*[.B187]+[.$G$3]*[.C187]" office:value-type="float" office:value="180.72905607973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8] - [.$E$2]*[.B188]+[.$E$3]*[.C188]*[.B188]" office:value-type="float" office:value="62.4830648130514" calcext:value-type="float">
            <text:p>62</text:p>
          </table:table-cell>
          <table:table-cell table:formula="of:=[.C188]-[.$G$2]*[.C188]*[.B188]+[.$G$3]*[.C188]" office:value-type="float" office:value="178.541981241154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9] - [.$E$2]*[.B189]+[.$E$3]*[.C189]*[.B189]" office:value-type="float" office:value="62.8397429058082" calcext:value-type="float">
            <text:p>63</text:p>
          </table:table-cell>
          <table:table-cell table:formula="of:=[.C189]-[.$G$2]*[.C189]*[.B189]+[.$G$3]*[.C189]" office:value-type="float" office:value="176.31323011747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90] - [.$E$2]*[.B190]+[.$E$3]*[.C190]*[.B190]" office:value-type="float" office:value="63.1704462289288" calcext:value-type="float">
            <text:p>63</text:p>
          </table:table-cell>
          <table:table-cell table:formula="of:=[.C190]-[.$G$2]*[.C190]*[.B190]+[.$G$3]*[.C190]" office:value-type="float" office:value="174.049413571869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91] - [.$E$2]*[.B191]+[.$E$3]*[.C191]*[.B191]" office:value-type="float" office:value="63.4742886663046" calcext:value-type="float">
            <text:p>63</text:p>
          </table:table-cell>
          <table:table-cell table:formula="of:=[.C191]-[.$G$2]*[.C191]*[.B191]+[.$G$3]*[.C191]" office:value-type="float" office:value="171.757105129244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2] - [.$E$2]*[.B192]+[.$E$3]*[.C192]*[.B192]" office:value-type="float" office:value="63.750492020608" calcext:value-type="float">
            <text:p>64</text:p>
          </table:table-cell>
          <table:table-cell table:formula="of:=[.C192]-[.$G$2]*[.C192]*[.B192]+[.$G$3]*[.C192]" office:value-type="float" office:value="169.442800314244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3] - [.$E$2]*[.B193]+[.$E$3]*[.C193]*[.B193]" office:value-type="float" office:value="63.9983896378663" calcext:value-type="float">
            <text:p>64</text:p>
          </table:table-cell>
          <table:table-cell table:formula="of:=[.C193]-[.$G$2]*[.C193]*[.B193]+[.$G$3]*[.C193]" office:value-type="float" office:value="167.112878440573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4] - [.$E$2]*[.B194]+[.$E$3]*[.C194]*[.B194]" office:value-type="float" office:value="64.2174289703193" calcext:value-type="float">
            <text:p>64</text:p>
          </table:table-cell>
          <table:table-cell table:formula="of:=[.C194]-[.$G$2]*[.C194]*[.B194]+[.$G$3]*[.C194]" office:value-type="float" office:value="164.773567254657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5] - [.$E$2]*[.B195]+[.$E$3]*[.C195]*[.B195]" office:value-type="float" office:value="64.4071730714821" calcext:value-type="float">
            <text:p>64</text:p>
          </table:table-cell>
          <table:table-cell table:formula="of:=[.C195]-[.$G$2]*[.C195]*[.B195]+[.$G$3]*[.C195]" office:value-type="float" office:value="162.430910766028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6] - [.$E$2]*[.B196]+[.$E$3]*[.C196]*[.B196]" office:value-type="float" office:value="64.5673010357109" calcext:value-type="float">
            <text:p>65</text:p>
          </table:table-cell>
          <table:table-cell table:formula="of:=[.C196]-[.$G$2]*[.C196]*[.B196]+[.$G$3]*[.C196]" office:value-type="float" office:value="160.090740522463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7] - [.$E$2]*[.B197]+[.$E$3]*[.C197]*[.B197]" office:value-type="float" office:value="64.6976074119083" calcext:value-type="float">
            <text:p>65</text:p>
          </table:table-cell>
          <table:table-cell table:formula="of:=[.C197]-[.$G$2]*[.C197]*[.B197]+[.$G$3]*[.C197]" office:value-type="float" office:value="157.758650512242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8] - [.$E$2]*[.B198]+[.$E$3]*[.C198]*[.B198]" office:value-type="float" office:value="64.7980006368858" calcext:value-type="float">
            <text:p>65</text:p>
          </table:table-cell>
          <table:table-cell table:formula="of:=[.C198]-[.$G$2]*[.C198]*[.B198]+[.$G$3]*[.C198]" office:value-type="float" office:value="155.439975801181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9] - [.$E$2]*[.B199]+[.$E$3]*[.C199]*[.B199]" office:value-type="float" office:value="64.8685005479717" calcext:value-type="float">
            <text:p>65</text:p>
          </table:table-cell>
          <table:table-cell table:formula="of:=[.C199]-[.$G$2]*[.C199]*[.B199]+[.$G$3]*[.C199]" office:value-type="float" office:value="153.139774940278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200] - [.$E$2]*[.B200]+[.$E$3]*[.C200]*[.B200]" office:value-type="float" office:value="64.9092350464584" calcext:value-type="float">
            <text:p>65</text:p>
          </table:table-cell>
          <table:table-cell table:formula="of:=[.C200]-[.$G$2]*[.C200]*[.B200]+[.$G$3]*[.C200]" office:value-type="float" office:value="150.862816112662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1] - [.$E$2]*[.B201]+[.$E$3]*[.C201]*[.B201]" office:value-type="float" office:value="64.9204359932302" calcext:value-type="float">
            <text:p>65</text:p>
          </table:table-cell>
          <table:table-cell table:formula="of:=[.C201]-[.$G$2]*[.C201]*[.B201]+[.$G$3]*[.C201]" office:value-type="float" office:value="148.613566927467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2] - [.$E$2]*[.B202]+[.$E$3]*[.C202]*[.B202]" office:value-type="float" office:value="64.9024344253213" calcext:value-type="float">
            <text:p>65</text:p>
          </table:table-cell>
          <table:table-cell table:formula="of:=[.C202]-[.$G$2]*[.C202]*[.B202]+[.$G$3]*[.C202]" office:value-type="float" office:value="146.396187714401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3] - [.$E$2]*[.B203]+[.$E$3]*[.C203]*[.B203]" office:value-type="float" office:value="64.8556551872119" calcext:value-type="float">
            <text:p>65</text:p>
          </table:table-cell>
          <table:table-cell table:formula="of:=[.C203]-[.$G$2]*[.C203]*[.B203]+[.$G$3]*[.C203]" office:value-type="float" office:value="144.21452812687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4] - [.$E$2]*[.B204]+[.$E$3]*[.C204]*[.B204]" office:value-type="float" office:value="64.7806110734321" calcext:value-type="float">
            <text:p>65</text:p>
          </table:table-cell>
          <table:table-cell table:formula="of:=[.C204]-[.$G$2]*[.C204]*[.B204]+[.$G$3]*[.C204]" office:value-type="float" office:value="142.07212682403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5] - [.$E$2]*[.B205]+[.$E$3]*[.C205]*[.B205]" office:value-type="float" office:value="64.6778965796617" calcext:value-type="float">
            <text:p>65</text:p>
          </table:table-cell>
          <table:table-cell table:formula="of:=[.C205]-[.$G$2]*[.C205]*[.B205]+[.$G$3]*[.C205]" office:value-type="float" office:value="139.972213973069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6] - [.$E$2]*[.B206]+[.$E$3]*[.C206]*[.B206]" office:value-type="float" office:value="64.5481813581471" calcext:value-type="float">
            <text:p>65</text:p>
          </table:table-cell>
          <table:table-cell table:formula="of:=[.C206]-[.$G$2]*[.C206]*[.B206]+[.$G$3]*[.C206]" office:value-type="float" office:value="137.917716292346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7] - [.$E$2]*[.B207]+[.$E$3]*[.C207]*[.B207]" office:value-type="float" office:value="64.3922034701507" calcext:value-type="float">
            <text:p>64</text:p>
          </table:table-cell>
          <table:table-cell table:formula="of:=[.C207]-[.$G$2]*[.C207]*[.B207]+[.$G$3]*[.C207]" office:value-type="float" office:value="135.911264343224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8] - [.$E$2]*[.B208]+[.$E$3]*[.C208]*[.B208]" office:value-type="float" office:value="64.210762523541" calcext:value-type="float">
            <text:p>64</text:p>
          </table:table-cell>
          <table:table-cell table:formula="of:=[.C208]-[.$G$2]*[.C208]*[.B208]+[.$G$3]*[.C208]" office:value-type="float" office:value="133.955201772911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9] - [.$E$2]*[.B209]+[.$E$3]*[.C209]*[.B209]" office:value-type="float" office:value="64.0047127778015" calcext:value-type="float">
            <text:p>64</text:p>
          </table:table-cell>
          <table:table-cell table:formula="of:=[.C209]-[.$G$2]*[.C209]*[.B209]+[.$G$3]*[.C209]" office:value-type="float" office:value="132.051596211723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10] - [.$E$2]*[.B210]+[.$E$3]*[.C210]*[.B210]" office:value-type="float" office:value="63.7749562919437" calcext:value-type="float">
            <text:p>64</text:p>
          </table:table-cell>
          <table:table-cell table:formula="of:=[.C210]-[.$G$2]*[.C210]*[.B210]+[.$G$3]*[.C210]" office:value-type="float" office:value="130.202251534927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11] - [.$E$2]*[.B211]+[.$E$3]*[.C211]*[.B211]" office:value-type="float" office:value="63.5224361833359" calcext:value-type="float">
            <text:p>64</text:p>
          </table:table-cell>
          <table:table-cell table:formula="of:=[.C211]-[.$G$2]*[.C211]*[.B211]+[.$G$3]*[.C211]" office:value-type="float" office:value="128.408721210921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2] - [.$E$2]*[.B212]+[.$E$3]*[.C212]*[.B212]" office:value-type="float" office:value="63.2481300575368" calcext:value-type="float">
            <text:p>63</text:p>
          </table:table-cell>
          <table:table-cell table:formula="of:=[.C212]-[.$G$2]*[.C212]*[.B212]+[.$G$3]*[.C212]" office:value-type="float" office:value="126.672322472963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3] - [.$E$2]*[.B213]+[.$E$3]*[.C213]*[.B213]" office:value-type="float" office:value="62.9530436611027" calcext:value-type="float">
            <text:p>63</text:p>
          </table:table-cell>
          <table:table-cell table:formula="of:=[.C213]-[.$G$2]*[.C213]*[.B213]+[.$G$3]*[.C213]" office:value-type="float" office:value="124.9941510701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4] - [.$E$2]*[.B214]+[.$E$3]*[.C214]*[.B214]" office:value-type="float" office:value="62.6382048012099" calcext:value-type="float">
            <text:p>63</text:p>
          </table:table-cell>
          <table:table-cell table:formula="of:=[.C214]-[.$G$2]*[.C214]*[.B214]+[.$G$3]*[.C214]" office:value-type="float" office:value="123.375096373956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5] - [.$E$2]*[.B215]+[.$E$3]*[.C215]*[.B215]" office:value-type="float" office:value="62.3046575679818" calcext:value-type="float">
            <text:p>62</text:p>
          </table:table-cell>
          <table:table-cell table:formula="of:=[.C215]-[.$G$2]*[.C215]*[.B215]+[.$G$3]*[.C215]" office:value-type="float" office:value="121.815856638613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6] - [.$E$2]*[.B216]+[.$E$3]*[.C216]*[.B216]" office:value-type="float" office:value="61.9534568877862" calcext:value-type="float">
            <text:p>62</text:p>
          </table:table-cell>
          <table:table-cell table:formula="of:=[.C216]-[.$G$2]*[.C216]*[.B216]+[.$G$3]*[.C216]" office:value-type="float" office:value="120.316954236325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7] - [.$E$2]*[.B217]+[.$E$3]*[.C217]*[.B217]" office:value-type="float" office:value="61.5856634285826" calcext:value-type="float">
            <text:p>62</text:p>
          </table:table-cell>
          <table:table-cell table:formula="of:=[.C217]-[.$G$2]*[.C217]*[.B217]+[.$G$3]*[.C217]" office:value-type="float" office:value="118.878750710991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8] - [.$E$2]*[.B218]+[.$E$3]*[.C218]*[.B218]" office:value-type="float" office:value="61.2023388717446" calcext:value-type="float">
            <text:p>61</text:p>
          </table:table-cell>
          <table:table-cell table:formula="of:=[.C218]-[.$G$2]*[.C218]*[.B218]+[.$G$3]*[.C218]" office:value-type="float" office:value="117.501461516443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9] - [.$E$2]*[.B219]+[.$E$3]*[.C219]*[.B219]" office:value-type="float" office:value="60.8045415587232" calcext:value-type="float">
            <text:p>61</text:p>
          </table:table-cell>
          <table:table-cell table:formula="of:=[.C219]-[.$G$2]*[.C219]*[.B219]+[.$G$3]*[.C219]" office:value-type="float" office:value="116.185170326611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20] - [.$E$2]*[.B220]+[.$E$3]*[.C220]*[.B220]" office:value-type="float" office:value="60.3933225154879" calcext:value-type="float">
            <text:p>60</text:p>
          </table:table-cell>
          <table:table-cell table:formula="of:=[.C220]-[.$G$2]*[.C220]*[.B220]+[.$G$3]*[.C220]" office:value-type="float" office:value="114.92984282531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21] - [.$E$2]*[.B221]+[.$E$3]*[.C221]*[.B221]" office:value-type="float" office:value="59.9697218529039" calcext:value-type="float">
            <text:p>60</text:p>
          </table:table-cell>
          <table:table-cell table:formula="of:=[.C221]-[.$G$2]*[.C221]*[.B221]+[.$G$3]*[.C221]" office:value-type="float" office:value="113.735339902172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2] - [.$E$2]*[.B222]+[.$E$3]*[.C222]*[.B222]" office:value-type="float" office:value="59.5347655370725" calcext:value-type="float">
            <text:p>60</text:p>
          </table:table-cell>
          <table:table-cell table:formula="of:=[.C222]-[.$G$2]*[.C222]*[.B222]+[.$G$3]*[.C222]" office:value-type="float" office:value="112.601430198502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3] - [.$E$2]*[.B223]+[.$E$3]*[.C223]*[.B223]" office:value-type="float" office:value="59.0894625201617" calcext:value-type="float">
            <text:p>59</text:p>
          </table:table-cell>
          <table:table-cell table:formula="of:=[.C223]-[.$G$2]*[.C223]*[.B223]+[.$G$3]*[.C223]" office:value-type="float" office:value="111.5278019624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4] - [.$E$2]*[.B224]+[.$E$3]*[.C224]*[.B224]" office:value-type="float" office:value="58.6348022193597" calcext:value-type="float">
            <text:p>59</text:p>
          </table:table-cell>
          <table:table-cell table:formula="of:=[.C224]-[.$G$2]*[.C224]*[.B224]+[.$G$3]*[.C224]" office:value-type="float" office:value="110.514074186526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5] - [.$E$2]*[.B225]+[.$E$3]*[.C225]*[.B225]" office:value-type="float" office:value="58.1717523292555" calcext:value-type="float">
            <text:p>58</text:p>
          </table:table-cell>
          <table:table-cell table:formula="of:=[.C225]-[.$G$2]*[.C225]*[.B225]+[.$G$3]*[.C225]" office:value-type="float" office:value="109.55980701347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6] - [.$E$2]*[.B226]+[.$E$3]*[.C226]*[.B226]" office:value-type="float" office:value="57.7012569511435" calcext:value-type="float">
            <text:p>58</text:p>
          </table:table-cell>
          <table:table-cell table:formula="of:=[.C226]-[.$G$2]*[.C226]*[.B226]+[.$G$3]*[.C226]" office:value-type="float" office:value="108.664511405315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7] - [.$E$2]*[.B227]+[.$E$3]*[.C227]*[.B227]" office:value-type="float" office:value="57.2242350214229" calcext:value-type="float">
            <text:p>57</text:p>
          </table:table-cell>
          <table:table-cell table:formula="of:=[.C227]-[.$G$2]*[.C227]*[.B227]+[.$G$3]*[.C227]" office:value-type="float" office:value="107.827658081512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8] - [.$E$2]*[.B228]+[.$E$3]*[.C228]*[.B228]" office:value-type="float" office:value="56.7415790203535" calcext:value-type="float">
            <text:p>57</text:p>
          </table:table-cell>
          <table:table-cell table:formula="of:=[.C228]-[.$G$2]*[.C228]*[.B228]+[.$G$3]*[.C228]" office:value-type="float" office:value="107.048685737722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9] - [.$E$2]*[.B229]+[.$E$3]*[.C229]*[.B229]" office:value-type="float" office:value="56.2541539419052" calcext:value-type="float">
            <text:p>56</text:p>
          </table:table-cell>
          <table:table-cell table:formula="of:=[.C229]-[.$G$2]*[.C229]*[.B229]+[.$G$3]*[.C229]" office:value-type="float" office:value="106.32700856379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30] - [.$E$2]*[.B230]+[.$E$3]*[.C230]*[.B230]" office:value-type="float" office:value="55.7627965052341" calcext:value-type="float">
            <text:p>56</text:p>
          </table:table-cell>
          <table:table-cell table:formula="of:=[.C230]-[.$G$2]*[.C230]*[.B230]+[.$G$3]*[.C230]" office:value-type="float" office:value="105.66202308405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31] - [.$E$2]*[.B231]+[.$E$3]*[.C231]*[.B231]" office:value-type="float" office:value="55.2683145883906" calcext:value-type="float">
            <text:p>55</text:p>
          </table:table-cell>
          <table:table-cell table:formula="of:=[.C231]-[.$G$2]*[.C231]*[.B231]+[.$G$3]*[.C231]" office:value-type="float" office:value="105.053114346691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2] - [.$E$2]*[.B232]+[.$E$3]*[.C232]*[.B232]" office:value-type="float" office:value="54.7714868651795" calcext:value-type="float">
            <text:p>55</text:p>
          </table:table-cell>
          <table:table-cell table:formula="of:=[.C232]-[.$G$2]*[.C232]*[.B232]+[.$G$3]*[.C232]" office:value-type="float" office:value="104.499661491822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3] - [.$E$2]*[.B233]+[.$E$3]*[.C233]*[.B233]" office:value-type="float" office:value="54.2730626265871" calcext:value-type="float">
            <text:p>54</text:p>
          </table:table-cell>
          <table:table-cell table:formula="of:=[.C233]-[.$G$2]*[.C233]*[.B233]+[.$G$3]*[.C233]" office:value-type="float" office:value="104.001042729598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4] - [.$E$2]*[.B234]+[.$E$3]*[.C234]*[.B234]" office:value-type="float" office:value="53.7737617688483" calcext:value-type="float">
            <text:p>54</text:p>
          </table:table-cell>
          <table:table-cell table:formula="of:=[.C234]-[.$G$2]*[.C234]*[.B234]+[.$G$3]*[.C234]" office:value-type="float" office:value="103.556639760785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5] - [.$E$2]*[.B235]+[.$E$3]*[.C235]*[.B235]" office:value-type="float" office:value="53.2742749309986" calcext:value-type="float">
            <text:p>53</text:p>
          </table:table-cell>
          <table:table-cell table:formula="of:=[.C235]-[.$G$2]*[.C235]*[.B235]+[.$G$3]*[.C235]" office:value-type="float" office:value="103.165841672745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6] - [.$E$2]*[.B236]+[.$E$3]*[.C236]*[.B236]" office:value-type="float" office:value="52.775263765621" calcext:value-type="float">
            <text:p>53</text:p>
          </table:table-cell>
          <table:table-cell table:formula="of:=[.C236]-[.$G$2]*[.C236]*[.B236]+[.$G$3]*[.C236]" office:value-type="float" office:value="102.82804834362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7] - [.$E$2]*[.B237]+[.$E$3]*[.C237]*[.B237]" office:value-type="float" office:value="52.27736132742" calcext:value-type="float">
            <text:p>52</text:p>
          </table:table-cell>
          <table:table-cell table:formula="of:=[.C237]-[.$G$2]*[.C237]*[.B237]+[.$G$3]*[.C237]" office:value-type="float" office:value="102.54267338696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8] - [.$E$2]*[.B238]+[.$E$3]*[.C238]*[.B238]" office:value-type="float" office:value="51.7811725652234" calcext:value-type="float">
            <text:p>52</text:p>
          </table:table-cell>
          <table:table-cell table:formula="of:=[.C238]-[.$G$2]*[.C238]*[.B238]+[.$G$3]*[.C238]" office:value-type="float" office:value="102.30914666818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9] - [.$E$2]*[.B239]+[.$E$3]*[.C239]*[.B239]" office:value-type="float" office:value="51.2872749039919" calcext:value-type="float">
            <text:p>51</text:p>
          </table:table-cell>
          <table:table-cell table:formula="of:=[.C239]-[.$G$2]*[.C239]*[.B239]+[.$G$3]*[.C239]" office:value-type="float" office:value="102.126916422964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40] - [.$E$2]*[.B240]+[.$E$3]*[.C240]*[.B240]" office:value-type="float" office:value="50.7962189044084" calcext:value-type="float">
            <text:p>51</text:p>
          </table:table-cell>
          <table:table-cell table:formula="of:=[.C240]-[.$G$2]*[.C240]*[.B240]+[.$G$3]*[.C240]" office:value-type="float" office:value="101.99545100643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1] - [.$E$2]*[.B241]+[.$E$3]*[.C241]*[.B241]" office:value-type="float" office:value="50.3085289885915" calcext:value-type="float">
            <text:p>50</text:p>
          </table:table-cell>
          <table:table-cell table:formula="of:=[.C241]-[.$G$2]*[.C241]*[.B241]+[.$G$3]*[.C241]" office:value-type="float" office:value="101.914240300176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2] - [.$E$2]*[.B242]+[.$E$3]*[.C242]*[.B242]" office:value-type="float" office:value="49.8247042214321" calcext:value-type="float">
            <text:p>50</text:p>
          </table:table-cell>
          <table:table-cell table:formula="of:=[.C242]-[.$G$2]*[.C242]*[.B242]+[.$G$3]*[.C242]" office:value-type="float" office:value="101.882796802693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3] - [.$E$2]*[.B243]+[.$E$3]*[.C243]*[.B243]" office:value-type="float" office:value="49.3452191379784" calcext:value-type="float">
            <text:p>49</text:p>
          </table:table-cell>
          <table:table-cell table:formula="of:=[.C243]-[.$G$2]*[.C243]*[.B243]+[.$G$3]*[.C243]" office:value-type="float" office:value="101.90065642688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4] - [.$E$2]*[.B244]+[.$E$3]*[.C244]*[.B244]" office:value-type="float" office:value="48.8705246081767" calcext:value-type="float">
            <text:p>49</text:p>
          </table:table-cell>
          <table:table-cell table:formula="of:=[.C244]-[.$G$2]*[.C244]*[.B244]+[.$G$3]*[.C244]" office:value-type="float" office:value="101.967379026537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5] - [.$E$2]*[.B245]+[.$E$3]*[.C245]*[.B245]" office:value-type="float" office:value="48.401048731121" calcext:value-type="float">
            <text:p>48</text:p>
          </table:table-cell>
          <table:table-cell table:formula="of:=[.C245]-[.$G$2]*[.C245]*[.B245]+[.$G$3]*[.C245]" office:value-type="float" office:value="102.082548671916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6] - [.$E$2]*[.B246]+[.$E$3]*[.C246]*[.B246]" office:value-type="float" office:value="47.9371977517606" calcext:value-type="float">
            <text:p>48</text:p>
          </table:table-cell>
          <table:table-cell table:formula="of:=[.C246]-[.$G$2]*[.C246]*[.B246]+[.$G$3]*[.C246]" office:value-type="float" office:value="102.245773692646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7] - [.$E$2]*[.B247]+[.$E$3]*[.C247]*[.B247]" office:value-type="float" office:value="47.479356993765" calcext:value-type="float">
            <text:p>47</text:p>
          </table:table-cell>
          <table:table-cell table:formula="of:=[.C247]-[.$G$2]*[.C247]*[.B247]+[.$G$3]*[.C247]" office:value-type="float" office:value="102.45668650449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8] - [.$E$2]*[.B248]+[.$E$3]*[.C248]*[.B248]" office:value-type="float" office:value="47.0278918029411" calcext:value-type="float">
            <text:p>47</text:p>
          </table:table-cell>
          <table:table-cell table:formula="of:=[.C248]-[.$G$2]*[.C248]*[.B248]+[.$G$3]*[.C248]" office:value-type="float" office:value="102.714943234771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9] - [.$E$2]*[.B249]+[.$E$3]*[.C249]*[.B249]" office:value-type="float" office:value="46.5831484962509" calcext:value-type="float">
            <text:p>47</text:p>
          </table:table-cell>
          <table:table-cell table:formula="of:=[.C249]-[.$G$2]*[.C249]*[.B249]+[.$G$3]*[.C249]" office:value-type="float" office:value="103.02022315952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50] - [.$E$2]*[.B250]+[.$E$3]*[.C250]*[.B250]" office:value-type="float" office:value="46.1454553120747" calcext:value-type="float">
            <text:p>46</text:p>
          </table:table-cell>
          <table:table-cell table:formula="of:=[.C250]-[.$G$2]*[.C250]*[.B250]+[.$G$3]*[.C250]" office:value-type="float" office:value="103.372227963939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51] - [.$E$2]*[.B251]+[.$E$3]*[.C251]*[.B251]" office:value-type="float" office:value="45.7151233579164" calcext:value-type="float">
            <text:p>46</text:p>
          </table:table-cell>
          <table:table-cell table:formula="of:=[.C251]-[.$G$2]*[.C251]*[.B251]+[.$G$3]*[.C251]" office:value-type="float" office:value="103.770680836117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B252] - [.$E$2]*[.B252]+[.$E$3]*[.C252]*[.B252]" office:value-type="float" office:value="45.2924475522505" calcext:value-type="float">
            <text:p>45</text:p>
          </table:table-cell>
          <table:table-cell table:formula="of:=[.C252]-[.$G$2]*[.C252]*[.B252]+[.$G$3]*[.C252]" office:value-type="float" office:value="104.21532540256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B253] - [.$E$2]*[.B253]+[.$E$3]*[.C253]*[.B253]" office:value-type="float" office:value="44.8777075576702" calcext:value-type="float">
            <text:p>45</text:p>
          </table:table-cell>
          <table:table-cell table:formula="of:=[.C253]-[.$G$2]*[.C253]*[.B253]+[.$G$3]*[.C253]" office:value-type="float" office:value="104.705924512756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B254] - [.$E$2]*[.B254]+[.$E$3]*[.C254]*[.B254]" office:value-type="float" office:value="44.4711687029079" calcext:value-type="float">
            <text:p>44</text:p>
          </table:table-cell>
          <table:table-cell table:formula="of:=[.C254]-[.$G$2]*[.C254]*[.B254]+[.$G$3]*[.C254]" office:value-type="float" office:value="105.24225887855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5] - [.$E$2]*[.B255]+[.$E$3]*[.C255]*[.B255]" office:value-type="float" office:value="44.0730828916733" calcext:value-type="float">
            <text:p>44</text:p>
          </table:table-cell>
          <table:table-cell table:formula="of:=[.C255]-[.$G$2]*[.C255]*[.B255]+[.$G$3]*[.C255]" office:value-type="float" office:value="105.824125573219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B256] - [.$E$2]*[.B256]+[.$E$3]*[.C256]*[.B256]" office:value-type="float" office:value="43.6836894965886" calcext:value-type="float">
            <text:p>44</text:p>
          </table:table-cell>
          <table:table-cell table:formula="of:=[.C256]-[.$G$2]*[.C256]*[.B256]+[.$G$3]*[.C256]" office:value-type="float" office:value="106.451336393553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57] - [.$E$2]*[.B257]+[.$E$3]*[.C257]*[.B257]" office:value-type="float" office:value="43.3032162367935" calcext:value-type="float">
            <text:p>43</text:p>
          </table:table-cell>
          <table:table-cell table:formula="of:=[.C257]-[.$G$2]*[.C257]*[.B257]+[.$G$3]*[.C257]" office:value-type="float" office:value="107.123716087718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B258] - [.$E$2]*[.B258]+[.$E$3]*[.C258]*[.B258]" office:value-type="float" office:value="42.9318800380568" calcext:value-type="float">
            <text:p>43</text:p>
          </table:table-cell>
          <table:table-cell table:formula="of:=[.C258]-[.$G$2]*[.C258]*[.B258]+[.$G$3]*[.C258]" office:value-type="float" office:value="107.84110045026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B259] - [.$E$2]*[.B259]+[.$E$3]*[.C259]*[.B259]" office:value-type="float" office:value="42.5698878744557" calcext:value-type="float">
            <text:p>43</text:p>
          </table:table-cell>
          <table:table-cell table:formula="of:=[.C259]-[.$G$2]*[.C259]*[.B259]+[.$G$3]*[.C259]" office:value-type="float" office:value="108.60333428507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B260] - [.$E$2]*[.B260]+[.$E$3]*[.C260]*[.B260]" office:value-type="float" office:value="42.2174375908836" calcext:value-type="float">
            <text:p>42</text:p>
          </table:table-cell>
          <table:table-cell table:formula="of:=[.C260]-[.$G$2]*[.C260]*[.B260]+[.$G$3]*[.C260]" office:value-type="float" office:value="109.410269236025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B261] - [.$E$2]*[.B261]+[.$E$3]*[.C261]*[.B261]" office:value-type="float" office:value="41.8747187058118" calcext:value-type="float">
            <text:p>42</text:p>
          </table:table-cell>
          <table:table-cell table:formula="of:=[.C261]-[.$G$2]*[.C261]*[.B261]+[.$G$3]*[.C261]" office:value-type="float" office:value="110.261761484553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2] - [.$E$2]*[.B262]+[.$E$3]*[.C262]*[.B262]" office:value-type="float" office:value="41.541913193872" calcext:value-type="float">
            <text:p>42</text:p>
          </table:table-cell>
          <table:table-cell table:formula="of:=[.C262]-[.$G$2]*[.C262]*[.B262]+[.$G$3]*[.C262]" office:value-type="float" office:value="111.157669312607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B263] - [.$E$2]*[.B263]+[.$E$3]*[.C263]*[.B263]" office:value-type="float" office:value="41.2191962479394" calcext:value-type="float">
            <text:p>41</text:p>
          </table:table-cell>
          <table:table-cell table:formula="of:=[.C263]-[.$G$2]*[.C263]*[.B263]+[.$G$3]*[.C263]" office:value-type="float" office:value="112.0978505288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B264] - [.$E$2]*[.B264]+[.$E$3]*[.C264]*[.B264]" office:value-type="float" office:value="40.9067370204851" calcext:value-type="float">
            <text:p>41</text:p>
          </table:table-cell>
          <table:table-cell table:formula="of:=[.C264]-[.$G$2]*[.C264]*[.B264]+[.$G$3]*[.C264]" office:value-type="float" office:value="113.082159755341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B265] - [.$E$2]*[.B265]+[.$E$3]*[.C265]*[.B265]" office:value-type="float" office:value="40.6046993440346" calcext:value-type="float">
            <text:p>41</text:p>
          </table:table-cell>
          <table:table-cell table:formula="of:=[.C265]-[.$G$2]*[.C265]*[.B265]+[.$G$3]*[.C265]" office:value-type="float" office:value="114.110445572288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B266] - [.$E$2]*[.B266]+[.$E$3]*[.C266]*[.B266]" office:value-type="float" office:value="40.3132424306089" calcext:value-type="float">
            <text:p>40</text:p>
          </table:table-cell>
          <table:table-cell table:formula="of:=[.C266]-[.$G$2]*[.C266]*[.B266]+[.$G$3]*[.C266]" office:value-type="float" office:value="115.182547516426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B267] - [.$E$2]*[.B267]+[.$E$3]*[.C267]*[.B267]" office:value-type="float" office:value="40.0325215500516" calcext:value-type="float">
            <text:p>40</text:p>
          </table:table-cell>
          <table:table-cell table:formula="of:=[.C267]-[.$G$2]*[.C267]*[.B267]+[.$G$3]*[.C267]" office:value-type="float" office:value="116.298292930443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B268] - [.$E$2]*[.B268]+[.$E$3]*[.C268]*[.B268]" office:value-type="float" office:value="39.7626886871445" calcext:value-type="float">
            <text:p>40</text:p>
          </table:table-cell>
          <table:table-cell table:formula="of:=[.C268]-[.$G$2]*[.C268]*[.B268]+[.$G$3]*[.C268]" office:value-type="float" office:value="117.457493658993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9] - [.$E$2]*[.B269]+[.$E$3]*[.C269]*[.B269]" office:value-type="float" office:value="39.5038931773971" calcext:value-type="float">
            <text:p>40</text:p>
          </table:table-cell>
          <table:table-cell table:formula="of:=[.C269]-[.$G$2]*[.C269]*[.B269]+[.$G$3]*[.C269]" office:value-type="float" office:value="118.659942587607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B270] - [.$E$2]*[.B270]+[.$E$3]*[.C270]*[.B270]" office:value-type="float" office:value="39.2562823213586" calcext:value-type="float">
            <text:p>39</text:p>
          </table:table-cell>
          <table:table-cell table:formula="of:=[.C270]-[.$G$2]*[.C270]*[.B270]+[.$G$3]*[.C270]" office:value-type="float" office:value="119.905410020571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B271] - [.$E$2]*[.B271]+[.$E$3]*[.C271]*[.B271]" office:value-type="float" office:value="39.020001977243" calcext:value-type="float">
            <text:p>39</text:p>
          </table:table-cell>
          <table:table-cell table:formula="of:=[.C271]-[.$G$2]*[.C271]*[.B271]+[.$G$3]*[.C271]" office:value-type="float" office:value="121.193639893974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B272] - [.$E$2]*[.B272]+[.$E$3]*[.C272]*[.B272]" office:value-type="float" office:value="38.7951971315841" calcext:value-type="float">
            <text:p>39</text:p>
          </table:table-cell>
          <table:table-cell table:formula="of:=[.C272]-[.$G$2]*[.C272]*[.B272]+[.$G$3]*[.C272]" office:value-type="float" office:value="122.52434582038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273] - [.$E$2]*[.B273]+[.$E$3]*[.C273]*[.B273]" office:value-type="float" office:value="38.5820124475406" calcext:value-type="float">
            <text:p>39</text:p>
          </table:table-cell>
          <table:table-cell table:formula="of:=[.C273]-[.$G$2]*[.C273]*[.B273]+[.$G$3]*[.C273]" office:value-type="float" office:value="123.897206961879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B274] - [.$E$2]*[.B274]+[.$E$3]*[.C274]*[.B274]" office:value-type="float" office:value="38.3805927903581" calcext:value-type="float">
            <text:p>38</text:p>
          </table:table-cell>
          <table:table-cell table:formula="of:=[.C274]-[.$G$2]*[.C274]*[.B274]+[.$G$3]*[.C274]" office:value-type="float" office:value="125.311863728754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B275] - [.$E$2]*[.B275]+[.$E$3]*[.C275]*[.B275]" office:value-type="float" office:value="38.1910837293622" calcext:value-type="float">
            <text:p>38</text:p>
          </table:table-cell>
          <table:table-cell table:formula="of:=[.C275]-[.$G$2]*[.C275]*[.B275]+[.$G$3]*[.C275]" office:value-type="float" office:value="126.767913301618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6] - [.$E$2]*[.B276]+[.$E$3]*[.C276]*[.B276]" office:value-type="float" office:value="38.0136320157011" calcext:value-type="float">
            <text:p>38</text:p>
          </table:table-cell>
          <table:table-cell table:formula="of:=[.C276]-[.$G$2]*[.C276]*[.B276]+[.$G$3]*[.C276]" office:value-type="float" office:value="128.2649049756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B277] - [.$E$2]*[.B277]+[.$E$3]*[.C277]*[.B277]" office:value-type="float" office:value="37.8483860348843" calcext:value-type="float">
            <text:p>38</text:p>
          </table:table-cell>
          <table:table-cell table:formula="of:=[.C277]-[.$G$2]*[.C277]*[.B277]+[.$G$3]*[.C277]" office:value-type="float" office:value="129.802335326109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B278] - [.$E$2]*[.B278]+[.$E$3]*[.C278]*[.B278]" office:value-type="float" office:value="37.6954962329682" calcext:value-type="float">
            <text:p>38</text:p>
          </table:table-cell>
          <table:table-cell table:formula="of:=[.C278]-[.$G$2]*[.C278]*[.B278]+[.$G$3]*[.C278]" office:value-type="float" office:value="131.379643196762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B279] - [.$E$2]*[.B279]+[.$E$3]*[.C279]*[.B279]" office:value-type="float" office:value="37.5551155150216" calcext:value-type="float">
            <text:p>38</text:p>
          </table:table-cell>
          <table:table-cell table:formula="of:=[.C279]-[.$G$2]*[.C279]*[.B279]+[.$G$3]*[.C279]" office:value-type="float" office:value="132.996204511388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B280] - [.$E$2]*[.B280]+[.$E$3]*[.C280]*[.B280]" office:value-type="float" office:value="37.4273996142679" calcext:value-type="float">
            <text:p>37</text:p>
          </table:table-cell>
          <table:table-cell table:formula="of:=[.C280]-[.$G$2]*[.C280]*[.B280]+[.$G$3]*[.C280]" office:value-type="float" office:value="134.651326913473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B281] - [.$E$2]*[.B281]+[.$E$3]*[.C281]*[.B281]" office:value-type="float" office:value="37.3125074300362" calcext:value-type="float">
            <text:p>37</text:p>
          </table:table-cell>
          <table:table-cell table:formula="of:=[.C281]-[.$G$2]*[.C281]*[.B281]+[.$G$3]*[.C281]" office:value-type="float" office:value="136.344244238165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B282] - [.$E$2]*[.B282]+[.$E$3]*[.C282]*[.B282]" office:value-type="float" office:value="37.210601332371" calcext:value-type="float">
            <text:p>37</text:p>
          </table:table-cell>
          <table:table-cell table:formula="of:=[.C282]-[.$G$2]*[.C282]*[.B282]+[.$G$3]*[.C282]" office:value-type="float" office:value="138.074110823894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3] - [.$E$2]*[.B283]+[.$E$3]*[.C283]*[.B283]" office:value-type="float" office:value="37.1218474308378" calcext:value-type="float">
            <text:p>37</text:p>
          </table:table-cell>
          <table:table-cell table:formula="of:=[.C283]-[.$G$2]*[.C283]*[.B283]+[.$G$3]*[.C283]" office:value-type="float" office:value="139.839995672899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B284] - [.$E$2]*[.B284]+[.$E$3]*[.C284]*[.B284]" office:value-type="float" office:value="37.0464158047323" calcext:value-type="float">
            <text:p>37</text:p>
          </table:table-cell>
          <table:table-cell table:formula="of:=[.C284]-[.$G$2]*[.C284]*[.B284]+[.$G$3]*[.C284]" office:value-type="float" office:value="141.640876472446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B285] - [.$E$2]*[.B285]+[.$E$3]*[.C285]*[.B285]" office:value-type="float" office:value="36.9844806915393" calcext:value-type="float">
            <text:p>37</text:p>
          </table:table-cell>
          <table:table-cell table:formula="of:=[.C285]-[.$G$2]*[.C285]*[.B285]+[.$G$3]*[.C285]" office:value-type="float" office:value="143.47563349132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B286] - [.$E$2]*[.B286]+[.$E$3]*[.C286]*[.B286]" office:value-type="float" office:value="36.9362206301064" calcext:value-type="float">
            <text:p>37</text:p>
          </table:table-cell>
          <table:table-cell table:formula="of:=[.C286]-[.$G$2]*[.C286]*[.B286]+[.$G$3]*[.C286]" office:value-type="float" office:value="145.343043369323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B287] - [.$E$2]*[.B287]+[.$E$3]*[.C287]*[.B287]" office:value-type="float" office:value="36.9018185545913" calcext:value-type="float">
            <text:p>37</text:p>
          </table:table-cell>
          <table:table-cell table:formula="of:=[.C287]-[.$G$2]*[.C287]*[.B287]+[.$G$3]*[.C287]" office:value-type="float" office:value="147.241772820849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B288] - [.$E$2]*[.B288]+[.$E$3]*[.C288]*[.B288]" office:value-type="float" office:value="36.8814618348118" calcext:value-type="float">
            <text:p>37</text:p>
          </table:table-cell>
          <table:table-cell table:formula="of:=[.C288]-[.$G$2]*[.C288]*[.B288]+[.$G$3]*[.C288]" office:value-type="float" office:value="149.1703722776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B289] - [.$E$2]*[.B289]+[.$E$3]*[.C289]*[.B289]" office:value-type="float" office:value="36.8753422581756" calcext:value-type="float">
            <text:p>37</text:p>
          </table:table-cell>
          <table:table-cell table:formula="of:=[.C289]-[.$G$2]*[.C289]*[.B289]+[.$G$3]*[.C289]" office:value-type="float" office:value="151.127269499439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90] - [.$E$2]*[.B290]+[.$E$3]*[.C290]*[.B290]" office:value-type="float" office:value="36.8836559478974" calcext:value-type="float">
            <text:p>37</text:p>
          </table:table-cell>
          <table:table-cell table:formula="of:=[.C290]-[.$G$2]*[.C290]*[.B290]+[.$G$3]*[.C290]" office:value-type="float" office:value="153.110763187075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B291] - [.$E$2]*[.B291]+[.$E$3]*[.C291]*[.B291]" office:value-type="float" office:value="36.9066032117229" calcext:value-type="float">
            <text:p>37</text:p>
          </table:table-cell>
          <table:table-cell table:formula="of:=[.C291]-[.$G$2]*[.C291]*[.B291]+[.$G$3]*[.C291]" office:value-type="float" office:value="155.119016635117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292] - [.$E$2]*[.B292]+[.$E$3]*[.C292]*[.B292]" office:value-type="float" office:value="36.9443883148802" calcext:value-type="float">
            <text:p>37</text:p>
          </table:table-cell>
          <table:table-cell table:formula="of:=[.C292]-[.$G$2]*[.C292]*[.B292]+[.$G$3]*[.C292]" office:value-type="float" office:value="157.150051469328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B293] - [.$E$2]*[.B293]+[.$E$3]*[.C293]*[.B293]" office:value-type="float" office:value="36.9972191704711" calcext:value-type="float">
            <text:p>37</text:p>
          </table:table-cell>
          <table:table-cell table:formula="of:=[.C293]-[.$G$2]*[.C293]*[.B293]+[.$G$3]*[.C293]" office:value-type="float" office:value="159.201741517608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B294] - [.$E$2]*[.B294]+[.$E$3]*[.C294]*[.B294]" office:value-type="float" office:value="37.0653069400065" calcext:value-type="float">
            <text:p>37</text:p>
          </table:table-cell>
          <table:table-cell table:formula="of:=[.C294]-[.$G$2]*[.C294]*[.B294]+[.$G$3]*[.C294]" office:value-type="float" office:value="161.27180687024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B295] - [.$E$2]*[.B295]+[.$E$3]*[.C295]*[.B295]" office:value-type="float" office:value="37.1488655362892" calcext:value-type="float">
            <text:p>37</text:p>
          </table:table-cell>
          <table:table-cell table:formula="of:=[.C295]-[.$G$2]*[.C295]*[.B295]+[.$G$3]*[.C295]" office:value-type="float" office:value="163.357808191338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B296] - [.$E$2]*[.B296]+[.$E$3]*[.C296]*[.B296]" office:value-type="float" office:value="37.2481110203611" calcext:value-type="float">
            <text:p>37</text:p>
          </table:table-cell>
          <table:table-cell table:formula="of:=[.C296]-[.$G$2]*[.C296]*[.B296]+[.$G$3]*[.C296]" office:value-type="float" office:value="165.457141350102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7] - [.$E$2]*[.B297]+[.$E$3]*[.C297]*[.B297]" office:value-type="float" office:value="37.3632608837744" calcext:value-type="float">
            <text:p>37</text:p>
          </table:table-cell>
          <table:table-cell table:formula="of:=[.C297]-[.$G$2]*[.C297]*[.B297]+[.$G$3]*[.C297]" office:value-type="float" office:value="167.567032447487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B298] - [.$E$2]*[.B298]+[.$E$3]*[.C298]*[.B298]" office:value-type="float" office:value="37.4945332070322" calcext:value-type="float">
            <text:p>37</text:p>
          </table:table-cell>
          <table:table-cell table:formula="of:=[.C298]-[.$G$2]*[.C298]*[.B298]+[.$G$3]*[.C298]" office:value-type="float" office:value="169.684533321006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B299] - [.$E$2]*[.B299]+[.$E$3]*[.C299]*[.B299]" office:value-type="float" office:value="37.6421456846861" calcext:value-type="float">
            <text:p>38</text:p>
          </table:table-cell>
          <table:table-cell table:formula="of:=[.C299]-[.$G$2]*[.C299]*[.B299]+[.$G$3]*[.C299]" office:value-type="float" office:value="171.80651761773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300] - [.$E$2]*[.B300]+[.$E$3]*[.C300]*[.B300]" office:value-type="float" office:value="37.8063145072945" calcext:value-type="float">
            <text:p>38</text:p>
          </table:table-cell>
          <table:table-cell table:formula="of:=[.C300]-[.$G$2]*[.C300]*[.B300]+[.$G$3]*[.C300]" office:value-type="float" office:value="173.929677532873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301] - [.$E$2]*[.B301]+[.$E$3]*[.C301]*[.B301]" office:value-type="float" office:value="37.9872530902677" calcext:value-type="float">
            <text:p>38</text:p>
          </table:table-cell>
          <table:table-cell table:formula="of:=[.C301]-[.$G$2]*[.C301]*[.B301]+[.$G$3]*[.C301]" office:value-type="float" office:value="176.050521318557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B302] - [.$E$2]*[.B302]+[.$E$3]*[.C302]*[.B302]" office:value-type="float" office:value="38.18517063956" calcext:value-type="float">
            <text:p>38</text:p>
          </table:table-cell>
          <table:table-cell table:formula="of:=[.C302]-[.$G$2]*[.C302]*[.B302]+[.$G$3]*[.C302]" office:value-type="float" office:value="178.165371674483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B303] - [.$E$2]*[.B303]+[.$E$3]*[.C303]*[.B303]" office:value-type="float" office:value="38.4002705442634" calcext:value-type="float">
            <text:p>38</text:p>
          </table:table-cell>
          <table:table-cell table:formula="of:=[.C303]-[.$G$2]*[.C303]*[.B303]+[.$G$3]*[.C303]" office:value-type="float" office:value="180.270365138756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4] - [.$E$2]*[.B304]+[.$E$3]*[.C304]*[.B304]" office:value-type="float" office:value="38.6327485864237" calcext:value-type="float">
            <text:p>39</text:p>
          </table:table-cell>
          <table:table-cell table:formula="of:=[.C304]-[.$G$2]*[.C304]*[.B304]+[.$G$3]*[.C304]" office:value-type="float" office:value="182.361452603253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B305] - [.$E$2]*[.B305]+[.$E$3]*[.C305]*[.B305]" office:value-type="float" office:value="38.8827909588863" calcext:value-type="float">
            <text:p>39</text:p>
          </table:table-cell>
          <table:table-cell table:formula="of:=[.C305]-[.$G$2]*[.C305]*[.B305]+[.$G$3]*[.C305]" office:value-type="float" office:value="184.434401083139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B306] - [.$E$2]*[.B306]+[.$E$3]*[.C306]*[.B306]" office:value-type="float" office:value="39.1505720827084" calcext:value-type="float">
            <text:p>39</text:p>
          </table:table-cell>
          <table:table-cell table:formula="of:=[.C306]-[.$G$2]*[.C306]*[.B306]+[.$G$3]*[.C306]" office:value-type="float" office:value="186.484796874353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B307] - [.$E$2]*[.B307]+[.$E$3]*[.C307]*[.B307]" office:value-type="float" office:value="39.4362522166988" calcext:value-type="float">
            <text:p>39</text:p>
          </table:table-cell>
          <table:table-cell table:formula="of:=[.C307]-[.$G$2]*[.C307]*[.B307]+[.$G$3]*[.C307]" office:value-type="float" office:value="188.508050235712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B308] - [.$E$2]*[.B308]+[.$E$3]*[.C308]*[.B308]" office:value-type="float" office:value="39.7399748529926" calcext:value-type="float">
            <text:p>40</text:p>
          </table:table-cell>
          <table:table-cell table:formula="of:=[.C308]-[.$G$2]*[.C308]*[.B308]+[.$G$3]*[.C308]" office:value-type="float" office:value="190.499401733524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B309] - [.$E$2]*[.B309]+[.$E$3]*[.C309]*[.B309]" office:value-type="float" office:value="40.0618638942829" calcext:value-type="float">
            <text:p>40</text:p>
          </table:table-cell>
          <table:table-cell table:formula="of:=[.C309]-[.$G$2]*[.C309]*[.B309]+[.$G$3]*[.C309]" office:value-type="float" office:value="192.4539303858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310] - [.$E$2]*[.B310]+[.$E$3]*[.C310]*[.B310]" office:value-type="float" office:value="40.4020206104615" calcext:value-type="float">
            <text:p>40</text:p>
          </table:table-cell>
          <table:table-cell table:formula="of:=[.C310]-[.$G$2]*[.C310]*[.B310]+[.$G$3]*[.C310]" office:value-type="float" office:value="194.36656374005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1] - [.$E$2]*[.B311]+[.$E$3]*[.C311]*[.B311]" office:value-type="float" office:value="40.7605203749897" calcext:value-type="float">
            <text:p>41</text:p>
          </table:table-cell>
          <table:table-cell table:formula="of:=[.C311]-[.$G$2]*[.C311]*[.B311]+[.$G$3]*[.C311]" office:value-type="float" office:value="196.23209001284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B312] - [.$E$2]*[.B312]+[.$E$3]*[.C312]*[.B312]" office:value-type="float" office:value="41.1374091843791" calcext:value-type="float">
            <text:p>41</text:p>
          </table:table-cell>
          <table:table-cell table:formula="of:=[.C312]-[.$G$2]*[.C312]*[.B312]+[.$G$3]*[.C312]" office:value-type="float" office:value="198.045172410293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B313] - [.$E$2]*[.B313]+[.$E$3]*[.C313]*[.B313]" office:value-type="float" office:value="41.5326999677344" calcext:value-type="float">
            <text:p>42</text:p>
          </table:table-cell>
          <table:table-cell table:formula="of:=[.C313]-[.$G$2]*[.C313]*[.B313]+[.$G$3]*[.C313]" office:value-type="float" office:value="199.800365736375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B314] - [.$E$2]*[.B314]+[.$E$3]*[.C314]*[.B314]" office:value-type="float" office:value="41.9463686974168" calcext:value-type="float">
            <text:p>42</text:p>
          </table:table-cell>
          <table:table-cell table:formula="of:=[.C314]-[.$G$2]*[.C314]*[.B314]+[.$G$3]*[.C314]" office:value-type="float" office:value="201.49213537962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B315] - [.$E$2]*[.B315]+[.$E$3]*[.C315]*[.B315]" office:value-type="float" office:value="42.378350316547" calcext:value-type="float">
            <text:p>42</text:p>
          </table:table-cell>
          <table:table-cell table:formula="of:=[.C315]-[.$G$2]*[.C315]*[.B315]+[.$G$3]*[.C315]" office:value-type="float" office:value="203.114878748339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316] - [.$E$2]*[.B316]+[.$E$3]*[.C316]*[.B316]" office:value-type="float" office:value="42.8285345042706" calcext:value-type="float">
            <text:p>43</text:p>
          </table:table-cell>
          <table:table-cell table:formula="of:=[.C316]-[.$G$2]*[.C316]*[.B316]+[.$G$3]*[.C316]" office:value-type="float" office:value="204.662949199656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B317] - [.$E$2]*[.B317]+[.$E$3]*[.C317]*[.B317]" office:value-type="float" office:value="43.2967613054512" calcext:value-type="float">
            <text:p>43</text:p>
          </table:table-cell>
          <table:table-cell table:formula="of:=[.C317]-[.$G$2]*[.C317]*[.B317]+[.$G$3]*[.C317]" office:value-type="float" office:value="206.130682478095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8] - [.$E$2]*[.B318]+[.$E$3]*[.C318]*[.B318]" office:value-type="float" office:value="43.7828166576844" calcext:value-type="float">
            <text:p>44</text:p>
          </table:table-cell>
          <table:table-cell table:formula="of:=[.C318]-[.$G$2]*[.C318]*[.B318]+[.$G$3]*[.C318]" office:value-type="float" office:value="207.512425645016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B319] - [.$E$2]*[.B319]+[.$E$3]*[.C319]*[.B319]" office:value-type="float" office:value="44.2864278551953" calcext:value-type="float">
            <text:p>44</text:p>
          </table:table-cell>
          <table:table-cell table:formula="of:=[.C319]-[.$G$2]*[.C319]*[.B319]+[.$G$3]*[.C319]" office:value-type="float" office:value="208.80256844106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B320] - [.$E$2]*[.B320]+[.$E$3]*[.C320]*[.B320]" office:value-type="float" office:value="44.8072589961883" calcext:value-type="float">
            <text:p>45</text:p>
          </table:table-cell>
          <table:table-cell table:formula="of:=[.C320]-[.$G$2]*[.C320]*[.B320]+[.$G$3]*[.C320]" office:value-type="float" office:value="209.995576979868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B321] - [.$E$2]*[.B321]+[.$E$3]*[.C321]*[.B321]" office:value-type="float" office:value="45.3449064674608" calcext:value-type="float">
            <text:p>45</text:p>
          </table:table-cell>
          <table:table-cell table:formula="of:=[.C321]-[.$G$2]*[.C321]*[.B321]+[.$G$3]*[.C321]" office:value-type="float" office:value="211.08602962307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B322] - [.$E$2]*[.B322]+[.$E$3]*[.C322]*[.B322]" office:value-type="float" office:value="45.8988945274062" calcext:value-type="float">
            <text:p>46</text:p>
          </table:table-cell>
          <table:table-cell table:formula="of:=[.C322]-[.$G$2]*[.C322]*[.B322]+[.$G$3]*[.C322]" office:value-type="float" office:value="212.068654834378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B323] - [.$E$2]*[.B323]+[.$E$3]*[.C323]*[.B323]" office:value-type="float" office:value="46.4686710557464" calcext:value-type="float">
            <text:p>46</text:p>
          </table:table-cell>
          <table:table-cell table:formula="of:=[.C323]-[.$G$2]*[.C323]*[.B323]+[.$G$3]*[.C323]" office:value-type="float" office:value="212.938370755285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B324] - [.$E$2]*[.B324]+[.$E$3]*[.C324]*[.B324]" office:value-type="float" office:value="47.0536035452288" calcext:value-type="float">
            <text:p>47</text:p>
          </table:table-cell>
          <table:table-cell table:formula="of:=[.C324]-[.$G$2]*[.C324]*[.B324]+[.$G$3]*[.C324]" office:value-type="float" office:value="213.690326187276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5] - [.$E$2]*[.B325]+[.$E$3]*[.C325]*[.B325]" office:value-type="float" office:value="47.6529754168453" calcext:value-type="float">
            <text:p>48</text:p>
          </table:table-cell>
          <table:table-cell table:formula="of:=[.C325]-[.$G$2]*[.C325]*[.B325]+[.$G$3]*[.C325]" office:value-type="float" office:value="214.319942606773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B326] - [.$E$2]*[.B326]+[.$E$3]*[.C326]*[.B326]" office:value-type="float" office:value="48.265982745616" calcext:value-type="float">
            <text:p>48</text:p>
          </table:table-cell>
          <table:table-cell table:formula="of:=[.C326]-[.$G$2]*[.C326]*[.B326]+[.$G$3]*[.C326]" office:value-type="float" office:value="214.822956780731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B327] - [.$E$2]*[.B327]+[.$E$3]*[.C327]*[.B327]" office:value-type="float" office:value="48.8917314883157" calcext:value-type="float">
            <text:p>49</text:p>
          </table:table-cell>
          <table:table-cell table:formula="of:=[.C327]-[.$G$2]*[.C327]*[.B327]+[.$G$3]*[.C327]" office:value-type="float" office:value="215.195463494427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B328] - [.$E$2]*[.B328]+[.$E$3]*[.C328]*[.B328]" office:value-type="float" office:value="49.5292353074008" calcext:value-type="float">
            <text:p>50</text:p>
          </table:table-cell>
          <table:table-cell table:formula="of:=[.C328]-[.$G$2]*[.C328]*[.B328]+[.$G$3]*[.C328]" office:value-type="float" office:value="215.43395785047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329] - [.$E$2]*[.B329]+[.$E$3]*[.C329]*[.B329]" office:value-type="float" office:value="50.177414086495" calcext:value-type="float">
            <text:p>50</text:p>
          </table:table-cell>
          <table:table-cell table:formula="of:=[.C329]-[.$G$2]*[.C329]*[.B329]+[.$G$3]*[.C329]" office:value-type="float" office:value="215.535376551418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B330] - [.$E$2]*[.B330]+[.$E$3]*[.C330]*[.B330]" office:value-type="float" office:value="50.8350932318019" calcext:value-type="float">
            <text:p>51</text:p>
          </table:table-cell>
          <table:table-cell table:formula="of:=[.C330]-[.$G$2]*[.C330]*[.B330]+[.$G$3]*[.C330]" office:value-type="float" office:value="215.49713753948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B331] - [.$E$2]*[.B331]+[.$E$3]*[.C331]*[.B331]" office:value-type="float" office:value="51.5010038504491" calcext:value-type="float">
            <text:p>52</text:p>
          </table:table-cell>
          <table:table-cell table:formula="of:=[.C331]-[.$G$2]*[.C331]*[.B331]+[.$G$3]*[.C331]" office:value-type="float" office:value="215.317177338448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2] - [.$E$2]*[.B332]+[.$E$3]*[.C332]*[.B332]" office:value-type="float" office:value="52.1737838907706" calcext:value-type="float">
            <text:p>52</text:p>
          </table:table-cell>
          <table:table-cell table:formula="of:=[.C332]-[.$G$2]*[.C332]*[.B332]+[.$G$3]*[.C332]" office:value-type="float" office:value="214.99398542619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B333] - [.$E$2]*[.B333]+[.$E$3]*[.C333]*[.B333]" office:value-type="float" office:value="52.8519803207359" calcext:value-type="float">
            <text:p>53</text:p>
          </table:table-cell>
          <table:table-cell table:formula="of:=[.C333]-[.$G$2]*[.C333]*[.B333]+[.$G$3]*[.C333]" office:value-type="float" office:value="214.526634964063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B334] - [.$E$2]*[.B334]+[.$E$3]*[.C334]*[.B334]" office:value-type="float" office:value="53.5340524089927" calcext:value-type="float">
            <text:p>54</text:p>
          </table:table-cell>
          <table:table-cell table:formula="of:=[.C334]-[.$G$2]*[.C334]*[.B334]+[.$G$3]*[.C334]" office:value-type="float" office:value="213.914809222872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B335] - [.$E$2]*[.B335]+[.$E$3]*[.C335]*[.B335]" office:value-type="float" office:value="54.2183761583223" calcext:value-type="float">
            <text:p>54</text:p>
          </table:table-cell>
          <table:table-cell table:formula="of:=[.C335]-[.$G$2]*[.C335]*[.B335]+[.$G$3]*[.C335]" office:value-type="float" office:value="213.158823076018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336] - [.$E$2]*[.B336]+[.$E$3]*[.C336]*[.B336]" office:value-type="float" office:value="54.9032499237728" calcext:value-type="float">
            <text:p>55</text:p>
          </table:table-cell>
          <table:table-cell table:formula="of:=[.C336]-[.$G$2]*[.C336]*[.B336]+[.$G$3]*[.C336]" office:value-type="float" office:value="212.259638978818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B337] - [.$E$2]*[.B337]+[.$E$3]*[.C337]*[.B337]" office:value-type="float" office:value="55.5869012275763" calcext:value-type="float">
            <text:p>56</text:p>
          </table:table-cell>
          <table:table-cell table:formula="of:=[.C337]-[.$G$2]*[.C337]*[.B337]+[.$G$3]*[.C337]" office:value-type="float" office:value="211.218876920175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B338] - [.$E$2]*[.B338]+[.$E$3]*[.C338]*[.B338]" office:value-type="float" office:value="56.2674947605013" calcext:value-type="float">
            <text:p>56</text:p>
          </table:table-cell>
          <table:table-cell table:formula="of:=[.C338]-[.$G$2]*[.C338]*[.B338]+[.$G$3]*[.C338]" office:value-type="float" office:value="210.038817917423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9] - [.$E$2]*[.B339]+[.$E$3]*[.C339]*[.B339]" office:value-type="float" office:value="56.9431415350204" calcext:value-type="float">
            <text:p>57</text:p>
          </table:table-cell>
          <table:table-cell table:formula="of:=[.C339]-[.$G$2]*[.C339]*[.B339]+[.$G$3]*[.C339]" office:value-type="float" office:value="208.722400726624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B340] - [.$E$2]*[.B340]+[.$E$3]*[.C340]*[.B340]" office:value-type="float" office:value="57.6119091301908" calcext:value-type="float">
            <text:p>58</text:p>
          </table:table-cell>
          <table:table-cell table:formula="of:=[.C340]-[.$G$2]*[.C340]*[.B340]+[.$G$3]*[.C340]" office:value-type="float" office:value="207.273211556849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41] - [.$E$2]*[.B341]+[.$E$3]*[.C341]*[.B341]" office:value-type="float" office:value="58.2718329421523" calcext:value-type="float">
            <text:p>58</text:p>
          </table:table-cell>
          <table:table-cell table:formula="of:=[.C341]-[.$G$2]*[.C341]*[.B341]+[.$G$3]*[.C341]" office:value-type="float" office:value="205.69546670535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B342] - [.$E$2]*[.B342]+[.$E$3]*[.C342]*[.B342]" office:value-type="float" office:value="58.9209283284503" calcext:value-type="float">
            <text:p>59</text:p>
          </table:table-cell>
          <table:table-cell table:formula="of:=[.C342]-[.$G$2]*[.C342]*[.B342]+[.$G$3]*[.C342]" office:value-type="float" office:value="203.993988167811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43] - [.$E$2]*[.B343]+[.$E$3]*[.C343]*[.B343]" office:value-type="float" office:value="59.5572035098508" calcext:value-type="float">
            <text:p>60</text:p>
          </table:table-cell>
          <table:table-cell table:formula="of:=[.C343]-[.$G$2]*[.C343]*[.B343]+[.$G$3]*[.C343]" office:value-type="float" office:value="202.174172419931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344] - [.$E$2]*[.B344]+[.$E$3]*[.C344]*[.B344]" office:value-type="float" office:value="60.1786730708052" calcext:value-type="float">
            <text:p>60</text:p>
          </table:table-cell>
          <table:table-cell table:formula="of:=[.C344]-[.$G$2]*[.C344]*[.B344]+[.$G$3]*[.C344]" office:value-type="float" office:value="200.241952709678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345] - [.$E$2]*[.B345]+[.$E$3]*[.C345]*[.B345]" office:value-type="float" office:value="60.7833718801161" calcext:value-type="float">
            <text:p>61</text:p>
          </table:table-cell>
          <table:table-cell table:formula="of:=[.C345]-[.$G$2]*[.C345]*[.B345]+[.$G$3]*[.C345]" office:value-type="float" office:value="198.203755337987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6] - [.$E$2]*[.B346]+[.$E$3]*[.C346]*[.B346]" office:value-type="float" office:value="61.3693692374615" calcext:value-type="float">
            <text:p>61</text:p>
          </table:table-cell>
          <table:table-cell table:formula="of:=[.C346]-[.$G$2]*[.C346]*[.B346]+[.$G$3]*[.C346]" office:value-type="float" office:value="196.066450536142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347] - [.$E$2]*[.B347]+[.$E$3]*[.C347]*[.B347]" office:value-type="float" office:value="61.9347830399439" calcext:value-type="float">
            <text:p>62</text:p>
          </table:table-cell>
          <table:table-cell table:formula="of:=[.C347]-[.$G$2]*[.C347]*[.B347]+[.$G$3]*[.C347]" office:value-type="float" office:value="193.837298664918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348] - [.$E$2]*[.B348]+[.$E$3]*[.C348]*[.B348]" office:value-type="float" office:value="62.4777937563177" calcext:value-type="float">
            <text:p>62</text:p>
          </table:table-cell>
          <table:table-cell table:formula="of:=[.C348]-[.$G$2]*[.C348]*[.B348]+[.$G$3]*[.C348]" office:value-type="float" office:value="191.523892560303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349] - [.$E$2]*[.B349]+[.$E$3]*[.C349]*[.B349]" office:value-type="float" office:value="62.9966579953861" calcext:value-type="float">
            <text:p>63</text:p>
          </table:table-cell>
          <table:table-cell table:formula="of:=[.C349]-[.$G$2]*[.C349]*[.B349]+[.$G$3]*[.C349]" office:value-type="float" office:value="189.13409692952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350] - [.$E$2]*[.B350]+[.$E$3]*[.C350]*[.B350]" office:value-type="float" office:value="63.4897214594316" calcext:value-type="float">
            <text:p>63</text:p>
          </table:table-cell>
          <table:table-cell table:formula="of:=[.C350]-[.$G$2]*[.C350]*[.B350]+[.$G$3]*[.C350]" office:value-type="float" office:value="186.675985756469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351] - [.$E$2]*[.B351]+[.$E$3]*[.C351]*[.B351]" office:value-type="float" office:value="63.9554310834173" calcext:value-type="float">
            <text:p>64</text:p>
          </table:table-cell>
          <table:table-cell table:formula="of:=[.C351]-[.$G$2]*[.C351]*[.B351]+[.$G$3]*[.C351]" office:value-type="float" office:value="184.15777870545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352] - [.$E$2]*[.B352]+[.$E$3]*[.C352]*[.B352]" office:value-type="float" office:value="64.3923461758091" calcext:value-type="float">
            <text:p>64</text:p>
          </table:table-cell>
          <table:table-cell table:formula="of:=[.C352]-[.$G$2]*[.C352]*[.B352]+[.$G$3]*[.C352]" office:value-type="float" office:value="181.587777516251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3] - [.$E$2]*[.B353]+[.$E$3]*[.C353]*[.B353]" office:value-type="float" office:value="64.7991483967593" calcext:value-type="float">
            <text:p>65</text:p>
          </table:table-cell>
          <table:table-cell table:formula="of:=[.C353]-[.$G$2]*[.C353]*[.B353]+[.$G$3]*[.C353]" office:value-type="float" office:value="178.974303360941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354] - [.$E$2]*[.B354]+[.$E$3]*[.C354]*[.B354]" office:value-type="float" office:value="65.1746504333949" calcext:value-type="float">
            <text:p>65</text:p>
          </table:table-cell>
          <table:table-cell table:formula="of:=[.C354]-[.$G$2]*[.C354]*[.B354]+[.$G$3]*[.C354]" office:value-type="float" office:value="176.32563608629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355] - [.$E$2]*[.B355]+[.$E$3]*[.C355]*[.B355]" office:value-type="float" office:value="65.5178032592672" calcext:value-type="float">
            <text:p>66</text:p>
          </table:table-cell>
          <table:table-cell table:formula="of:=[.C355]-[.$G$2]*[.C355]*[.B355]+[.$G$3]*[.C355]" office:value-type="float" office:value="173.6499561962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356] - [.$E$2]*[.B356]+[.$E$3]*[.C356]*[.B356]" office:value-type="float" office:value="65.8277018946983" calcext:value-type="float">
            <text:p>66</text:p>
          </table:table-cell>
          <table:table-cell table:formula="of:=[.C356]-[.$G$2]*[.C356]*[.B356]+[.$G$3]*[.C356]" office:value-type="float" office:value="170.955290340007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357] - [.$E$2]*[.B357]+[.$E$3]*[.C357]*[.B357]" office:value-type="float" office:value="66.1035896158221" calcext:value-type="float">
            <text:p>66</text:p>
          </table:table-cell>
          <table:table-cell table:formula="of:=[.C357]-[.$G$2]*[.C357]*[.B357]+[.$G$3]*[.C357]" office:value-type="float" office:value="168.249460967183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358] - [.$E$2]*[.B358]+[.$E$3]*[.C358]*[.B358]" office:value-type="float" office:value="66.344860591519" calcext:value-type="float">
            <text:p>66</text:p>
          </table:table-cell>
          <table:table-cell table:formula="of:=[.C358]-[.$G$2]*[.C358]*[.B358]+[.$G$3]*[.C358]" office:value-type="float" office:value="165.540040694685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359] - [.$E$2]*[.B359]+[.$E$3]*[.C359]*[.B359]" office:value-type="float" office:value="66.5510609582141" calcext:value-type="float">
            <text:p>67</text:p>
          </table:table-cell>
          <table:table-cell table:formula="of:=[.C359]-[.$G$2]*[.C359]*[.B359]+[.$G$3]*[.C359]" office:value-type="float" office:value="162.834311807216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60] - [.$E$2]*[.B360]+[.$E$3]*[.C360]*[.B360]" office:value-type="float" office:value="66.7218883717018" calcext:value-type="float">
            <text:p>67</text:p>
          </table:table-cell>
          <table:table-cell table:formula="of:=[.C360]-[.$G$2]*[.C360]*[.B360]+[.$G$3]*[.C360]" office:value-type="float" office:value="160.139231186406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361] - [.$E$2]*[.B361]+[.$E$3]*[.C361]*[.B361]" office:value-type="float" office:value="66.8571901019807" calcext:value-type="float">
            <text:p>67</text:p>
          </table:table-cell>
          <table:table-cell table:formula="of:=[.C361]-[.$G$2]*[.C361]*[.B361]+[.$G$3]*[.C361]" office:value-type="float" office:value="157.461400838576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362] - [.$E$2]*[.B362]+[.$E$3]*[.C362]*[.B362]" office:value-type="float" office:value="66.956959760839" calcext:value-type="float">
            <text:p>67</text:p>
          </table:table-cell>
          <table:table-cell table:formula="of:=[.C362]-[.$G$2]*[.C362]*[.B362]+[.$G$3]*[.C362]" office:value-type="float" office:value="154.807044070916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363] - [.$E$2]*[.B363]+[.$E$3]*[.C363]*[.B363]" office:value-type="float" office:value="67.021332772124" calcext:value-type="float">
            <text:p>67</text:p>
          </table:table-cell>
          <table:table-cell table:formula="of:=[.C363]-[.$G$2]*[.C363]*[.B363]+[.$G$3]*[.C363]" office:value-type="float" office:value="152.181987253911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364] - [.$E$2]*[.B364]+[.$E$3]*[.C364]*[.B364]" office:value-type="float" office:value="67.0505807108938" calcext:value-type="float">
            <text:p>67</text:p>
          </table:table-cell>
          <table:table-cell table:formula="of:=[.C364]-[.$G$2]*[.C364]*[.B364]+[.$G$3]*[.C364]" office:value-type="float" office:value="149.591647006939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365] - [.$E$2]*[.B365]+[.$E$3]*[.C365]*[.B365]" office:value-type="float" office:value="67.0451046498298" calcext:value-type="float">
            <text:p>67</text:p>
          </table:table-cell>
          <table:table-cell table:formula="of:=[.C365]-[.$G$2]*[.C365]*[.B365]+[.$G$3]*[.C365]" office:value-type="float" office:value="147.041022555972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366] - [.$E$2]*[.B366]+[.$E$3]*[.C366]*[.B366]" office:value-type="float" office:value="67.0054276593516" calcext:value-type="float">
            <text:p>67</text:p>
          </table:table-cell>
          <table:table-cell table:formula="of:=[.C366]-[.$G$2]*[.C366]*[.B366]+[.$G$3]*[.C366]" office:value-type="float" office:value="144.534692938687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7] - [.$E$2]*[.B367]+[.$E$3]*[.C367]*[.B367]" office:value-type="float" office:value="66.932186611965" calcext:value-type="float">
            <text:p>67</text:p>
          </table:table-cell>
          <table:table-cell table:formula="of:=[.C367]-[.$G$2]*[.C367]*[.B367]+[.$G$3]*[.C367]" office:value-type="float" office:value="142.07681867365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368] - [.$E$2]*[.B368]+[.$E$3]*[.C368]*[.B368]" office:value-type="float" office:value="66.8261234417459" calcext:value-type="float">
            <text:p>67</text:p>
          </table:table-cell>
          <table:table-cell table:formula="of:=[.C368]-[.$G$2]*[.C368]*[.B368]+[.$G$3]*[.C368]" office:value-type="float" office:value="139.671147466635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B369] - [.$E$2]*[.B369]+[.$E$3]*[.C369]*[.B369]" office:value-type="float" office:value="66.6880760068646" calcext:value-type="float">
            <text:p>67</text:p>
          </table:table-cell>
          <table:table-cell table:formula="of:=[.C369]-[.$G$2]*[.C369]*[.B369]+[.$G$3]*[.C369]" office:value-type="float" office:value="137.321023498112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B370] - [.$E$2]*[.B370]+[.$E$3]*[.C370]*[.B370]" office:value-type="float" office:value="66.5189686971352" calcext:value-type="float">
            <text:p>67</text:p>
          </table:table-cell>
          <table:table-cell table:formula="of:=[.C370]-[.$G$2]*[.C370]*[.B370]+[.$G$3]*[.C370]" office:value-type="float" office:value="135.0293998206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B371] - [.$E$2]*[.B371]+[.$E$3]*[.C371]*[.B371]" office:value-type="float" office:value="66.3198029201935" calcext:value-type="float">
            <text:p>66</text:p>
          </table:table-cell>
          <table:table-cell table:formula="of:=[.C371]-[.$G$2]*[.C371]*[.B371]+[.$G$3]*[.C371]" office:value-type="float" office:value="132.798853391805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B372] - [.$E$2]*[.B372]+[.$E$3]*[.C372]*[.B372]" office:value-type="float" office:value="66.0916475895821" calcext:value-type="float">
            <text:p>66</text:p>
          </table:table-cell>
          <table:table-cell table:formula="of:=[.C372]-[.$G$2]*[.C372]*[.B372]+[.$G$3]*[.C372]" office:value-type="float" office:value="130.631602276423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B373] - [.$E$2]*[.B373]+[.$E$3]*[.C373]*[.B373]" office:value-type="float" office:value="65.8356297262378" calcext:value-type="float">
            <text:p>66</text:p>
          </table:table-cell>
          <table:table-cell table:formula="of:=[.C373]-[.$G$2]*[.C373]*[.B373]+[.$G$3]*[.C373]" office:value-type="float" office:value="128.529524568528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B374] - [.$E$2]*[.B374]+[.$E$3]*[.C374]*[.B374]" office:value-type="float" office:value="65.5529252721273" calcext:value-type="float">
            <text:p>66</text:p>
          </table:table-cell>
          <table:table-cell table:formula="of:=[.C374]-[.$G$2]*[.C374]*[.B374]+[.$G$3]*[.C374]" office:value-type="float" office:value="126.494178608571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75] - [.$E$2]*[.B375]+[.$E$3]*[.C375]*[.B375]" office:value-type="float" office:value="65.2447502015008" calcext:value-type="float">
            <text:p>65</text:p>
          </table:table-cell>
          <table:table-cell table:formula="of:=[.C375]-[.$G$2]*[.C375]*[.B375]+[.$G$3]*[.C375]" office:value-type="float" office:value="124.526824101313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76] - [.$E$2]*[.B376]+[.$E$3]*[.C376]*[.B376]" office:value-type="float" office:value="64.9123520018311" calcext:value-type="float">
            <text:p>65</text:p>
          </table:table-cell>
          <table:table-cell table:formula="of:=[.C376]-[.$G$2]*[.C376]*[.B376]+[.$G$3]*[.C376]" office:value-type="float" office:value="122.628443774502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77] - [.$E$2]*[.B377]+[.$E$3]*[.C377]*[.B377]" office:value-type="float" office:value="64.5570015833216" calcext:value-type="float">
            <text:p>65</text:p>
          </table:table-cell>
          <table:table-cell table:formula="of:=[.C377]-[.$G$2]*[.C377]*[.B377]+[.$G$3]*[.C377]" office:value-type="float" office:value="120.7997652555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78] - [.$E$2]*[.B378]+[.$E$3]*[.C378]*[.B378]" office:value-type="float" office:value="64.1799856631948" calcext:value-type="float">
            <text:p>64</text:p>
          </table:table-cell>
          <table:table-cell table:formula="of:=[.C378]-[.$G$2]*[.C378]*[.B378]+[.$G$3]*[.C378]" office:value-type="float" office:value="119.041282881411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79] - [.$E$2]*[.B379]+[.$E$3]*[.C379]*[.B379]" office:value-type="float" office:value="63.7825996590304" calcext:value-type="float">
            <text:p>64</text:p>
          </table:table-cell>
          <table:table-cell table:formula="of:=[.C379]-[.$G$2]*[.C379]*[.B379]+[.$G$3]*[.C379]" office:value-type="float" office:value="117.353279196824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80] - [.$E$2]*[.B380]+[.$E$3]*[.C380]*[.B380]" office:value-type="float" office:value="63.3661411143966" calcext:value-type="float">
            <text:p>63</text:p>
          </table:table-cell>
          <table:table-cell table:formula="of:=[.C380]-[.$G$2]*[.C380]*[.B380]+[.$G$3]*[.C380]" office:value-type="float" office:value="115.73584593098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81] - [.$E$2]*[.B381]+[.$E$3]*[.C381]*[.B381]" office:value-type="float" office:value="62.931903670016" calcext:value-type="float">
            <text:p>63</text:p>
          </table:table-cell>
          <table:table-cell table:formula="of:=[.C381]-[.$G$2]*[.C381]*[.B381]+[.$G$3]*[.C381]" office:value-type="float" office:value="114.188904282273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2] - [.$E$2]*[.B382]+[.$E$3]*[.C382]*[.B382]" office:value-type="float" office:value="62.4811715848108" calcext:value-type="float">
            <text:p>62</text:p>
          </table:table-cell>
          <table:table-cell table:formula="of:=[.C382]-[.$G$2]*[.C382]*[.B382]+[.$G$3]*[.C382]" office:value-type="float" office:value="112.71222437191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83] - [.$E$2]*[.B383]+[.$E$3]*[.C383]*[.B383]" office:value-type="float" office:value="62.0152148034039" calcext:value-type="float">
            <text:p>62</text:p>
          </table:table-cell>
          <table:table-cell table:formula="of:=[.C383]-[.$G$2]*[.C383]*[.B383]+[.$G$3]*[.C383]" office:value-type="float" office:value="111.305443759818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384] - [.$E$2]*[.B384]+[.$E$3]*[.C384]*[.B384]" office:value-type="float" office:value="61.5352845600124" calcext:value-type="float">
            <text:p>62</text:p>
          </table:table-cell>
          <table:table-cell table:formula="of:=[.C384]-[.$G$2]*[.C384]*[.B384]+[.$G$3]*[.C384]" office:value-type="float" office:value="109.968084944256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385] - [.$E$2]*[.B385]+[.$E$3]*[.C385]*[.B385]" office:value-type="float" office:value="61.0426095031249" calcext:value-type="float">
            <text:p>61</text:p>
          </table:table-cell>
          <table:table-cell table:formula="of:=[.C385]-[.$G$2]*[.C385]*[.B385]+[.$G$3]*[.C385]" office:value-type="float" office:value="108.699571791904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386] - [.$E$2]*[.B386]+[.$E$3]*[.C386]*[.B386]" office:value-type="float" office:value="60.5383923208412" calcext:value-type="float">
            <text:p>61</text:p>
          </table:table-cell>
          <table:table-cell table:formula="of:=[.C386]-[.$G$2]*[.C386]*[.B386]+[.$G$3]*[.C386]" office:value-type="float" office:value="107.499244867449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387] - [.$E$2]*[.B387]+[.$E$3]*[.C387]*[.B387]" office:value-type="float" office:value="60.0238068432119" calcext:value-type="float">
            <text:p>60</text:p>
          </table:table-cell>
          <table:table-cell table:formula="of:=[.C387]-[.$G$2]*[.C387]*[.B387]+[.$G$3]*[.C387]" office:value-type="float" office:value="106.366375650842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388] - [.$E$2]*[.B388]+[.$E$3]*[.C388]*[.B388]" office:value-type="float" office:value="59.4999955952513" calcext:value-type="float">
            <text:p>59</text:p>
          </table:table-cell>
          <table:table-cell table:formula="of:=[.C388]-[.$G$2]*[.C388]*[.B388]+[.$G$3]*[.C388]" office:value-type="float" office:value="105.3001796467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389] - [.$E$2]*[.B389]+[.$E$3]*[.C389]*[.B389]" office:value-type="float" office:value="58.9680677724254" calcext:value-type="float">
            <text:p>59</text:p>
          </table:table-cell>
          <table:table-cell table:formula="of:=[.C389]-[.$G$2]*[.C389]*[.B389]+[.$G$3]*[.C389]" office:value-type="float" office:value="104.299828403882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390] - [.$E$2]*[.B390]+[.$E$3]*[.C390]*[.B390]" office:value-type="float" office:value="58.4290976092471" calcext:value-type="float">
            <text:p>58</text:p>
          </table:table-cell>
          <table:table-cell table:formula="of:=[.C390]-[.$G$2]*[.C390]*[.B390]+[.$G$3]*[.C390]" office:value-type="float" office:value="103.364460474104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391] - [.$E$2]*[.B391]+[.$E$3]*[.C391]*[.B391]" office:value-type="float" office:value="57.8841231110435" calcext:value-type="float">
            <text:p>58</text:p>
          </table:table-cell>
          <table:table-cell table:formula="of:=[.C391]-[.$G$2]*[.C391]*[.B391]+[.$G$3]*[.C391]" office:value-type="float" office:value="102.493191347441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392] - [.$E$2]*[.B392]+[.$E$3]*[.C392]*[.B392]" office:value-type="float" office:value="57.3341451189119" calcext:value-type="float">
            <text:p>57</text:p>
          </table:table-cell>
          <table:table-cell table:formula="of:=[.C392]-[.$G$2]*[.C392]*[.B392]+[.$G$3]*[.C392]" office:value-type="float" office:value="101.685122408814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393] - [.$E$2]*[.B393]+[.$E$3]*[.C393]*[.B393]" office:value-type="float" office:value="56.7801266782688" calcext:value-type="float">
            <text:p>57</text:p>
          </table:table-cell>
          <table:table-cell table:formula="of:=[.C393]-[.$G$2]*[.C393]*[.B393]+[.$G$3]*[.C393]" office:value-type="float" office:value="100.939348964633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394] - [.$E$2]*[.B394]+[.$E$3]*[.C394]*[.B394]" office:value-type="float" office:value="56.2229926821275" calcext:value-type="float">
            <text:p>56</text:p>
          </table:table-cell>
          <table:table-cell table:formula="of:=[.C394]-[.$G$2]*[.C394]*[.B394]+[.$G$3]*[.C394]" office:value-type="float" office:value="100.254967391831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395] - [.$E$2]*[.B395]+[.$E$3]*[.C395]*[.B395]" office:value-type="float" office:value="55.6636297612673" calcext:value-type="float">
            <text:p>56</text:p>
          </table:table-cell>
          <table:table-cell table:formula="of:=[.C395]-[.$G$2]*[.C395]*[.B395]+[.$G$3]*[.C395]" office:value-type="float" office:value="99.6310814634047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396] - [.$E$2]*[.B396]+[.$E$3]*[.C396]*[.B396]" office:value-type="float" office:value="55.102886394688" calcext:value-type="float">
            <text:p>55</text:p>
          </table:table-cell>
          <table:table-cell table:formula="of:=[.C396]-[.$G$2]*[.C396]*[.B396]+[.$G$3]*[.C396]" office:value-type="float" office:value="99.0668079052813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397] - [.$E$2]*[.B397]+[.$E$3]*[.C397]*[.B397]" office:value-type="float" office:value="54.5415732151452" calcext:value-type="float">
            <text:p>55</text:p>
          </table:table-cell>
          <table:table-cell table:formula="of:=[.C397]-[.$G$2]*[.C397]*[.B397]+[.$G$3]*[.C397]" office:value-type="float" office:value="98.5612812390562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398] - [.$E$2]*[.B398]+[.$E$3]*[.C398]*[.B398]" office:value-type="float" office:value="53.9804634860665" calcext:value-type="float">
            <text:p>54</text:p>
          </table:table-cell>
          <table:table-cell table:formula="of:=[.C398]-[.$G$2]*[.C398]*[.B398]+[.$G$3]*[.C398]" office:value-type="float" office:value="98.1136579641306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399] - [.$E$2]*[.B399]+[.$E$3]*[.C399]*[.B399]" office:value-type="float" office:value="53.420293727728" calcext:value-type="float">
            <text:p>53</text:p>
          </table:table-cell>
          <table:table-cell table:formula="of:=[.C399]-[.$G$2]*[.C399]*[.B399]+[.$G$3]*[.C399]" office:value-type="float" office:value="97.7231201311199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400] - [.$E$2]*[.B400]+[.$E$3]*[.C400]*[.B400]" office:value-type="float" office:value="52.861764472175" calcext:value-type="float">
            <text:p>53</text:p>
          </table:table-cell>
          <table:table-cell table:formula="of:=[.C400]-[.$G$2]*[.C400]*[.B400]+[.$G$3]*[.C400]" office:value-type="float" office:value="97.3888783562814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401] - [.$E$2]*[.B401]+[.$E$3]*[.C401]*[.B401]" office:value-type="float" office:value="52.3055411279856" calcext:value-type="float">
            <text:p>52</text:p>
          </table:table-cell>
          <table:table-cell table:formula="of:=[.C401]-[.$G$2]*[.C401]*[.B401]+[.$G$3]*[.C401]" office:value-type="float" office:value="97.1101743242165" calcext:value-type="float">
            <text:p>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5:59:27.490000000</meta:creation-date>
    <dc:date>2015-11-22T18:03:01.883000000</dc:date>
    <meta:editing-duration>PT10M15S</meta:editing-duration>
    <meta:editing-cycles>2</meta:editing-cycles>
    <meta:generator>LibreOffice/5.0.3.2$Windows_x86 LibreOffice_project/e5f16313668ac592c1bfb310f4390624e3dbfb75</meta:generator>
    <meta:document-statistic meta:table-count="1" meta:cell-count="12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3.483cm" svg:y="0.342cm" chart:style-name="ch2">
          <text:p>Evolution des populations de lièvres et de lynx</text:p>
        </chart:title>
        <chart:legend chart:legend-position="end" svg:x="13.657cm" svg:y="3.955cm" style:legend-expansion="high" chart:style-name="ch3"/>
        <chart:plot-area chart:style-name="ch4" table:cell-range-address="Feuille1.B1:Feuille1.C402" chart:data-source-has-labels="row" svg:x="1.331cm" svg:y="1.275cm" svg:width="12.006cm" svg:height="6.57cm">
          <chartooo:coordinate-region svg:x="2.138cm" svg:y="1.396cm" svg:width="11.086cm" svg:height="5.447cm"/>
          <chart:axis chart:dimension="x" chart:name="primary-x" chart:style-name="ch5">
            <chart:title svg:x="6.721cm" svg:y="8.025cm" chart:style-name="ch6">
              <text:p>période</text:p>
            </chart:title>
          </chart:axis>
          <chart:axis chart:dimension="y" chart:name="primary-y" chart:style-name="ch5">
            <chart:title svg:x="0.451cm" svg:y="5.993cm" chart:style-name="ch7">
              <text:p>nombres d'individu</text:p>
            </chart:title>
            <chart:grid chart:style-name="ch8" chart:class="major"/>
          </chart:axis>
          <chart:series chart:style-name="ch9" chart:values-cell-range-address="Feuille1.B2:Feuille1.B402" chart:label-cell-address="Feuille1.B1:Feuille1.B1" chart:class="chart:line">
            <chart:data-point chart:repeated="401"/>
          </chart:series>
          <chart:series chart:style-name="ch10" chart:values-cell-range-address="Feuille1.C2:Feuille1.C402" chart:label-cell-address="Feuille1.C1:Feuille1.C1" chart:class="chart:line">
            <chart:data-point chart:repeated="4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ynx Un</text:p>
                <draw:g>
                  <svg:desc>Feuille1.B1:Feuille1.B1</svg:desc>
                </draw:g>
              </table:table-cell>
              <table:table-cell office:value-type="string">
                <text:p>Lièvres Vn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euille1.B2:Feuille1.B402</svg:desc>
                </draw:g>
              </table:table-cell>
              <table:table-cell office:value-type="float" office:value="200">
                <text:p>200</text:p>
                <draw:g>
                  <svg:desc>Feuille1.C2:Feuille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5">
                <text:p>50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05">
                <text:p>51.005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5140299">
                <text:p>51.5140299</text:p>
              </table:table-cell>
              <table:table-cell office:value-type="float" office:value="199.6991005">
                <text:p>199.6991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026070089832">
                <text:p>52.026070089832</text:p>
              </table:table-cell>
              <table:table-cell office:value-type="float" office:value="199.39675009084">
                <text:p>199.39675009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5400538463192">
                <text:p>52.5400538463192</text:p>
              </table:table-cell>
              <table:table-cell office:value-type="float" office:value="198.992758299471">
                <text:p>198.992758299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054870278146">
                <text:p>53.054870278146</text:p>
              </table:table-cell>
              <table:table-cell office:value-type="float" office:value="198.487305978363">
                <text:p>198.487305978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693678239098">
                <text:p>53.5693678239098</text:p>
              </table:table-cell>
              <table:table-cell office:value-type="float" office:value="197.88095300674">
                <text:p>197.88095300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0823583005852">
                <text:p>54.0823583005852</text:p>
              </table:table-cell>
              <table:table-cell office:value-type="float" office:value="197.174643100114">
                <text:p>197.174643100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5926214907538">
                <text:p>54.5926214907538</text:p>
              </table:table-cell>
              <table:table-cell office:value-type="float" office:value="196.369705559189">
                <text:p>196.369705559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0989102475999">
                <text:p>55.0989102475999</text:p>
              </table:table-cell>
              <table:table-cell office:value-type="float" office:value="195.467853829305">
                <text:p>195.467853829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5999560870582">
                <text:p>55.5999560870582</text:p>
              </table:table-cell>
              <table:table-cell office:value-type="float" office:value="194.471180786338">
                <text:p>194.471180786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.0944752268302">
                <text:p>56.0944752268302</text:p>
              </table:table-cell>
              <table:table-cell office:value-type="float" office:value="193.382150713736">
                <text:p>193.382150713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5811750225299">
                <text:p>56.5811750225299</text:p>
              </table:table-cell>
              <table:table-cell office:value-type="float" office:value="192.2035879869">
                <text:p>192.2035879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058760742223">
                <text:p>57.058760742223</text:p>
              </table:table-cell>
              <table:table-cell office:value-type="float" office:value="190.9386625344">
                <text:p>190.9386625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5259426123544">
                <text:p>57.5259426123544</text:p>
              </table:table-cell>
              <table:table-cell office:value-type="float" office:value="189.59087219913">
                <text:p>189.59087219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9814430607744">
                <text:p>57.9814430607744</text:p>
              </table:table-cell>
              <table:table-cell office:value-type="float" office:value="188.164022175133">
                <text:p>188.164022175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424004076518">
                <text:p>58.424004076518</text:p>
              </table:table-cell>
              <table:table-cell office:value-type="float" office:value="186.662201746056">
                <text:p>186.662201746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8523946013711">
                <text:p>58.8523946013711</text:p>
              </table:table-cell>
              <table:table-cell office:value-type="float" office:value="185.089758597615">
                <text:p>185.089758597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2654178652619">
                <text:p>59.2654178652619</text:p>
              </table:table-cell>
              <table:table-cell office:value-type="float" office:value="183.451271017837">
                <text:p>183.451271017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6619185762611">
                <text:p>59.6619185762611</text:p>
              </table:table-cell>
              <table:table-cell office:value-type="float" office:value="181.751518333943">
                <text:p>181.751518333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0407898765636">
                <text:p>60.0407898765636</text:p>
              </table:table-cell>
              <table:table-cell office:value-type="float" office:value="179.995449962689">
                <text:p>179.995449962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009799782561">
                <text:p>60.4009799782561</text:p>
              </table:table-cell>
              <table:table-cell office:value-type="float" office:value="178.188153470876">
                <text:p>178.188153470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7414983969398">
                <text:p>60.7414983969398</text:p>
              </table:table-cell>
              <table:table-cell office:value-type="float" office:value="176.334822054263">
                <text:p>176.334822054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0614217072583">
                <text:p>61.0614217072583</text:p>
              </table:table-cell>
              <table:table-cell office:value-type="float" office:value="174.440721845842">
                <text:p>174.440721845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.3598987519501">
                <text:p>61.3598987519501</text:p>
              </table:table-cell>
              <table:table-cell office:value-type="float" office:value="172.511159458587">
                <text:p>172.511159458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6361552449837">
                <text:p>61.6361552449837</text:p>
              </table:table-cell>
              <table:table-cell office:value-type="float" office:value="170.551450153556">
                <text:p>170.551450153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8894977194185">
                <text:p>61.8894977194185</text:p>
              </table:table-cell>
              <table:table-cell office:value-type="float" office:value="168.566887002312">
                <text:p>168.566887002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.1193167815757">
                <text:p>62.1193167815757</text:p>
              </table:table-cell>
              <table:table-cell office:value-type="float" office:value="166.562711383728">
                <text:p>166.562711383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250896446173">
                <text:p>62.3250896446173</text:p>
              </table:table-cell>
              <table:table-cell office:value-type="float" office:value="164.544085120471">
                <text:p>164.544085120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5063819264037">
                <text:p>62.5063819264037</text:p>
              </table:table-cell>
              <table:table-cell office:value-type="float" office:value="162.516064520869">
                <text:p>162.516064520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6628487082351">
                <text:p>62.6628487082351</text:p>
              </table:table-cell>
              <table:table-cell office:value-type="float" office:value="160.483576548795">
                <text:p>160.483576548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7942348624748">
                <text:p>62.7942348624748</text:p>
              </table:table-cell>
              <table:table-cell office:value-type="float" office:value="158.451397298802">
                <text:p>158.451397298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003746678542">
                <text:p>62.9003746678542</text:p>
              </table:table-cell>
              <table:table-cell office:value-type="float" office:value="156.424132907473">
                <text:p>156.424132907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.9811907412134">
                <text:p>62.9811907412134</text:p>
              </table:table-cell>
              <table:table-cell office:value-type="float" office:value="154.406202985873">
                <text:p>154.406202985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.036692323353">
                <text:p>63.036692323353</text:p>
              </table:table-cell>
              <table:table-cell office:value-type="float" office:value="152.401826613287">
                <text:p>152.401826613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.0669729644001">
                <text:p>63.0669729644001</text:p>
              </table:table-cell>
              <table:table-cell office:value-type="float" office:value="150.415010890212">
                <text:p>150.415010890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0722076605187">
                <text:p>63.0722076605187</text:p>
              </table:table-cell>
              <table:table-cell office:value-type="float" office:value="148.44954200947">
                <text:p>148.44954200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.0526494988492">
                <text:p>63.0526494988492</text:p>
              </table:table-cell>
              <table:table-cell office:value-type="float" office:value="146.508978769213">
                <text:p>146.5089787692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0086258712376">
                <text:p>63.0086258712376</text:p>
              </table:table-cell>
              <table:table-cell office:value-type="float" office:value="144.596648420904">
                <text:p>144.596648420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940534319618">
                <text:p>62.940534319618</text:p>
              </table:table-cell>
              <table:table-cell office:value-type="float" office:value="142.715644719362">
                <text:p>142.715644719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8488380769106">
                <text:p>62.8488380769106</text:p>
              </table:table-cell>
              <table:table-cell office:value-type="float" office:value="140.868828020925">
                <text:p>140.868828020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7340613670775">
                <text:p>62.7340613670775</text:p>
              </table:table-cell>
              <table:table-cell office:value-type="float" office:value="139.0588272596">
                <text:p>139.0588272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5967845266527">
                <text:p>62.5967845266527</text:p>
              </table:table-cell>
              <table:table-cell office:value-type="float" office:value="137.288043619642">
                <text:p>137.2880436196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.437639007762">
                <text:p>62.437639007762</text:p>
              </table:table-cell>
              <table:table-cell office:value-type="float" office:value="135.55865571608">
                <text:p>135.55865571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.2573023195248">
                <text:p>62.2573023195248</text:p>
              </table:table-cell>
              <table:table-cell office:value-type="float" office:value="133.872626091906">
                <text:p>133.872626091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.0564929609215">
                <text:p>62.0564929609215</text:p>
              </table:table-cell>
              <table:table-cell office:value-type="float" office:value="132.231708841588">
                <text:p>132.231708841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8359653938816">
                <text:p>61.8359653938816</text:p>
              </table:table-cell>
              <table:table-cell office:value-type="float" office:value="130.637458174729">
                <text:p>130.637458174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.5965051006326">
                <text:p>61.5965051006326</text:p>
              </table:table-cell>
              <table:table-cell office:value-type="float" office:value="129.091237740628">
                <text:p>129.091237740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.3389237644011">
                <text:p>61.3389237644011</text:p>
              </table:table-cell>
              <table:table-cell office:value-type="float" office:value="127.594230543722">
                <text:p>127.594230543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0640546074889">
                <text:p>61.0640546074889</text:p>
              </table:table-cell>
              <table:table-cell office:value-type="float" office:value="126.14744929081">
                <text:p>126.14744929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7727479156821">
                <text:p>60.7727479156821</text:p>
              </table:table-cell>
              <table:table-cell office:value-type="float" office:value="124.751747023261">
                <text:p>124.751747023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4658667729887">
                <text:p>60.4658667729887</text:p>
              </table:table-cell>
              <table:table-cell office:value-type="float" office:value="123.407827900538">
                <text:p>123.4078279005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1442830259146">
                <text:p>60.1442830259146</text:p>
              </table:table-cell>
              <table:table-cell office:value-type="float" office:value="122.116258014987">
                <text:p>122.116258014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.808873491961">
                <text:p>59.808873491961</text:p>
              </table:table-cell>
              <table:table-cell office:value-type="float" office:value="120.877476131617">
                <text:p>120.8774761316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4605164227989">
                <text:p>59.4605164227989</text:p>
              </table:table-cell>
              <table:table-cell office:value-type="float" office:value="119.691804260215">
                <text:p>119.691804260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.1000882286927">
                <text:p>59.1000882286927</text:p>
              </table:table-cell>
              <table:table-cell office:value-type="float" office:value="118.559457980337">
                <text:p>118.559457980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.7284604672287">
                <text:p>58.7284604672287</text:p>
              </table:table-cell>
              <table:table-cell office:value-type="float" office:value="117.48055645237">
                <text:p>117.480556452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346497096268">
                <text:p>58.346497096268</text:p>
              </table:table-cell>
              <table:table-cell office:value-type="float" office:value="116.455132059707">
                <text:p>116.4551320597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.9550519882934">
                <text:p>57.9550519882934</text:p>
              </table:table-cell>
              <table:table-cell office:value-type="float" office:value="115.483139638125">
                <text:p>115.48313963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5549667009444">
                <text:p>57.5549667009444</text:p>
              </table:table-cell>
              <table:table-cell office:value-type="float" office:value="114.564465258533">
                <text:p>114.5644652585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.1470684965294">
                <text:p>57.1470684965294</text:p>
              </table:table-cell>
              <table:table-cell office:value-type="float" office:value="113.698934538393">
                <text:p>113.698934538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7321686016431">
                <text:p>56.7321686016431</text:p>
              </table:table-cell>
              <table:table-cell office:value-type="float" office:value="112.886320465265">
                <text:p>112.886320465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3110606966847">
                <text:p>56.3110606966847</text:p>
              </table:table-cell>
              <table:table-cell office:value-type="float" office:value="112.126350723073">
                <text:p>112.1263507230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.8845196240371">
                <text:p>55.8845196240371</text:p>
              </table:table-cell>
              <table:table-cell office:value-type="float" office:value="111.418714517962">
                <text:p>111.418714517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4533003029088">
                <text:p>55.4533003029088</text:p>
              </table:table-cell>
              <table:table-cell office:value-type="float" office:value="110.763068905896">
                <text:p>110.763068905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0181368383236">
                <text:p>55.0181368383236</text:p>
              </table:table-cell>
              <table:table-cell office:value-type="float" office:value="110.159044628681">
                <text:p>110.159044628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.5797418114458">
                <text:p>54.5797418114458</text:p>
              </table:table-cell>
              <table:table-cell office:value-type="float" office:value="109.606251468755">
                <text:p>109.606251468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1388057383195">
                <text:p>54.1388057383195</text:p>
              </table:table-cell>
              <table:table-cell office:value-type="float" office:value="109.104283136108">
                <text:p>109.1042831361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6959966841548">
                <text:p>53.6959966841548</text:p>
              </table:table-cell>
              <table:table-cell office:value-type="float" office:value="108.652721702989">
                <text:p>108.6527217029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.2519600204877">
                <text:p>53.2519600204877</text:p>
              </table:table-cell>
              <table:table-cell office:value-type="float" office:value="108.25114160385">
                <text:p>108.25114160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.8073183128452">
                <text:p>52.8073183128452</text:p>
              </table:table-cell>
              <table:table-cell office:value-type="float" office:value="107.899113219182">
                <text:p>107.899113219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.3626713269476">
                <text:p>52.3626713269476</text:p>
              </table:table-cell>
              <table:table-cell office:value-type="float" office:value="107.596206062702">
                <text:p>107.596206062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1.9185961419568">
                <text:p>51.9185961419568</text:p>
              </table:table-cell>
              <table:table-cell office:value-type="float" office:value="107.34199159175">
                <text:p>107.341991591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.4756473598031">
                <text:p>51.4756473598031</text:p>
              </table:table-cell>
              <table:table-cell office:value-type="float" office:value="107.136045660812">
                <text:p>107.1360456608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.034357400201">
                <text:p>51.034357400201</text:p>
              </table:table-cell>
              <table:table-cell office:value-type="float" office:value="106.977950637893">
                <text:p>106.9779506378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.595236871554">
                <text:p>50.595236871554</text:p>
              </table:table-cell>
              <table:table-cell office:value-type="float" office:value="106.867297202992">
                <text:p>106.8672972029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.158775008569">
                <text:p>50.158775008569</text:p>
              </table:table-cell>
              <table:table-cell office:value-type="float" office:value="106.803685847333">
                <text:p>106.803685847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.7254401680124">
                <text:p>49.7254401680124</text:p>
              </table:table-cell>
              <table:table-cell office:value-type="float" office:value="106.786728091198">
                <text:p>106.786728091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.2956803746594">
                <text:p>49.2956803746594</text:p>
              </table:table-cell>
              <table:table-cell office:value-type="float" office:value="106.816047437321">
                <text:p>106.816047437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.8699239100905">
                <text:p>48.8699239100905</text:p>
              </table:table-cell>
              <table:table-cell office:value-type="float" office:value="106.891280075832">
                <text:p>106.8912800758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.4485799375794">
                <text:p>48.4485799375794</text:p>
              </table:table-cell>
              <table:table-cell office:value-type="float" office:value="107.012075355666">
                <text:p>107.012075355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.0320391568831">
                <text:p>48.0320391568831</text:p>
              </table:table-cell>
              <table:table-cell office:value-type="float" office:value="107.178096036294">
                <text:p>107.178096036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6206744832917">
                <text:p>47.6206744832917</text:p>
              </table:table-cell>
              <table:table-cell office:value-type="float" office:value="107.389018332533">
                <text:p>107.389018332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.2148417458117">
                <text:p>47.2148417458117</text:p>
              </table:table-cell>
              <table:table-cell office:value-type="float" office:value="107.644531764066">
                <text:p>107.6445317640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8148803998458">
                <text:p>46.8148803998458</text:p>
              </table:table-cell>
              <table:table-cell office:value-type="float" office:value="107.944338820227">
                <text:p>107.944338820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4211142501923">
                <text:p>46.4211142501923</text:p>
              </table:table-cell>
              <table:table-cell office:value-type="float" office:value="108.288154449529">
                <text:p>108.288154449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0338521806153">
                <text:p>46.0338521806153</text:p>
              </table:table-cell>
              <table:table-cell office:value-type="float" office:value="108.675705382361">
                <text:p>108.675705382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653388886636">
                <text:p>45.653388886636</text:p>
              </table:table-cell>
              <table:table-cell office:value-type="float" office:value="109.106729294284">
                <text:p>109.1067292942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2800056085611">
                <text:p>45.2800056085611</text:p>
              </table:table-cell>
              <table:table-cell office:value-type="float" office:value="109.580973816377">
                <text:p>109.580973816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9139708621037">
                <text:p>44.9139708621037</text:p>
              </table:table-cell>
              <table:table-cell office:value-type="float" office:value="110.098195398199">
                <text:p>110.098195398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555411642576">
                <text:p>44.5555411642576</text:p>
              </table:table-cell>
              <table:table-cell office:value-type="float" office:value="110.658158028024">
                <text:p>110.658158028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2049617523656">
                <text:p>44.2049617523656</text:p>
              </table:table-cell>
              <table:table-cell office:value-type="float" office:value="111.260631814246">
                <text:p>111.2606318142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8624672945732">
                <text:p>43.8624672945732</text:p>
              </table:table-cell>
              <table:table-cell office:value-type="float" office:value="111.905391431066">
                <text:p>111.9053914310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.5282825900823">
                <text:p>43.5282825900823</text:p>
              </table:table-cell>
              <table:table-cell office:value-type="float" office:value="112.592214430888">
                <text:p>112.592214430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202623257818">
                <text:p>43.202623257818</text:p>
              </table:table-cell>
              <table:table-cell office:value-type="float" office:value="113.320879425241">
                <text:p>113.320879425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8856964122941">
                <text:p>42.8856964122941</text:p>
              </table:table-cell>
              <table:table-cell office:value-type="float" office:value="114.09116413545">
                <text:p>114.091164135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.5777013256129">
                <text:p>42.5777013256129</text:p>
              </table:table-cell>
              <table:table-cell office:value-type="float" office:value="114.902843313784">
                <text:p>114.902843313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2788300746601">
                <text:p>42.2788300746601</text:p>
              </table:table-cell>
              <table:table-cell office:value-type="float" office:value="115.755686535396">
                <text:p>115.755686535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.9892681726614">
                <text:p>41.9892681726614</text:p>
              </table:table-cell>
              <table:table-cell office:value-type="float" office:value="116.64945586096">
                <text:p>116.64945586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7091951843498">
                <text:p>41.7091951843498</text:p>
              </table:table-cell>
              <table:table-cell office:value-type="float" office:value="117.583903369667">
                <text:p>117.583903369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4387853240559">
                <text:p>41.4387853240559</text:p>
              </table:table-cell>
              <table:table-cell office:value-type="float" office:value="118.558768561967">
                <text:p>118.558768561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178208036079">
                <text:p>41.178208036079</text:p>
              </table:table-cell>
              <table:table-cell office:value-type="float" office:value="119.573775631342">
                <text:p>119.5737756313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.927628556718">
                <text:p>40.927628556718</text:p>
              </table:table-cell>
              <table:table-cell office:value-type="float" office:value="120.628630604302">
                <text:p>120.6286306043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6872084573521">
                <text:p>40.6872084573521</text:p>
              </table:table-cell>
              <table:table-cell office:value-type="float" office:value="121.723018347839">
                <text:p>121.723018347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.4571061679469">
                <text:p>40.4571061679469</text:p>
              </table:table-cell>
              <table:table-cell office:value-type="float" office:value="122.856599443654">
                <text:p>122.856599443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.2374774803334">
                <text:p>40.2374774803334</text:p>
              </table:table-cell>
              <table:table-cell office:value-type="float" office:value="124.029006928712">
                <text:p>124.0290069287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.0284760305639">
                <text:p>40.0284760305639</text:p>
              </table:table-cell>
              <table:table-cell office:value-type="float" office:value="125.239842901945">
                <text:p>125.239842901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.8302537595814">
                <text:p>39.8302537595814</text:p>
              </table:table-cell>
              <table:table-cell office:value-type="float" office:value="126.48867499737">
                <text:p>126.488674997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.6429613513656">
                <text:p>39.6429613513656</text:p>
              </table:table-cell>
              <table:table-cell office:value-type="float" office:value="127.775032724381">
                <text:p>127.7750327243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.4667486476171">
                <text:p>39.4667486476171</text:p>
              </table:table-cell>
              <table:table-cell office:value-type="float" office:value="129.098403676637">
                <text:p>129.0984036766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.3017650379315">
                <text:p>39.3017650379315</text:p>
              </table:table-cell>
              <table:table-cell office:value-type="float" office:value="130.458229611755">
                <text:p>130.4582296117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.1481598242867">
                <text:p>39.1481598242867</text:p>
              </table:table-cell>
              <table:table-cell office:value-type="float" office:value="131.853902404877">
                <text:p>131.8539024048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.0060825585185">
                <text:p>39.0060825585185</text:p>
              </table:table-cell>
              <table:table-cell office:value-type="float" office:value="133.284759880319">
                <text:p>133.284759880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.8756833512997">
                <text:p>38.8756833512997</text:p>
              </table:table-cell>
              <table:table-cell office:value-type="float" office:value="134.750081526651">
                <text:p>134.7500815266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.7571131509591">
                <text:p>38.7571131509591</text:p>
              </table:table-cell>
              <table:table-cell office:value-type="float" office:value="136.249084101991">
                <text:p>136.249084101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.6505239902814">
                <text:p>38.6505239902814</text:p>
              </table:table-cell>
              <table:table-cell office:value-type="float" office:value="137.780917137835">
                <text:p>137.7809171378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.5560691992208">
                <text:p>38.5560691992208</text:p>
              </table:table-cell>
              <table:table-cell office:value-type="float" office:value="139.344658351488">
                <text:p>139.3446583514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.4739035812325">
                <text:p>38.4739035812325</text:p>
              </table:table-cell>
              <table:table-cell office:value-type="float" office:value="140.939308979121">
                <text:p>140.9393089791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.4041835506891">
                <text:p>38.4041835506891</text:p>
              </table:table-cell>
              <table:table-cell office:value-type="float" office:value="142.563789043609">
                <text:p>142.5637890436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.347067228591">
                <text:p>38.347067228591</text:p>
              </table:table-cell>
              <table:table-cell office:value-type="float" office:value="144.216932573677">
                <text:p>144.2169325736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.302714493514">
                <text:p>38.302714493514</text:p>
              </table:table-cell>
              <table:table-cell office:value-type="float" office:value="145.897482793457">
                <text:p>145.8974827934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.2712869844606">
                <text:p>38.2712869844606</text:p>
              </table:table-cell>
              <table:table-cell office:value-type="float" office:value="147.604087304369">
                <text:p>147.6040873043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.2529480519878">
                <text:p>38.2529480519878</text:p>
              </table:table-cell>
              <table:table-cell office:value-type="float" office:value="149.335293284283">
                <text:p>149.3352932842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.2478626536946">
                <text:p>38.2478626536946</text:p>
              </table:table-cell>
              <table:table-cell office:value-type="float" office:value="151.089542732165">
                <text:p>151.089542732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2561971898496">
                <text:p>38.2561971898496</text:p>
              </table:table-cell>
              <table:table-cell office:value-type="float" office:value="152.865167789944">
                <text:p>152.8651677899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2781192746404">
                <text:p>38.2781192746404</text:p>
              </table:table-cell>
              <table:table-cell office:value-type="float" office:value="154.66038617701">
                <text:p>154.660386177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3137974382303">
                <text:p>38.3137974382303</text:p>
              </table:table-cell>
              <table:table-cell office:value-type="float" office:value="156.473296776715">
                <text:p>156.473296776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3634007545224">
                <text:p>38.3634007545224</text:p>
              </table:table-cell>
              <table:table-cell office:value-type="float" office:value="158.301875418355">
                <text:p>158.301875418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4270983892601">
                <text:p>38.4270983892601</text:p>
              </table:table-cell>
              <table:table-cell office:value-type="float" office:value="160.143970902406">
                <text:p>160.1439709024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.505059062845">
                <text:p>38.505059062845</text:p>
              </table:table-cell>
              <table:table-cell office:value-type="float" office:value="161.997301321213">
                <text:p>161.9973013212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.5974504220387">
                <text:p>38.5974504220387</text:p>
              </table:table-cell>
              <table:table-cell office:value-type="float" office:value="163.859450731879">
                <text:p>163.859450731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.7044383145387">
                <text:p>38.7044383145387</text:p>
              </table:table-cell>
              <table:table-cell office:value-type="float" office:value="165.727866242666">
                <text:p>165.7278662426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.8261859603005">
                <text:p>38.8261859603005</text:p>
              </table:table-cell>
              <table:table-cell office:value-type="float" office:value="167.59985557881">
                <text:p>167.599855578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.9628530134159">
                <text:p>38.9628530134159</text:p>
              </table:table-cell>
              <table:table-cell office:value-type="float" office:value="169.472585198128">
                <text:p>169.472585198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1145945083891">
                <text:p>39.1145945083891</text:p>
              </table:table-cell>
              <table:table-cell office:value-type="float" office:value="171.343079031156">
                <text:p>171.343079031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.2815596847619">
                <text:p>39.2815596847619</text:p>
              </table:table-cell>
              <table:table-cell office:value-type="float" office:value="173.208217924592">
                <text:p>173.2082179245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.4638906842783">
                <text:p>39.4638906842783</text:p>
              </table:table-cell>
              <table:table-cell office:value-type="float" office:value="175.064739870525">
                <text:p>175.064739870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.6617211151344">
                <text:p>39.6617211151344</text:p>
              </table:table-cell>
              <table:table-cell office:value-type="float" office:value="176.909241107129">
                <text:p>176.909241107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.8751744783765">
                <text:p>39.8751744783765</text:p>
              </table:table-cell>
              <table:table-cell office:value-type="float" office:value="178.738178179005">
                <text:p>178.738178179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.1043624521922">
                <text:p>40.1043624521922</text:p>
              </table:table-cell>
              <table:table-cell office:value-type="float" office:value="180.54787104712">
                <text:p>180.54787104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3493830307155">
                <text:p>40.3493830307155</text:p>
              </table:table-cell>
              <table:table-cell office:value-type="float" office:value="182.334507339031">
                <text:p>182.3345073390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.6103185150619">
                <text:p>40.6103185150619</text:p>
              </table:table-cell>
              <table:table-cell office:value-type="float" office:value="184.094147829643">
                <text:p>184.094147829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8872333556342">
                <text:p>40.8872333556342</text:p>
              </table:table-cell>
              <table:table-cell office:value-type="float" office:value="185.822733241004">
                <text:p>185.822733241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.1801718463265">
                <text:p>41.1801718463265</text:p>
              </table:table-cell>
              <table:table-cell office:value-type="float" office:value="187.516092446248">
                <text:p>187.516092446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4891556731144">
                <text:p>41.4891556731144</text:p>
              </table:table-cell>
              <table:table-cell office:value-type="float" office:value="189.169952157672">
                <text:p>189.1699521576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81418132167">
                <text:p>41.81418132167</text:p>
              </table:table-cell>
              <table:table-cell office:value-type="float" office:value="190.779948171811">
                <text:p>190.779948171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1552173510989">
                <text:p>42.1552173510989</text:p>
              </table:table-cell>
              <table:table-cell office:value-type="float" office:value="192.341638235006">
                <text:p>192.3416382350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5122015436585">
                <text:p>42.5122015436585</text:p>
              </table:table-cell>
              <table:table-cell office:value-type="float" office:value="193.850516581293">
                <text:p>193.8505165812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.885037943398">
                <text:p>42.885037943398</text:p>
              </table:table-cell>
              <table:table-cell office:value-type="float" office:value="195.302030180112">
                <text:p>195.3020301801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2735938000354">
                <text:p>43.2735938000354</text:p>
              </table:table-cell>
              <table:table-cell office:value-type="float" office:value="196.691596714421">
                <text:p>196.6915967144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3.6776964380544">
                <text:p>43.6776964380544</text:p>
              </table:table-cell>
              <table:table-cell office:value-type="float" office:value="198.014624290041">
                <text:p>198.0146242900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09713007492">
                <text:p>44.09713007492</text:p>
              </table:table-cell>
              <table:table-cell office:value-type="float" office:value="199.266532854508">
                <text:p>199.266532854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5316326164451">
                <text:p>44.5316326164451</text:p>
              </table:table-cell>
              <table:table-cell office:value-type="float" office:value="200.44277727837">
                <text:p>200.442777278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9808924616278">
                <text:p>44.9808924616278</text:p>
              </table:table-cell>
              <table:table-cell office:value-type="float" office:value="201.538872023908">
                <text:p>201.5388720239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.444545353648">
                <text:p>45.444545353648</text:p>
              </table:table-cell>
              <table:table-cell office:value-type="float" office:value="202.550417295758">
                <text:p>202.550417295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5.922171318078">
                <text:p>45.922171318078</text:p>
              </table:table-cell>
              <table:table-cell office:value-type="float" office:value="203.473126535348">
                <text:p>203.473126535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.4132917336119">
                <text:p>46.4132917336119</text:p>
              </table:table-cell>
              <table:table-cell office:value-type="float" office:value="204.302855086735">
                <text:p>204.302855086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.9173665846337">
                <text:p>46.9173665846337</text:p>
              </table:table-cell>
              <table:table-cell office:value-type="float" office:value="205.035629825921">
                <text:p>205.0356298259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.4337919485854">
                <text:p>47.4337919485854</text:p>
              </table:table-cell>
              <table:table-cell office:value-type="float" office:value="205.667679509763">
                <text:p>205.667679509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.9618977742108">
                <text:p>47.9618977742108</text:p>
              </table:table-cell>
              <table:table-cell office:value-type="float" office:value="206.195465564837">
                <text:p>206.195465564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8.5009460091697">
                <text:p>48.5009460091697</text:p>
              </table:table-cell>
              <table:table-cell office:value-type="float" office:value="206.615713002152">
                <text:p>206.615713002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0501291370873">
                <text:p>49.0501291370873</text:p>
              </table:table-cell>
              <table:table-cell office:value-type="float" office:value="206.925441111296">
                <text:p>206.9254411112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6085691846263">
                <text:p>49.6085691846263</text:p>
              </table:table-cell>
              <table:table-cell office:value-type="float" office:value="207.121993558603">
                <text:p>207.1219935586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1753172585094">
                <text:p>50.1753172585094</text:p>
              </table:table-cell>
              <table:table-cell office:value-type="float" office:value="207.203067489424">
                <text:p>207.203067489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7493536703978">
                <text:p>50.7493536703978</text:p>
              </table:table-cell>
              <table:table-cell office:value-type="float" office:value="207.166741215677">
                <text:p>207.166741215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.3295887040255">
                <text:p>51.3295887040255</text:p>
              </table:table-cell>
              <table:table-cell office:value-type="float" office:value="207.011500057762">
                <text:p>207.011500057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9148640738984">
                <text:p>51.9148640738984</text:p>
              </table:table-cell>
              <table:table-cell office:value-type="float" office:value="206.736259905682">
                <text:p>206.736259905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039551181114">
                <text:p>52.5039551181114</text:p>
              </table:table-cell>
              <table:table-cell office:value-type="float" office:value="206.340388068817">
                <text:p>206.340388068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3.0955737594118">
                <text:p>53.0955737594118</text:p>
              </table:table-cell>
              <table:table-cell office:value-type="float" office:value="205.823720998039">
                <text:p>205.82372099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.688372258567">
                <text:p>53.688372258567</text:p>
              </table:table-cell>
              <table:table-cell office:value-type="float" office:value="205.186578488253">
                <text:p>205.1865784882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.2809477724778">
                <text:p>54.2809477724778</text:p>
              </table:table-cell>
              <table:table-cell office:value-type="float" office:value="204.429774004326">
                <text:p>204.4297740043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.8718477164771">
                <text:p>54.8718477164771</text:p>
              </table:table-cell>
              <table:table-cell office:value-type="float" office:value="203.554620818674">
                <text:p>203.5546208186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.4595759160923">
                <text:p>55.4595759160923</text:p>
              </table:table-cell>
              <table:table-cell office:value-type="float" office:value="202.562933704061">
                <text:p>202.5629337040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.0425995185189">
                <text:p>56.0425995185189</text:p>
              </table:table-cell>
              <table:table-cell office:value-type="float" office:value="201.457025989717">
                <text:p>201.4570259897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.61935661851">
                <text:p>56.61935661851</text:p>
              </table:table-cell>
              <table:table-cell office:value-type="float" office:value="200.239701861469">
                <text:p>200.239701861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.1882645377305">
                <text:p>57.1882645377305</text:p>
              </table:table-cell>
              <table:table-cell office:value-type="float" office:value="198.914243865664">
                <text:p>198.9142438656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747728681301">
                <text:p>57.747728681301</text:p>
              </table:table-cell>
              <table:table-cell office:value-type="float" office:value="197.484395660435">
                <text:p>197.484395660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8.2961518807399">
                <text:p>58.2961518807399</text:p>
              </table:table-cell>
              <table:table-cell office:value-type="float" office:value="195.954340144067">
                <text:p>195.9543401440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.8319441192634">
                <text:p>58.8319441192634</text:p>
              </table:table-cell>
              <table:table-cell office:value-type="float" office:value="194.328673176542">
                <text:p>194.3286731765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3535325239041">
                <text:p>59.3535325239041</text:p>
              </table:table-cell>
              <table:table-cell office:value-type="float" office:value="192.612373194276">
                <text:p>192.6123731942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.8593714995655">
                <text:p>59.8593714995655</text:p>
              </table:table-cell>
              <table:table-cell office:value-type="float" office:value="190.810767097097">
                <text:p>190.8107670970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0.347952873335">
                <text:p>60.347952873335</text:p>
              </table:table-cell>
              <table:table-cell office:value-type="float" office:value="188.92949285817">
                <text:p>188.929492858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.8178159134125">
                <text:p>60.8178159134125</text:p>
              </table:table-cell>
              <table:table-cell office:value-type="float" office:value="186.97445936969">
                <text:p>186.974459369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2675570861013">
                <text:p>61.2675570861013</text:p>
              </table:table-cell>
              <table:table-cell office:value-type="float" office:value="184.951804087719">
                <text:p>184.9518040877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6958394165426">
                <text:p>61.6958394165426</text:p>
              </table:table-cell>
              <table:table-cell office:value-type="float" office:value="182.867849076983">
                <text:p>182.867849076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1014013242667">
                <text:p>62.1014013242667</text:p>
              </table:table-cell>
              <table:table-cell office:value-type="float" office:value="180.72905607973">
                <text:p>180.72905607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4830648130514">
                <text:p>62.4830648130514</text:p>
              </table:table-cell>
              <table:table-cell office:value-type="float" office:value="178.541981241154">
                <text:p>178.541981241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8397429058082">
                <text:p>62.8397429058082</text:p>
              </table:table-cell>
              <table:table-cell office:value-type="float" office:value="176.31323011747">
                <text:p>176.313230117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3.1704462289288">
                <text:p>63.1704462289288</text:p>
              </table:table-cell>
              <table:table-cell office:value-type="float" office:value="174.049413571869">
                <text:p>174.0494135718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3.4742886663046">
                <text:p>63.4742886663046</text:p>
              </table:table-cell>
              <table:table-cell office:value-type="float" office:value="171.757105129244">
                <text:p>171.7571051292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3.750492020608">
                <text:p>63.750492020608</text:p>
              </table:table-cell>
              <table:table-cell office:value-type="float" office:value="169.442800314244">
                <text:p>169.4428003142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.9983896378663">
                <text:p>63.9983896378663</text:p>
              </table:table-cell>
              <table:table-cell office:value-type="float" office:value="167.112878440573">
                <text:p>167.1128784405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.2174289703193">
                <text:p>64.2174289703193</text:p>
              </table:table-cell>
              <table:table-cell office:value-type="float" office:value="164.773567254657">
                <text:p>164.7735672546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.4071730714821">
                <text:p>64.4071730714821</text:p>
              </table:table-cell>
              <table:table-cell office:value-type="float" office:value="162.430910766028">
                <text:p>162.4309107660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.5673010357109">
                <text:p>64.5673010357109</text:p>
              </table:table-cell>
              <table:table-cell office:value-type="float" office:value="160.090740522463">
                <text:p>160.090740522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.6976074119083">
                <text:p>64.6976074119083</text:p>
              </table:table-cell>
              <table:table-cell office:value-type="float" office:value="157.758650512242">
                <text:p>157.7586505122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.7980006368858">
                <text:p>64.7980006368858</text:p>
              </table:table-cell>
              <table:table-cell office:value-type="float" office:value="155.439975801181">
                <text:p>155.4399758011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8685005479717">
                <text:p>64.8685005479717</text:p>
              </table:table-cell>
              <table:table-cell office:value-type="float" office:value="153.139774940278">
                <text:p>153.1397749402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4.9092350464584">
                <text:p>64.9092350464584</text:p>
              </table:table-cell>
              <table:table-cell office:value-type="float" office:value="150.862816112662">
                <text:p>150.8628161126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.9204359932302">
                <text:p>64.9204359932302</text:p>
              </table:table-cell>
              <table:table-cell office:value-type="float" office:value="148.613566927467">
                <text:p>148.6135669274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.9024344253213">
                <text:p>64.9024344253213</text:p>
              </table:table-cell>
              <table:table-cell office:value-type="float" office:value="146.396187714401">
                <text:p>146.396187714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.8556551872119">
                <text:p>64.8556551872119</text:p>
              </table:table-cell>
              <table:table-cell office:value-type="float" office:value="144.21452812687">
                <text:p>144.214528126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.7806110734321">
                <text:p>64.7806110734321</text:p>
              </table:table-cell>
              <table:table-cell office:value-type="float" office:value="142.07212682403">
                <text:p>142.07212682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.6778965796617">
                <text:p>64.6778965796617</text:p>
              </table:table-cell>
              <table:table-cell office:value-type="float" office:value="139.972213973069">
                <text:p>139.9722139730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4.5481813581471">
                <text:p>64.5481813581471</text:p>
              </table:table-cell>
              <table:table-cell office:value-type="float" office:value="137.917716292346">
                <text:p>137.9177162923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.3922034701507">
                <text:p>64.3922034701507</text:p>
              </table:table-cell>
              <table:table-cell office:value-type="float" office:value="135.911264343224">
                <text:p>135.911264343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4.210762523541">
                <text:p>64.210762523541</text:p>
              </table:table-cell>
              <table:table-cell office:value-type="float" office:value="133.955201772911">
                <text:p>133.9552017729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0047127778015">
                <text:p>64.0047127778015</text:p>
              </table:table-cell>
              <table:table-cell office:value-type="float" office:value="132.051596211723">
                <text:p>132.0515962117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3.7749562919437">
                <text:p>63.7749562919437</text:p>
              </table:table-cell>
              <table:table-cell office:value-type="float" office:value="130.202251534927">
                <text:p>130.2022515349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.5224361833359">
                <text:p>63.5224361833359</text:p>
              </table:table-cell>
              <table:table-cell office:value-type="float" office:value="128.408721210921">
                <text:p>128.4087212109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.2481300575368">
                <text:p>63.2481300575368</text:p>
              </table:table-cell>
              <table:table-cell office:value-type="float" office:value="126.672322472963">
                <text:p>126.6723224729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.9530436611027">
                <text:p>62.9530436611027</text:p>
              </table:table-cell>
              <table:table-cell office:value-type="float" office:value="124.99415107015">
                <text:p>124.99415107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.6382048012099">
                <text:p>62.6382048012099</text:p>
              </table:table-cell>
              <table:table-cell office:value-type="float" office:value="123.375096373956">
                <text:p>123.3750963739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2.3046575679818">
                <text:p>62.3046575679818</text:p>
              </table:table-cell>
              <table:table-cell office:value-type="float" office:value="121.815856638613">
                <text:p>121.8158566386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9534568877862">
                <text:p>61.9534568877862</text:p>
              </table:table-cell>
              <table:table-cell office:value-type="float" office:value="120.316954236325">
                <text:p>120.316954236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5856634285826">
                <text:p>61.5856634285826</text:p>
              </table:table-cell>
              <table:table-cell office:value-type="float" office:value="118.878750710991">
                <text:p>118.878750710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2023388717446">
                <text:p>61.2023388717446</text:p>
              </table:table-cell>
              <table:table-cell office:value-type="float" office:value="117.501461516443">
                <text:p>117.5014615164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.8045415587232">
                <text:p>60.8045415587232</text:p>
              </table:table-cell>
              <table:table-cell office:value-type="float" office:value="116.185170326611">
                <text:p>116.1851703266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.3933225154879">
                <text:p>60.3933225154879</text:p>
              </table:table-cell>
              <table:table-cell office:value-type="float" office:value="114.92984282531">
                <text:p>114.929842825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.9697218529039">
                <text:p>59.9697218529039</text:p>
              </table:table-cell>
              <table:table-cell office:value-type="float" office:value="113.735339902172">
                <text:p>113.7353399021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5347655370725">
                <text:p>59.5347655370725</text:p>
              </table:table-cell>
              <table:table-cell office:value-type="float" office:value="112.601430198502">
                <text:p>112.601430198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.0894625201617">
                <text:p>59.0894625201617</text:p>
              </table:table-cell>
              <table:table-cell office:value-type="float" office:value="111.52780196242">
                <text:p>111.527801962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.6348022193597">
                <text:p>58.6348022193597</text:p>
              </table:table-cell>
              <table:table-cell office:value-type="float" office:value="110.514074186526">
                <text:p>110.5140741865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.1717523292555">
                <text:p>58.1717523292555</text:p>
              </table:table-cell>
              <table:table-cell office:value-type="float" office:value="109.55980701347">
                <text:p>109.559807013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7.7012569511435">
                <text:p>57.7012569511435</text:p>
              </table:table-cell>
              <table:table-cell office:value-type="float" office:value="108.664511405315">
                <text:p>108.6645114053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2242350214229">
                <text:p>57.2242350214229</text:p>
              </table:table-cell>
              <table:table-cell office:value-type="float" office:value="107.827658081512">
                <text:p>107.8276580815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6.7415790203535">
                <text:p>56.7415790203535</text:p>
              </table:table-cell>
              <table:table-cell office:value-type="float" office:value="107.048685737722">
                <text:p>107.0486857377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2541539419052">
                <text:p>56.2541539419052</text:p>
              </table:table-cell>
              <table:table-cell office:value-type="float" office:value="106.327008563796">
                <text:p>106.3270085637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5.7627965052341">
                <text:p>55.7627965052341</text:p>
              </table:table-cell>
              <table:table-cell office:value-type="float" office:value="105.662023084056">
                <text:p>105.6620230840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2683145883906">
                <text:p>55.2683145883906</text:p>
              </table:table-cell>
              <table:table-cell office:value-type="float" office:value="105.053114346691">
                <text:p>105.0531143466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.7714868651795">
                <text:p>54.7714868651795</text:p>
              </table:table-cell>
              <table:table-cell office:value-type="float" office:value="104.499661491822">
                <text:p>104.4996614918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4.2730626265871">
                <text:p>54.2730626265871</text:p>
              </table:table-cell>
              <table:table-cell office:value-type="float" office:value="104.001042729598">
                <text:p>104.001042729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.7737617688483">
                <text:p>53.7737617688483</text:p>
              </table:table-cell>
              <table:table-cell office:value-type="float" office:value="103.556639760785">
                <text:p>103.5566397607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.2742749309986">
                <text:p>53.2742749309986</text:p>
              </table:table-cell>
              <table:table-cell office:value-type="float" office:value="103.165841672745">
                <text:p>103.1658416727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.775263765621">
                <text:p>52.775263765621</text:p>
              </table:table-cell>
              <table:table-cell office:value-type="float" office:value="102.82804834362">
                <text:p>102.828048343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.27736132742">
                <text:p>52.27736132742</text:p>
              </table:table-cell>
              <table:table-cell office:value-type="float" office:value="102.542673386963">
                <text:p>102.5426733869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7811725652234">
                <text:p>51.7811725652234</text:p>
              </table:table-cell>
              <table:table-cell office:value-type="float" office:value="102.309146668181">
                <text:p>102.3091466681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2872749039919">
                <text:p>51.2872749039919</text:p>
              </table:table-cell>
              <table:table-cell office:value-type="float" office:value="102.126916422964">
                <text:p>102.1269164229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0.7962189044084">
                <text:p>50.7962189044084</text:p>
              </table:table-cell>
              <table:table-cell office:value-type="float" office:value="101.995451006431">
                <text:p>101.9954510064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0.3085289885915">
                <text:p>50.3085289885915</text:p>
              </table:table-cell>
              <table:table-cell office:value-type="float" office:value="101.914240300176">
                <text:p>101.9142403001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8247042214321">
                <text:p>49.8247042214321</text:p>
              </table:table-cell>
              <table:table-cell office:value-type="float" office:value="101.882796802693">
                <text:p>101.882796802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3452191379784">
                <text:p>49.3452191379784</text:p>
              </table:table-cell>
              <table:table-cell office:value-type="float" office:value="101.900656426881">
                <text:p>101.9006564268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705246081767">
                <text:p>48.8705246081767</text:p>
              </table:table-cell>
              <table:table-cell office:value-type="float" office:value="101.967379026537">
                <text:p>101.9673790265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401048731121">
                <text:p>48.401048731121</text:p>
              </table:table-cell>
              <table:table-cell office:value-type="float" office:value="102.082548671916">
                <text:p>102.0825486719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7.9371977517606">
                <text:p>47.9371977517606</text:p>
              </table:table-cell>
              <table:table-cell office:value-type="float" office:value="102.245773692646">
                <text:p>102.245773692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7.479356993765">
                <text:p>47.479356993765</text:p>
              </table:table-cell>
              <table:table-cell office:value-type="float" office:value="102.456686504492">
                <text:p>102.4566865044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.0278918029411">
                <text:p>47.0278918029411</text:p>
              </table:table-cell>
              <table:table-cell office:value-type="float" office:value="102.714943234771">
                <text:p>102.714943234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.5831484962509">
                <text:p>46.5831484962509</text:p>
              </table:table-cell>
              <table:table-cell office:value-type="float" office:value="103.02022315952">
                <text:p>103.020223159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.1454553120747">
                <text:p>46.1454553120747</text:p>
              </table:table-cell>
              <table:table-cell office:value-type="float" office:value="103.372227963939">
                <text:p>103.3722279639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5.7151233579164">
                <text:p>45.7151233579164</text:p>
              </table:table-cell>
              <table:table-cell office:value-type="float" office:value="103.770680836117">
                <text:p>103.770680836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.2924475522505">
                <text:p>45.2924475522505</text:p>
              </table:table-cell>
              <table:table-cell office:value-type="float" office:value="104.215325402564">
                <text:p>104.2153254025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.8777075576702">
                <text:p>44.8777075576702</text:p>
              </table:table-cell>
              <table:table-cell office:value-type="float" office:value="104.705924512756">
                <text:p>104.7059245127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.4711687029079">
                <text:p>44.4711687029079</text:p>
              </table:table-cell>
              <table:table-cell office:value-type="float" office:value="105.242258878555">
                <text:p>105.2422588785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.0730828916733">
                <text:p>44.0730828916733</text:p>
              </table:table-cell>
              <table:table-cell office:value-type="float" office:value="105.824125573219">
                <text:p>105.8241255732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.6836894965886">
                <text:p>43.6836894965886</text:p>
              </table:table-cell>
              <table:table-cell office:value-type="float" office:value="106.451336393553">
                <text:p>106.4513363935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.3032162367935">
                <text:p>43.3032162367935</text:p>
              </table:table-cell>
              <table:table-cell office:value-type="float" office:value="107.123716087718">
                <text:p>107.1237160877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.9318800380568">
                <text:p>42.9318800380568</text:p>
              </table:table-cell>
              <table:table-cell office:value-type="float" office:value="107.841100450268">
                <text:p>107.8411004502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.5698878744557">
                <text:p>42.5698878744557</text:p>
              </table:table-cell>
              <table:table-cell office:value-type="float" office:value="108.603334285079">
                <text:p>108.6033342850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.2174375908836">
                <text:p>42.2174375908836</text:p>
              </table:table-cell>
              <table:table-cell office:value-type="float" office:value="109.410269236025">
                <text:p>109.410269236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.8747187058118">
                <text:p>41.8747187058118</text:p>
              </table:table-cell>
              <table:table-cell office:value-type="float" office:value="110.261761484553">
                <text:p>110.2617614845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.541913193872">
                <text:p>41.541913193872</text:p>
              </table:table-cell>
              <table:table-cell office:value-type="float" office:value="111.157669312607">
                <text:p>111.1576693126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.2191962479394">
                <text:p>41.2191962479394</text:p>
              </table:table-cell>
              <table:table-cell office:value-type="float" office:value="112.09785052882">
                <text:p>112.097850528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.9067370204851">
                <text:p>40.9067370204851</text:p>
              </table:table-cell>
              <table:table-cell office:value-type="float" office:value="113.082159755341">
                <text:p>113.0821597553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.6046993440346">
                <text:p>40.6046993440346</text:p>
              </table:table-cell>
              <table:table-cell office:value-type="float" office:value="114.110445572288">
                <text:p>114.110445572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.3132424306089">
                <text:p>40.3132424306089</text:p>
              </table:table-cell>
              <table:table-cell office:value-type="float" office:value="115.182547516426">
                <text:p>115.182547516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.0325215500516">
                <text:p>40.0325215500516</text:p>
              </table:table-cell>
              <table:table-cell office:value-type="float" office:value="116.298292930443">
                <text:p>116.2982929304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9.7626886871445">
                <text:p>39.7626886871445</text:p>
              </table:table-cell>
              <table:table-cell office:value-type="float" office:value="117.457493658993">
                <text:p>117.4574936589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.5038931773971">
                <text:p>39.5038931773971</text:p>
              </table:table-cell>
              <table:table-cell office:value-type="float" office:value="118.659942587607">
                <text:p>118.6599425876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.2562823213586">
                <text:p>39.2562823213586</text:p>
              </table:table-cell>
              <table:table-cell office:value-type="float" office:value="119.905410020571">
                <text:p>119.9054100205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.020001977243">
                <text:p>39.020001977243</text:p>
              </table:table-cell>
              <table:table-cell office:value-type="float" office:value="121.193639893974">
                <text:p>121.1936398939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.7951971315841">
                <text:p>38.7951971315841</text:p>
              </table:table-cell>
              <table:table-cell office:value-type="float" office:value="122.52434582038">
                <text:p>122.524345820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5820124475406">
                <text:p>38.5820124475406</text:p>
              </table:table-cell>
              <table:table-cell office:value-type="float" office:value="123.897206961879">
                <text:p>123.8972069618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.3805927903581">
                <text:p>38.3805927903581</text:p>
              </table:table-cell>
              <table:table-cell office:value-type="float" office:value="125.311863728754">
                <text:p>125.3118637287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.1910837293622">
                <text:p>38.1910837293622</text:p>
              </table:table-cell>
              <table:table-cell office:value-type="float" office:value="126.767913301618">
                <text:p>126.767913301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.0136320157011">
                <text:p>38.0136320157011</text:p>
              </table:table-cell>
              <table:table-cell office:value-type="float" office:value="128.2649049756">
                <text:p>128.26490497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8483860348843">
                <text:p>37.8483860348843</text:p>
              </table:table-cell>
              <table:table-cell office:value-type="float" office:value="129.802335326109">
                <text:p>129.802335326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6954962329682">
                <text:p>37.6954962329682</text:p>
              </table:table-cell>
              <table:table-cell office:value-type="float" office:value="131.379643196762">
                <text:p>131.3796431967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5551155150216">
                <text:p>37.5551155150216</text:p>
              </table:table-cell>
              <table:table-cell office:value-type="float" office:value="132.996204511388">
                <text:p>132.9962045113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4273996142679">
                <text:p>37.4273996142679</text:p>
              </table:table-cell>
              <table:table-cell office:value-type="float" office:value="134.651326913473">
                <text:p>134.6513269134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.3125074300362">
                <text:p>37.3125074300362</text:p>
              </table:table-cell>
              <table:table-cell office:value-type="float" office:value="136.344244238165">
                <text:p>136.3442442381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210601332371">
                <text:p>37.210601332371</text:p>
              </table:table-cell>
              <table:table-cell office:value-type="float" office:value="138.074110823894">
                <text:p>138.074110823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1218474308378">
                <text:p>37.1218474308378</text:p>
              </table:table-cell>
              <table:table-cell office:value-type="float" office:value="139.839995672899">
                <text:p>139.8399956728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.0464158047323">
                <text:p>37.0464158047323</text:p>
              </table:table-cell>
              <table:table-cell office:value-type="float" office:value="141.640876472446">
                <text:p>141.6408764724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.9844806915393">
                <text:p>36.9844806915393</text:p>
              </table:table-cell>
              <table:table-cell office:value-type="float" office:value="143.475633491323">
                <text:p>143.4756334913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.9362206301064">
                <text:p>36.9362206301064</text:p>
              </table:table-cell>
              <table:table-cell office:value-type="float" office:value="145.343043369323">
                <text:p>145.3430433693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9018185545913">
                <text:p>36.9018185545913</text:p>
              </table:table-cell>
              <table:table-cell office:value-type="float" office:value="147.241772820849">
                <text:p>147.24177282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8814618348118">
                <text:p>36.8814618348118</text:p>
              </table:table-cell>
              <table:table-cell office:value-type="float" office:value="149.1703722776">
                <text:p>149.17037227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8753422581756">
                <text:p>36.8753422581756</text:p>
              </table:table-cell>
              <table:table-cell office:value-type="float" office:value="151.127269499439">
                <text:p>151.1272694994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8836559478974">
                <text:p>36.8836559478974</text:p>
              </table:table-cell>
              <table:table-cell office:value-type="float" office:value="153.110763187075">
                <text:p>153.1107631870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9066032117229">
                <text:p>36.9066032117229</text:p>
              </table:table-cell>
              <table:table-cell office:value-type="float" office:value="155.119016635117">
                <text:p>155.1190166351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9443883148802">
                <text:p>36.9443883148802</text:p>
              </table:table-cell>
              <table:table-cell office:value-type="float" office:value="157.150051469328">
                <text:p>157.1500514693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9972191704711">
                <text:p>36.9972191704711</text:p>
              </table:table-cell>
              <table:table-cell office:value-type="float" office:value="159.201741517608">
                <text:p>159.201741517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.0653069400065">
                <text:p>37.0653069400065</text:p>
              </table:table-cell>
              <table:table-cell office:value-type="float" office:value="161.271806870241">
                <text:p>161.2718068702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.1488655362892">
                <text:p>37.1488655362892</text:p>
              </table:table-cell>
              <table:table-cell office:value-type="float" office:value="163.357808191338">
                <text:p>163.357808191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.2481110203611">
                <text:p>37.2481110203611</text:p>
              </table:table-cell>
              <table:table-cell office:value-type="float" office:value="165.457141350102">
                <text:p>165.4571413501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3632608837744">
                <text:p>37.3632608837744</text:p>
              </table:table-cell>
              <table:table-cell office:value-type="float" office:value="167.567032447487">
                <text:p>167.5670324474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4945332070322">
                <text:p>37.4945332070322</text:p>
              </table:table-cell>
              <table:table-cell office:value-type="float" office:value="169.684533321006">
                <text:p>169.684533321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6421456846861">
                <text:p>37.6421456846861</text:p>
              </table:table-cell>
              <table:table-cell office:value-type="float" office:value="171.806517617732">
                <text:p>171.8065176177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8063145072945">
                <text:p>37.8063145072945</text:p>
              </table:table-cell>
              <table:table-cell office:value-type="float" office:value="173.929677532873">
                <text:p>173.9296775328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9872530902677">
                <text:p>37.9872530902677</text:p>
              </table:table-cell>
              <table:table-cell office:value-type="float" office:value="176.050521318557">
                <text:p>176.0505213185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.18517063956">
                <text:p>38.18517063956</text:p>
              </table:table-cell>
              <table:table-cell office:value-type="float" office:value="178.165371674483">
                <text:p>178.1653716744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.4002705442634">
                <text:p>38.4002705442634</text:p>
              </table:table-cell>
              <table:table-cell office:value-type="float" office:value="180.270365138756">
                <text:p>180.2703651387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.6327485864237">
                <text:p>38.6327485864237</text:p>
              </table:table-cell>
              <table:table-cell office:value-type="float" office:value="182.361452603253">
                <text:p>182.3614526032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.8827909588863">
                <text:p>38.8827909588863</text:p>
              </table:table-cell>
              <table:table-cell office:value-type="float" office:value="184.434401083139">
                <text:p>184.4344010831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.1505720827084">
                <text:p>39.1505720827084</text:p>
              </table:table-cell>
              <table:table-cell office:value-type="float" office:value="186.484796874353">
                <text:p>186.4847968743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.4362522166988">
                <text:p>39.4362522166988</text:p>
              </table:table-cell>
              <table:table-cell office:value-type="float" office:value="188.508050235712">
                <text:p>188.508050235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.7399748529926">
                <text:p>39.7399748529926</text:p>
              </table:table-cell>
              <table:table-cell office:value-type="float" office:value="190.499401733524">
                <text:p>190.4994017335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0618638942829">
                <text:p>40.0618638942829</text:p>
              </table:table-cell>
              <table:table-cell office:value-type="float" office:value="192.4539303858">
                <text:p>192.45393038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4020206104615">
                <text:p>40.4020206104615</text:p>
              </table:table-cell>
              <table:table-cell office:value-type="float" office:value="194.366563740054">
                <text:p>194.3665637400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7605203749897">
                <text:p>40.7605203749897</text:p>
              </table:table-cell>
              <table:table-cell office:value-type="float" office:value="196.232090012846">
                <text:p>196.2320900128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1374091843791">
                <text:p>41.1374091843791</text:p>
              </table:table-cell>
              <table:table-cell office:value-type="float" office:value="198.045172410293">
                <text:p>198.0451724102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5326999677344">
                <text:p>41.5326999677344</text:p>
              </table:table-cell>
              <table:table-cell office:value-type="float" office:value="199.800365736375">
                <text:p>199.8003657363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9463686974168">
                <text:p>41.9463686974168</text:p>
              </table:table-cell>
              <table:table-cell office:value-type="float" office:value="201.492135379621">
                <text:p>201.4921353796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.378350316547">
                <text:p>42.378350316547</text:p>
              </table:table-cell>
              <table:table-cell office:value-type="float" office:value="203.114878748339">
                <text:p>203.1148787483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.8285345042706">
                <text:p>42.8285345042706</text:p>
              </table:table-cell>
              <table:table-cell office:value-type="float" office:value="204.662949199656">
                <text:p>204.6629491996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.2967613054512">
                <text:p>43.2967613054512</text:p>
              </table:table-cell>
              <table:table-cell office:value-type="float" office:value="206.130682478095">
                <text:p>206.1306824780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3.7828166576844">
                <text:p>43.7828166576844</text:p>
              </table:table-cell>
              <table:table-cell office:value-type="float" office:value="207.512425645016">
                <text:p>207.5124256450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2864278551953">
                <text:p>44.2864278551953</text:p>
              </table:table-cell>
              <table:table-cell office:value-type="float" office:value="208.80256844106">
                <text:p>208.80256844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.8072589961883">
                <text:p>44.8072589961883</text:p>
              </table:table-cell>
              <table:table-cell office:value-type="float" office:value="209.995576979868">
                <text:p>209.9955769798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5.3449064674608">
                <text:p>45.3449064674608</text:p>
              </table:table-cell>
              <table:table-cell office:value-type="float" office:value="211.086029623071">
                <text:p>211.0860296230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5.8988945274062">
                <text:p>45.8988945274062</text:p>
              </table:table-cell>
              <table:table-cell office:value-type="float" office:value="212.068654834378">
                <text:p>212.0686548343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.4686710557464">
                <text:p>46.4686710557464</text:p>
              </table:table-cell>
              <table:table-cell office:value-type="float" office:value="212.938370755285">
                <text:p>212.9383707552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.0536035452288">
                <text:p>47.0536035452288</text:p>
              </table:table-cell>
              <table:table-cell office:value-type="float" office:value="213.690326187276">
                <text:p>213.6903261872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.6529754168453">
                <text:p>47.6529754168453</text:p>
              </table:table-cell>
              <table:table-cell office:value-type="float" office:value="214.319942606773">
                <text:p>214.3199426067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.265982745616">
                <text:p>48.265982745616</text:p>
              </table:table-cell>
              <table:table-cell office:value-type="float" office:value="214.822956780731">
                <text:p>214.8229567807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.8917314883157">
                <text:p>48.8917314883157</text:p>
              </table:table-cell>
              <table:table-cell office:value-type="float" office:value="215.195463494427">
                <text:p>215.1954634944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.5292353074008">
                <text:p>49.5292353074008</text:p>
              </table:table-cell>
              <table:table-cell office:value-type="float" office:value="215.433957850475">
                <text:p>215.4339578504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.177414086495">
                <text:p>50.177414086495</text:p>
              </table:table-cell>
              <table:table-cell office:value-type="float" office:value="215.535376551418">
                <text:p>215.5353765514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.8350932318019">
                <text:p>50.8350932318019</text:p>
              </table:table-cell>
              <table:table-cell office:value-type="float" office:value="215.49713753948">
                <text:p>215.497137539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5010038504491">
                <text:p>51.5010038504491</text:p>
              </table:table-cell>
              <table:table-cell office:value-type="float" office:value="215.317177338448">
                <text:p>215.3171773384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.1737838907706">
                <text:p>52.1737838907706</text:p>
              </table:table-cell>
              <table:table-cell office:value-type="float" office:value="214.993985426195">
                <text:p>214.9939854261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.8519803207359">
                <text:p>52.8519803207359</text:p>
              </table:table-cell>
              <table:table-cell office:value-type="float" office:value="214.526634964063">
                <text:p>214.5266349640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3.5340524089927">
                <text:p>53.5340524089927</text:p>
              </table:table-cell>
              <table:table-cell office:value-type="float" office:value="213.914809222872">
                <text:p>213.914809222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.2183761583223">
                <text:p>54.2183761583223</text:p>
              </table:table-cell>
              <table:table-cell office:value-type="float" office:value="213.158823076018">
                <text:p>213.1588230760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4.9032499237728">
                <text:p>54.9032499237728</text:p>
              </table:table-cell>
              <table:table-cell office:value-type="float" office:value="212.259638978818">
                <text:p>212.2596389788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.5869012275763">
                <text:p>55.5869012275763</text:p>
              </table:table-cell>
              <table:table-cell office:value-type="float" office:value="211.218876920175">
                <text:p>211.2188769201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.2674947605013">
                <text:p>56.2674947605013</text:p>
              </table:table-cell>
              <table:table-cell office:value-type="float" office:value="210.038817917423">
                <text:p>210.0388179174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.9431415350204">
                <text:p>56.9431415350204</text:p>
              </table:table-cell>
              <table:table-cell office:value-type="float" office:value="208.722400726624">
                <text:p>208.722400726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.6119091301908">
                <text:p>57.6119091301908</text:p>
              </table:table-cell>
              <table:table-cell office:value-type="float" office:value="207.273211556849">
                <text:p>207.2732115568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8.2718329421523">
                <text:p>58.2718329421523</text:p>
              </table:table-cell>
              <table:table-cell office:value-type="float" office:value="205.695466705356">
                <text:p>205.6954667053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8.9209283284503">
                <text:p>58.9209283284503</text:p>
              </table:table-cell>
              <table:table-cell office:value-type="float" office:value="203.993988167811">
                <text:p>203.993988167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5572035098508">
                <text:p>59.5572035098508</text:p>
              </table:table-cell>
              <table:table-cell office:value-type="float" office:value="202.174172419931">
                <text:p>202.1741724199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0.1786730708052">
                <text:p>60.1786730708052</text:p>
              </table:table-cell>
              <table:table-cell office:value-type="float" office:value="200.241952709678">
                <text:p>200.241952709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0.7833718801161">
                <text:p>60.7833718801161</text:p>
              </table:table-cell>
              <table:table-cell office:value-type="float" office:value="198.203755337987">
                <text:p>198.2037553379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.3693692374615">
                <text:p>61.3693692374615</text:p>
              </table:table-cell>
              <table:table-cell office:value-type="float" office:value="196.066450536142">
                <text:p>196.0664505361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.9347830399439">
                <text:p>61.9347830399439</text:p>
              </table:table-cell>
              <table:table-cell office:value-type="float" office:value="193.837298664918">
                <text:p>193.8372986649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4777937563177">
                <text:p>62.4777937563177</text:p>
              </table:table-cell>
              <table:table-cell office:value-type="float" office:value="191.523892560303">
                <text:p>191.5238925603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9966579953861">
                <text:p>62.9966579953861</text:p>
              </table:table-cell>
              <table:table-cell office:value-type="float" office:value="189.134096929529">
                <text:p>189.1340969295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.4897214594316">
                <text:p>63.4897214594316</text:p>
              </table:table-cell>
              <table:table-cell office:value-type="float" office:value="186.675985756469">
                <text:p>186.6759857564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3.9554310834173">
                <text:p>63.9554310834173</text:p>
              </table:table-cell>
              <table:table-cell office:value-type="float" office:value="184.15777870545">
                <text:p>184.15777870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.3923461758091">
                <text:p>64.3923461758091</text:p>
              </table:table-cell>
              <table:table-cell office:value-type="float" office:value="181.587777516251">
                <text:p>181.5877775162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.7991483967593">
                <text:p>64.7991483967593</text:p>
              </table:table-cell>
              <table:table-cell office:value-type="float" office:value="178.974303360941">
                <text:p>178.9743033609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5.1746504333949">
                <text:p>65.1746504333949</text:p>
              </table:table-cell>
              <table:table-cell office:value-type="float" office:value="176.325636086296">
                <text:p>176.3256360862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5.5178032592672">
                <text:p>65.5178032592672</text:p>
              </table:table-cell>
              <table:table-cell office:value-type="float" office:value="173.64995619624">
                <text:p>173.649956196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.8277018946983">
                <text:p>65.8277018946983</text:p>
              </table:table-cell>
              <table:table-cell office:value-type="float" office:value="170.955290340007">
                <text:p>170.9552903400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6.1035896158221">
                <text:p>66.1035896158221</text:p>
              </table:table-cell>
              <table:table-cell office:value-type="float" office:value="168.249460967183">
                <text:p>168.249460967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.344860591519">
                <text:p>66.344860591519</text:p>
              </table:table-cell>
              <table:table-cell office:value-type="float" office:value="165.540040694685">
                <text:p>165.5400406946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6.5510609582141">
                <text:p>66.5510609582141</text:p>
              </table:table-cell>
              <table:table-cell office:value-type="float" office:value="162.834311807216">
                <text:p>162.834311807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.7218883717018">
                <text:p>66.7218883717018</text:p>
              </table:table-cell>
              <table:table-cell office:value-type="float" office:value="160.139231186406">
                <text:p>160.1392311864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.8571901019807">
                <text:p>66.8571901019807</text:p>
              </table:table-cell>
              <table:table-cell office:value-type="float" office:value="157.461400838576">
                <text:p>157.4614008385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6.956959760839">
                <text:p>66.956959760839</text:p>
              </table:table-cell>
              <table:table-cell office:value-type="float" office:value="154.807044070916">
                <text:p>154.8070440709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7.021332772124">
                <text:p>67.021332772124</text:p>
              </table:table-cell>
              <table:table-cell office:value-type="float" office:value="152.181987253911">
                <text:p>152.1819872539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7.0505807108938">
                <text:p>67.0505807108938</text:p>
              </table:table-cell>
              <table:table-cell office:value-type="float" office:value="149.591647006939">
                <text:p>149.5916470069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7.0451046498298">
                <text:p>67.0451046498298</text:p>
              </table:table-cell>
              <table:table-cell office:value-type="float" office:value="147.041022555972">
                <text:p>147.0410225559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7.0054276593516">
                <text:p>67.0054276593516</text:p>
              </table:table-cell>
              <table:table-cell office:value-type="float" office:value="144.534692938687">
                <text:p>144.5346929386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6.932186611965">
                <text:p>66.932186611965</text:p>
              </table:table-cell>
              <table:table-cell office:value-type="float" office:value="142.076818673652">
                <text:p>142.076818673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6.8261234417459">
                <text:p>66.8261234417459</text:p>
              </table:table-cell>
              <table:table-cell office:value-type="float" office:value="139.671147466635">
                <text:p>139.6711474666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6.6880760068646">
                <text:p>66.6880760068646</text:p>
              </table:table-cell>
              <table:table-cell office:value-type="float" office:value="137.321023498112">
                <text:p>137.321023498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.5189686971352">
                <text:p>66.5189686971352</text:p>
              </table:table-cell>
              <table:table-cell office:value-type="float" office:value="135.029399820635">
                <text:p>135.0293998206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6.3198029201935">
                <text:p>66.3198029201935</text:p>
              </table:table-cell>
              <table:table-cell office:value-type="float" office:value="132.798853391805">
                <text:p>132.7988533918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6.0916475895821">
                <text:p>66.0916475895821</text:p>
              </table:table-cell>
              <table:table-cell office:value-type="float" office:value="130.631602276423">
                <text:p>130.6316022764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5.8356297262378">
                <text:p>65.8356297262378</text:p>
              </table:table-cell>
              <table:table-cell office:value-type="float" office:value="128.529524568528">
                <text:p>128.529524568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5.5529252721273">
                <text:p>65.5529252721273</text:p>
              </table:table-cell>
              <table:table-cell office:value-type="float" office:value="126.494178608571">
                <text:p>126.4941786085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5.2447502015008">
                <text:p>65.2447502015008</text:p>
              </table:table-cell>
              <table:table-cell office:value-type="float" office:value="124.526824101313">
                <text:p>124.526824101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4.9123520018311">
                <text:p>64.9123520018311</text:p>
              </table:table-cell>
              <table:table-cell office:value-type="float" office:value="122.628443774502">
                <text:p>122.6284437745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4.5570015833216">
                <text:p>64.5570015833216</text:p>
              </table:table-cell>
              <table:table-cell office:value-type="float" office:value="120.7997652555">
                <text:p>120.79976525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4.1799856631948">
                <text:p>64.1799856631948</text:p>
              </table:table-cell>
              <table:table-cell office:value-type="float" office:value="119.041282881411">
                <text:p>119.041282881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.7825996590304">
                <text:p>63.7825996590304</text:p>
              </table:table-cell>
              <table:table-cell office:value-type="float" office:value="117.353279196824">
                <text:p>117.353279196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3661411143966">
                <text:p>63.3661411143966</text:p>
              </table:table-cell>
              <table:table-cell office:value-type="float" office:value="115.73584593098">
                <text:p>115.735845930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931903670016">
                <text:p>62.931903670016</text:p>
              </table:table-cell>
              <table:table-cell office:value-type="float" office:value="114.188904282273">
                <text:p>114.1889042822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.4811715848108">
                <text:p>62.4811715848108</text:p>
              </table:table-cell>
              <table:table-cell office:value-type="float" office:value="112.71222437191">
                <text:p>112.712224371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.0152148034039">
                <text:p>62.0152148034039</text:p>
              </table:table-cell>
              <table:table-cell office:value-type="float" office:value="111.305443759818">
                <text:p>111.3054437598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.5352845600124">
                <text:p>61.5352845600124</text:p>
              </table:table-cell>
              <table:table-cell office:value-type="float" office:value="109.968084944256">
                <text:p>109.968084944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.0426095031249">
                <text:p>61.0426095031249</text:p>
              </table:table-cell>
              <table:table-cell office:value-type="float" office:value="108.699571791904">
                <text:p>108.6995717919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0.5383923208412">
                <text:p>60.5383923208412</text:p>
              </table:table-cell>
              <table:table-cell office:value-type="float" office:value="107.499244867449">
                <text:p>107.4992448674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.0238068432119">
                <text:p>60.0238068432119</text:p>
              </table:table-cell>
              <table:table-cell office:value-type="float" office:value="106.366375650842">
                <text:p>106.3663756508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.4999955952513">
                <text:p>59.4999955952513</text:p>
              </table:table-cell>
              <table:table-cell office:value-type="float" office:value="105.300179646705">
                <text:p>105.3001796467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.9680677724254">
                <text:p>58.9680677724254</text:p>
              </table:table-cell>
              <table:table-cell office:value-type="float" office:value="104.299828403882">
                <text:p>104.2998284038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.4290976092471">
                <text:p>58.4290976092471</text:p>
              </table:table-cell>
              <table:table-cell office:value-type="float" office:value="103.364460474104">
                <text:p>103.364460474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7.8841231110435">
                <text:p>57.8841231110435</text:p>
              </table:table-cell>
              <table:table-cell office:value-type="float" office:value="102.493191347441">
                <text:p>102.4931913474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7.3341451189119">
                <text:p>57.3341451189119</text:p>
              </table:table-cell>
              <table:table-cell office:value-type="float" office:value="101.685122408814">
                <text:p>101.6851224088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6.7801266782688">
                <text:p>56.7801266782688</text:p>
              </table:table-cell>
              <table:table-cell office:value-type="float" office:value="100.939348964633">
                <text:p>100.9393489646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.2229926821275">
                <text:p>56.2229926821275</text:p>
              </table:table-cell>
              <table:table-cell office:value-type="float" office:value="100.254967391831">
                <text:p>100.2549673918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.6636297612673">
                <text:p>55.6636297612673</text:p>
              </table:table-cell>
              <table:table-cell office:value-type="float" office:value="99.6310814634047">
                <text:p>99.63108146340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.102886394688">
                <text:p>55.102886394688</text:p>
              </table:table-cell>
              <table:table-cell office:value-type="float" office:value="99.0668079052813">
                <text:p>99.06680790528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4.5415732151452">
                <text:p>54.5415732151452</text:p>
              </table:table-cell>
              <table:table-cell office:value-type="float" office:value="98.5612812390562">
                <text:p>98.56128123905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.9804634860665">
                <text:p>53.9804634860665</text:p>
              </table:table-cell>
              <table:table-cell office:value-type="float" office:value="98.1136579641306">
                <text:p>98.11365796413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3.420293727728">
                <text:p>53.420293727728</text:p>
              </table:table-cell>
              <table:table-cell office:value-type="float" office:value="97.7231201311199">
                <text:p>97.72312013111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.861764472175">
                <text:p>52.861764472175</text:p>
              </table:table-cell>
              <table:table-cell office:value-type="float" office:value="97.3888783562814">
                <text:p>97.38887835628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3055411279856">
                <text:p>52.3055411279856</text:p>
              </table:table-cell>
              <table:table-cell office:value-type="float" office:value="97.1101743242165">
                <text:p>97.1101743242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